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.7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shapes>
          <draw:frame draw:z-index="0" draw:style-name="gr1" draw:text-style-name="P1" svg:width="159.97mm" svg:height="90.04mm" svg:x="361.52mm" svg:y="0mm">
            <draw:object draw:notify-on-update-of-ranges="工作表1.G1:工作表1.G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7.22mm" svg:height="172.92mm" svg:x="202.65mm" svg:y="0mm">
            <draw:object draw:notify-on-update-of-ranges="工作表1.G1:工作表1.G5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number-columns-repeated="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1.125" calcext:value-type="float">
            <text:p>1.1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([.$A$1]+[.$C$1]^([.$E1]/[.$M$1])-[.$O$1]-[.$I$1]^([.$E1]/100)*[.$E1]/1000)*1000" office:value-type="float" office:value="1000000" calcext:value-type="float">
            <text:p>1000000</text:p>
          </table:table-cell>
          <table:table-cell/>
          <table:table-cell office:value-type="float" office:value="1.28" calcext:value-type="float">
            <text:p>1.28</text:p>
          </table:table-cell>
          <table:table-cell/>
          <table:table-cell table:formula="of:=[.$I$1]^([.$E1]/100)" office:value-type="float" office:value="1" calcext:value-type="float">
            <text:p>1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([.$A$1]+[.$C$1]^([.$E2]/[.$M$1])-[.$O$1]-[.$I$1]^([.$E2]/100)*[.$E2]/1000)*1000" office:value-type="float" office:value="1000008.46470406" calcext:value-type="float">
            <text:p>1000008.46470406</text:p>
          </table:table-cell>
          <table:table-cell table:number-columns-repeated="3"/>
          <table:table-cell table:formula="of:=[.$I$1]^([.$E2]/100)" office:value-type="float" office:value="1.00247165028304" calcext:value-type="float">
            <text:p>1.002471650283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formula="of:=([.$A$1]+[.$C$1]^([.$E3]/[.$M$1])-[.$O$1]-[.$I$1]^([.$E3]/100)*[.$E3]/1000)*1000" office:value-type="float" office:value="1000017.01408003" calcext:value-type="float">
            <text:p>1000017.01408003</text:p>
          </table:table-cell>
          <table:table-cell table:number-columns-repeated="3"/>
          <table:table-cell table:formula="of:=[.$I$1]^([.$E3]/100)" office:value-type="float" office:value="1.0049494096212" calcext:value-type="float">
            <text:p>1.00494940962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formula="of:=([.$A$1]+[.$C$1]^([.$E4]/[.$M$1])-[.$O$1]-[.$I$1]^([.$E4]/100)*[.$E4]/1000)*1000" office:value-type="float" office:value="1000025.64895803" calcext:value-type="float">
            <text:p>1000025.64895803</text:p>
          </table:table-cell>
          <table:table-cell table:number-columns-repeated="3"/>
          <table:table-cell table:formula="of:=[.$I$1]^([.$E4]/100)" office:value-type="float" office:value="1.00743329311393" calcext:value-type="float">
            <text:p>1.007433293113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table:formula="of:=([.$A$1]+[.$C$1]^([.$E5]/[.$M$1])-[.$O$1]-[.$I$1]^([.$E5]/100)*[.$E5]/1000)*1000" office:value-type="float" office:value="1000034.3701762" calcext:value-type="float">
            <text:p>1000034.3701762</text:p>
          </table:table-cell>
          <table:table-cell table:number-columns-repeated="3"/>
          <table:table-cell table:formula="of:=[.$I$1]^([.$E5]/100)" office:value-type="float" office:value="1.009923315898" calcext:value-type="float">
            <text:p>1.00992331589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table:formula="of:=([.$A$1]+[.$C$1]^([.$E6]/[.$M$1])-[.$O$1]-[.$I$1]^([.$E6]/100)*[.$E6]/1000)*1000" office:value-type="float" office:value="1000043.17858069" calcext:value-type="float">
            <text:p>1000043.17858069</text:p>
          </table:table-cell>
          <table:table-cell table:number-columns-repeated="3"/>
          <table:table-cell table:formula="of:=[.$I$1]^([.$E6]/100)" office:value-type="float" office:value="1.01241949314758" calcext:value-type="float">
            <text:p>1.0124194931475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formula="of:=([.$A$1]+[.$C$1]^([.$E7]/[.$M$1])-[.$O$1]-[.$I$1]^([.$E7]/100)*[.$E7]/1000)*1000" office:value-type="float" office:value="1000052.07502581" calcext:value-type="float">
            <text:p>1000052.07502581</text:p>
          </table:table-cell>
          <table:table-cell table:number-columns-repeated="3"/>
          <table:table-cell table:formula="of:=[.$I$1]^([.$E7]/100)" office:value-type="float" office:value="1.01492184007437" calcext:value-type="float">
            <text:p>1.014921840074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formula="of:=([.$A$1]+[.$C$1]^([.$E8]/[.$M$1])-[.$O$1]-[.$I$1]^([.$E8]/100)*[.$E8]/1000)*1000" office:value-type="float" office:value="1000061.06037404" calcext:value-type="float">
            <text:p>1000061.06037404</text:p>
          </table:table-cell>
          <table:table-cell table:number-columns-repeated="3"/>
          <table:table-cell table:formula="of:=[.$I$1]^([.$E8]/100)" office:value-type="float" office:value="1.01743037192766" calcext:value-type="float">
            <text:p>1.0174303719276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formula="of:=([.$A$1]+[.$C$1]^([.$E9]/[.$M$1])-[.$O$1]-[.$I$1]^([.$E9]/100)*[.$E9]/1000)*1000" office:value-type="float" office:value="1000070.13549616" calcext:value-type="float">
            <text:p>1000070.13549616</text:p>
          </table:table-cell>
          <table:table-cell table:number-columns-repeated="3"/>
          <table:table-cell table:formula="of:=[.$I$1]^([.$E9]/100)" office:value-type="float" office:value="1.0199451039944" calcext:value-type="float">
            <text:p>1.019945103994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formula="of:=([.$A$1]+[.$C$1]^([.$E10]/[.$M$1])-[.$O$1]-[.$I$1]^([.$E10]/100)*[.$E10]/1000)*1000" office:value-type="float" office:value="1000079.3012713" calcext:value-type="float">
            <text:p>1000079.3012713</text:p>
          </table:table-cell>
          <table:table-cell table:number-columns-repeated="3"/>
          <table:table-cell table:formula="of:=[.$I$1]^([.$E10]/100)" office:value-type="float" office:value="1.02246605159937" calcext:value-type="float">
            <text:p>1.0224660515993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/>
          <table:table-cell table:formula="of:=([.$A$1]+[.$C$1]^([.$E11]/[.$M$1])-[.$O$1]-[.$I$1]^([.$E11]/100)*[.$E11]/1000)*1000" office:value-type="float" office:value="1000088.55858704" calcext:value-type="float">
            <text:p>1000088.558587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table:formula="of:=([.$A$1]+[.$C$1]^([.$E12]/[.$M$1])-[.$O$1]-[.$I$1]^([.$E12]/100)*[.$E12]/1000)*1000" office:value-type="float" office:value="1000097.90833947" calcext:value-type="float">
            <text:p>1000097.9083394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table:formula="of:=([.$A$1]+[.$C$1]^([.$E13]/[.$M$1])-[.$O$1]-[.$I$1]^([.$E13]/100)*[.$E13]/1000)*1000" office:value-type="float" office:value="1000107.35143327" calcext:value-type="float">
            <text:p>1000107.3514332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/>
          <table:table-cell table:formula="of:=([.$A$1]+[.$C$1]^([.$E14]/[.$M$1])-[.$O$1]-[.$I$1]^([.$E14]/100)*[.$E14]/1000)*1000" office:value-type="float" office:value="1000116.88878183" calcext:value-type="float">
            <text:p>1000116.8887818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/>
          <table:table-cell table:formula="of:=([.$A$1]+[.$C$1]^([.$E15]/[.$M$1])-[.$O$1]-[.$I$1]^([.$E15]/100)*[.$E15]/1000)*1000" office:value-type="float" office:value="1000126.52130727" calcext:value-type="float">
            <text:p>1000126.5213072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table:formula="of:=([.$A$1]+[.$C$1]^([.$E16]/[.$M$1])-[.$O$1]-[.$I$1]^([.$E16]/100)*[.$E16]/1000)*1000" office:value-type="float" office:value="1000136.24994058" calcext:value-type="float">
            <text:p>1000136.2499405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table:formula="of:=([.$A$1]+[.$C$1]^([.$E17]/[.$M$1])-[.$O$1]-[.$I$1]^([.$E17]/100)*[.$E17]/1000)*1000" office:value-type="float" office:value="1000146.07562169" calcext:value-type="float">
            <text:p>1000146.0756216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/>
          <table:table-cell table:formula="of:=([.$A$1]+[.$C$1]^([.$E18]/[.$M$1])-[.$O$1]-[.$I$1]^([.$E18]/100)*[.$E18]/1000)*1000" office:value-type="float" office:value="1000155.99929952" calcext:value-type="float">
            <text:p>1000155.999299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/>
          <table:table-cell table:formula="of:=([.$A$1]+[.$C$1]^([.$E19]/[.$M$1])-[.$O$1]-[.$I$1]^([.$E19]/100)*[.$E19]/1000)*1000" office:value-type="float" office:value="1000166.02193211" calcext:value-type="float">
            <text:p>1000166.0219321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/>
          <table:table-cell table:formula="of:=([.$A$1]+[.$C$1]^([.$E20]/[.$M$1])-[.$O$1]-[.$I$1]^([.$E20]/100)*[.$E20]/1000)*1000" office:value-type="float" office:value="1000176.14448668" calcext:value-type="float">
            <text:p>1000176.144486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table:formula="of:=([.$A$1]+[.$C$1]^([.$E21]/[.$M$1])-[.$O$1]-[.$I$1]^([.$E21]/100)*[.$E21]/1000)*1000" office:value-type="float" office:value="1000186.36793975" calcext:value-type="float">
            <text:p>1000186.3679397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/>
          <table:table-cell table:formula="of:=([.$A$1]+[.$C$1]^([.$E22]/[.$M$1])-[.$O$1]-[.$I$1]^([.$E22]/100)*[.$E22]/1000)*1000" office:value-type="float" office:value="1000196.69327717" calcext:value-type="float">
            <text:p>1000196.6932771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/>
          <table:table-cell table:formula="of:=([.$A$1]+[.$C$1]^([.$E23]/[.$M$1])-[.$O$1]-[.$I$1]^([.$E23]/100)*[.$E23]/1000)*1000" office:value-type="float" office:value="1000207.12149426" calcext:value-type="float">
            <text:p>1000207.1214942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/>
          <table:table-cell table:formula="of:=([.$A$1]+[.$C$1]^([.$E24]/[.$M$1])-[.$O$1]-[.$I$1]^([.$E24]/100)*[.$E24]/1000)*1000" office:value-type="float" office:value="1000217.6535959" calcext:value-type="float">
            <text:p>1000217.653595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table:formula="of:=([.$A$1]+[.$C$1]^([.$E25]/[.$M$1])-[.$O$1]-[.$I$1]^([.$E25]/100)*[.$E25]/1000)*1000" office:value-type="float" office:value="1000228.29059657" calcext:value-type="float">
            <text:p>1000228.2905965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table:formula="of:=([.$A$1]+[.$C$1]^([.$E26]/[.$M$1])-[.$O$1]-[.$I$1]^([.$E26]/100)*[.$E26]/1000)*1000" office:value-type="float" office:value="1000239.03352052" calcext:value-type="float">
            <text:p>1000239.033520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/>
          <table:table-cell table:formula="of:=([.$A$1]+[.$C$1]^([.$E27]/[.$M$1])-[.$O$1]-[.$I$1]^([.$E27]/100)*[.$E27]/1000)*1000" office:value-type="float" office:value="1000249.88340177" calcext:value-type="float">
            <text:p>1000249.8834017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/>
          <table:table-cell table:formula="of:=([.$A$1]+[.$C$1]^([.$E28]/[.$M$1])-[.$O$1]-[.$I$1]^([.$E28]/100)*[.$E28]/1000)*1000" office:value-type="float" office:value="1000260.84128429" calcext:value-type="float">
            <text:p>1000260.8412842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/>
          <table:table-cell table:formula="of:=([.$A$1]+[.$C$1]^([.$E29]/[.$M$1])-[.$O$1]-[.$I$1]^([.$E29]/100)*[.$E29]/1000)*1000" office:value-type="float" office:value="1000271.90822204" calcext:value-type="float">
            <text:p>1000271.908222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/>
          <table:table-cell table:formula="of:=([.$A$1]+[.$C$1]^([.$E30]/[.$M$1])-[.$O$1]-[.$I$1]^([.$E30]/100)*[.$E30]/1000)*1000" office:value-type="float" office:value="1000283.08527908" calcext:value-type="float">
            <text:p>1000283.085279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/>
          <table:table-cell table:formula="of:=([.$A$1]+[.$C$1]^([.$E31]/[.$M$1])-[.$O$1]-[.$I$1]^([.$E31]/100)*[.$E31]/1000)*1000" office:value-type="float" office:value="1000294.37352967" calcext:value-type="float">
            <text:p>1000294.373529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/>
          <table:table-cell table:formula="of:=([.$A$1]+[.$C$1]^([.$E32]/[.$M$1])-[.$O$1]-[.$I$1]^([.$E32]/100)*[.$E32]/1000)*1000" office:value-type="float" office:value="1000305.77405838" calcext:value-type="float">
            <text:p>1000305.7740583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/>
          <table:table-cell table:formula="of:=([.$A$1]+[.$C$1]^([.$E33]/[.$M$1])-[.$O$1]-[.$I$1]^([.$E33]/100)*[.$E33]/1000)*1000" office:value-type="float" office:value="1000317.28796015" calcext:value-type="float">
            <text:p>1000317.2879601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/>
          <table:table-cell table:formula="of:=([.$A$1]+[.$C$1]^([.$E34]/[.$M$1])-[.$O$1]-[.$I$1]^([.$E34]/100)*[.$E34]/1000)*1000" office:value-type="float" office:value="1000328.91634042" calcext:value-type="float">
            <text:p>1000328.9163404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table:formula="of:=([.$A$1]+[.$C$1]^([.$E35]/[.$M$1])-[.$O$1]-[.$I$1]^([.$E35]/100)*[.$E35]/1000)*1000" office:value-type="float" office:value="1000340.66031522" calcext:value-type="float">
            <text:p>1000340.6603152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/>
          <table:table-cell table:formula="of:=([.$A$1]+[.$C$1]^([.$E36]/[.$M$1])-[.$O$1]-[.$I$1]^([.$E36]/100)*[.$E36]/1000)*1000" office:value-type="float" office:value="1000352.52101126" calcext:value-type="float">
            <text:p>1000352.5210112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/>
          <table:table-cell table:formula="of:=([.$A$1]+[.$C$1]^([.$E37]/[.$M$1])-[.$O$1]-[.$I$1]^([.$E37]/100)*[.$E37]/1000)*1000" office:value-type="float" office:value="1000364.49956608" calcext:value-type="float">
            <text:p>1000364.499566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/>
          <table:table-cell table:formula="of:=([.$A$1]+[.$C$1]^([.$E38]/[.$M$1])-[.$O$1]-[.$I$1]^([.$E38]/100)*[.$E38]/1000)*1000" office:value-type="float" office:value="1000376.59712808" calcext:value-type="float">
            <text:p>1000376.597128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/>
          <table:table-cell table:formula="of:=([.$A$1]+[.$C$1]^([.$E39]/[.$M$1])-[.$O$1]-[.$I$1]^([.$E39]/100)*[.$E39]/1000)*1000" office:value-type="float" office:value="1000388.81485666" calcext:value-type="float">
            <text:p>1000388.8148566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/>
          <table:table-cell table:formula="of:=([.$A$1]+[.$C$1]^([.$E40]/[.$M$1])-[.$O$1]-[.$I$1]^([.$E40]/100)*[.$E40]/1000)*1000" office:value-type="float" office:value="1000401.15392235" calcext:value-type="float">
            <text:p>1000401.1539223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/>
          <table:table-cell table:formula="of:=([.$A$1]+[.$C$1]^([.$E41]/[.$M$1])-[.$O$1]-[.$I$1]^([.$E41]/100)*[.$E41]/1000)*1000" office:value-type="float" office:value="1000413.61550687" calcext:value-type="float">
            <text:p>1000413.6155068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/>
          <table:table-cell table:formula="of:=([.$A$1]+[.$C$1]^([.$E42]/[.$M$1])-[.$O$1]-[.$I$1]^([.$E42]/100)*[.$E42]/1000)*1000" office:value-type="float" office:value="1000426.20080325" calcext:value-type="float">
            <text:p>1000426.2008032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/>
          <table:table-cell table:formula="of:=([.$A$1]+[.$C$1]^([.$E43]/[.$M$1])-[.$O$1]-[.$I$1]^([.$E43]/100)*[.$E43]/1000)*1000" office:value-type="float" office:value="1000438.91101597" calcext:value-type="float">
            <text:p>1000438.9110159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/>
          <table:table-cell table:formula="of:=([.$A$1]+[.$C$1]^([.$E44]/[.$M$1])-[.$O$1]-[.$I$1]^([.$E44]/100)*[.$E44]/1000)*1000" office:value-type="float" office:value="1000451.74736101" calcext:value-type="float">
            <text:p>1000451.7473610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/>
          <table:table-cell table:formula="of:=([.$A$1]+[.$C$1]^([.$E45]/[.$M$1])-[.$O$1]-[.$I$1]^([.$E45]/100)*[.$E45]/1000)*1000" office:value-type="float" office:value="1000464.71106603" calcext:value-type="float">
            <text:p>1000464.7110660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/>
          <table:table-cell table:formula="of:=([.$A$1]+[.$C$1]^([.$E46]/[.$M$1])-[.$O$1]-[.$I$1]^([.$E46]/100)*[.$E46]/1000)*1000" office:value-type="float" office:value="1000477.8033704" calcext:value-type="float">
            <text:p>1000477.80337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/>
          <table:table-cell table:formula="of:=([.$A$1]+[.$C$1]^([.$E47]/[.$M$1])-[.$O$1]-[.$I$1]^([.$E47]/100)*[.$E47]/1000)*1000" office:value-type="float" office:value="1000491.02552538" calcext:value-type="float">
            <text:p>1000491.0255253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/>
          <table:table-cell table:formula="of:=([.$A$1]+[.$C$1]^([.$E48]/[.$M$1])-[.$O$1]-[.$I$1]^([.$E48]/100)*[.$E48]/1000)*1000" office:value-type="float" office:value="1000504.37879421" calcext:value-type="float">
            <text:p>1000504.3787942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/>
          <table:table-cell table:formula="of:=([.$A$1]+[.$C$1]^([.$E49]/[.$M$1])-[.$O$1]-[.$I$1]^([.$E49]/100)*[.$E49]/1000)*1000" office:value-type="float" office:value="1000517.8644522" calcext:value-type="float">
            <text:p>1000517.864452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/>
          <table:table-cell table:formula="of:=([.$A$1]+[.$C$1]^([.$E50]/[.$M$1])-[.$O$1]-[.$I$1]^([.$E50]/100)*[.$E50]/1000)*1000" office:value-type="float" office:value="1000531.48378689" calcext:value-type="float">
            <text:p>1000531.4837868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/>
          <table:table-cell table:formula="of:=([.$A$1]+[.$C$1]^([.$E51]/[.$M$1])-[.$O$1]-[.$I$1]^([.$E51]/100)*[.$E51]/1000)*1000" office:value-type="float" office:value="1000545.23809813" calcext:value-type="float">
            <text:p>1000545.2380981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([.$A$1]+[.$C$1]^([.$E52]/[.$M$1])-[.$O$1]-[.$I$1]^([.$E52]/100)*[.$E52]/1000)*1000" office:value-type="float" office:value="1000559.1286982" calcext:value-type="float">
            <text:p>1000559.128698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/>
          <table:table-cell table:formula="of:=([.$A$1]+[.$C$1]^([.$E53]/[.$M$1])-[.$O$1]-[.$I$1]^([.$E53]/100)*[.$E53]/1000)*1000" office:value-type="float" office:value="1000573.15691195" calcext:value-type="float">
            <text:p>1000573.1569119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/>
          <table:table-cell table:formula="of:=([.$A$1]+[.$C$1]^([.$E54]/[.$M$1])-[.$O$1]-[.$I$1]^([.$E54]/100)*[.$E54]/1000)*1000" office:value-type="float" office:value="1000587.3240769" calcext:value-type="float">
            <text:p>1000587.324076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/>
          <table:table-cell table:formula="of:=([.$A$1]+[.$C$1]^([.$E55]/[.$M$1])-[.$O$1]-[.$I$1]^([.$E55]/100)*[.$E55]/1000)*1000" office:value-type="float" office:value="1000601.63154338" calcext:value-type="float">
            <text:p>1000601.6315433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/>
          <table:table-cell table:formula="of:=([.$A$1]+[.$C$1]^([.$E56]/[.$M$1])-[.$O$1]-[.$I$1]^([.$E56]/100)*[.$E56]/1000)*1000" office:value-type="float" office:value="1000616.08067461" calcext:value-type="float">
            <text:p>1000616.0806746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/>
          <table:table-cell table:formula="of:=([.$A$1]+[.$C$1]^([.$E57]/[.$M$1])-[.$O$1]-[.$I$1]^([.$E57]/100)*[.$E57]/1000)*1000" office:value-type="float" office:value="1000630.67284689" calcext:value-type="float">
            <text:p>1000630.6728468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/>
          <table:table-cell table:formula="of:=([.$A$1]+[.$C$1]^([.$E58]/[.$M$1])-[.$O$1]-[.$I$1]^([.$E58]/100)*[.$E58]/1000)*1000" office:value-type="float" office:value="1000645.40944964" calcext:value-type="float">
            <text:p>1000645.409449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/>
          <table:table-cell table:formula="of:=([.$A$1]+[.$C$1]^([.$E59]/[.$M$1])-[.$O$1]-[.$I$1]^([.$E59]/100)*[.$E59]/1000)*1000" office:value-type="float" office:value="1000660.29188561" calcext:value-type="float">
            <text:p>1000660.2918856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/>
          <table:table-cell table:formula="of:=([.$A$1]+[.$C$1]^([.$E60]/[.$M$1])-[.$O$1]-[.$I$1]^([.$E60]/100)*[.$E60]/1000)*1000" office:value-type="float" office:value="1000675.32157095" calcext:value-type="float">
            <text:p>1000675.3215709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/>
          <table:table-cell table:formula="of:=([.$A$1]+[.$C$1]^([.$E61]/[.$M$1])-[.$O$1]-[.$I$1]^([.$E61]/100)*[.$E61]/1000)*1000" office:value-type="float" office:value="1000690.49993535" calcext:value-type="float">
            <text:p>1000690.4999353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/>
          <table:table-cell table:formula="of:=([.$A$1]+[.$C$1]^([.$E62]/[.$M$1])-[.$O$1]-[.$I$1]^([.$E62]/100)*[.$E62]/1000)*1000" office:value-type="float" office:value="1000705.82842217" calcext:value-type="float">
            <text:p>1000705.8284221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/>
          <table:table-cell table:formula="of:=([.$A$1]+[.$C$1]^([.$E63]/[.$M$1])-[.$O$1]-[.$I$1]^([.$E63]/100)*[.$E63]/1000)*1000" office:value-type="float" office:value="1000721.3084886" calcext:value-type="float">
            <text:p>1000721.308488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/>
          <table:table-cell table:formula="of:=([.$A$1]+[.$C$1]^([.$E64]/[.$M$1])-[.$O$1]-[.$I$1]^([.$E64]/100)*[.$E64]/1000)*1000" office:value-type="float" office:value="1000736.94160572" calcext:value-type="float">
            <text:p>1000736.941605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/>
          <table:table-cell table:formula="of:=([.$A$1]+[.$C$1]^([.$E65]/[.$M$1])-[.$O$1]-[.$I$1]^([.$E65]/100)*[.$E65]/1000)*1000" office:value-type="float" office:value="1000752.72925872" calcext:value-type="float">
            <text:p>1000752.7292587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/>
          <table:table-cell table:formula="of:=([.$A$1]+[.$C$1]^([.$E66]/[.$M$1])-[.$O$1]-[.$I$1]^([.$E66]/100)*[.$E66]/1000)*1000" office:value-type="float" office:value="1000768.67294695" calcext:value-type="float">
            <text:p>1000768.6729469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/>
          <table:table-cell table:formula="of:=([.$A$1]+[.$C$1]^([.$E67]/[.$M$1])-[.$O$1]-[.$I$1]^([.$E67]/100)*[.$E67]/1000)*1000" office:value-type="float" office:value="1000784.77418413" calcext:value-type="float">
            <text:p>1000784.7741841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/>
          <table:table-cell table:formula="of:=([.$A$1]+[.$C$1]^([.$E68]/[.$M$1])-[.$O$1]-[.$I$1]^([.$E68]/100)*[.$E68]/1000)*1000" office:value-type="float" office:value="1000801.03449842" calcext:value-type="float">
            <text:p>1000801.0344984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/>
          <table:table-cell table:formula="of:=([.$A$1]+[.$C$1]^([.$E69]/[.$M$1])-[.$O$1]-[.$I$1]^([.$E69]/100)*[.$E69]/1000)*1000" office:value-type="float" office:value="1000817.45543261" calcext:value-type="float">
            <text:p>1000817.4554326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/>
          <table:table-cell table:formula="of:=([.$A$1]+[.$C$1]^([.$E70]/[.$M$1])-[.$O$1]-[.$I$1]^([.$E70]/100)*[.$E70]/1000)*1000" office:value-type="float" office:value="1000834.03854424" calcext:value-type="float">
            <text:p>1000834.038544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/>
          <table:table-cell table:formula="of:=([.$A$1]+[.$C$1]^([.$E71]/[.$M$1])-[.$O$1]-[.$I$1]^([.$E71]/100)*[.$E71]/1000)*1000" office:value-type="float" office:value="1000850.7854057" calcext:value-type="float">
            <text:p>1000850.785405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/>
          <table:table-cell table:formula="of:=([.$A$1]+[.$C$1]^([.$E72]/[.$M$1])-[.$O$1]-[.$I$1]^([.$E72]/100)*[.$E72]/1000)*1000" office:value-type="float" office:value="1000867.69760446" calcext:value-type="float">
            <text:p>1000867.6976044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/>
          <table:table-cell table:formula="of:=([.$A$1]+[.$C$1]^([.$E73]/[.$M$1])-[.$O$1]-[.$I$1]^([.$E73]/100)*[.$E73]/1000)*1000" office:value-type="float" office:value="1000884.77674312" calcext:value-type="float">
            <text:p>1000884.776743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/>
          <table:table-cell table:formula="of:=([.$A$1]+[.$C$1]^([.$E74]/[.$M$1])-[.$O$1]-[.$I$1]^([.$E74]/100)*[.$E74]/1000)*1000" office:value-type="float" office:value="1000902.02443962" calcext:value-type="float">
            <text:p>1000902.0244396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/>
          <table:table-cell table:formula="of:=([.$A$1]+[.$C$1]^([.$E75]/[.$M$1])-[.$O$1]-[.$I$1]^([.$E75]/100)*[.$E75]/1000)*1000" office:value-type="float" office:value="1000919.44232735" calcext:value-type="float">
            <text:p>1000919.4423273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/>
          <table:table-cell table:formula="of:=([.$A$1]+[.$C$1]^([.$E76]/[.$M$1])-[.$O$1]-[.$I$1]^([.$E76]/100)*[.$E76]/1000)*1000" office:value-type="float" office:value="1000937.03205531" calcext:value-type="float">
            <text:p>1000937.0320553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/>
          <table:table-cell table:formula="of:=([.$A$1]+[.$C$1]^([.$E77]/[.$M$1])-[.$O$1]-[.$I$1]^([.$E77]/100)*[.$E77]/1000)*1000" office:value-type="float" office:value="1000954.79528825" calcext:value-type="float">
            <text:p>1000954.7952882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/>
          <table:table-cell table:formula="of:=([.$A$1]+[.$C$1]^([.$E78]/[.$M$1])-[.$O$1]-[.$I$1]^([.$E78]/100)*[.$E78]/1000)*1000" office:value-type="float" office:value="1000972.73370684" calcext:value-type="float">
            <text:p>1000972.733706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/>
          <table:table-cell table:formula="of:=([.$A$1]+[.$C$1]^([.$E79]/[.$M$1])-[.$O$1]-[.$I$1]^([.$E79]/100)*[.$E79]/1000)*1000" office:value-type="float" office:value="1000990.8490078" calcext:value-type="float">
            <text:p>1000990.849007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/>
          <table:table-cell table:formula="of:=([.$A$1]+[.$C$1]^([.$E80]/[.$M$1])-[.$O$1]-[.$I$1]^([.$E80]/100)*[.$E80]/1000)*1000" office:value-type="float" office:value="1001009.14290405" calcext:value-type="float">
            <text:p>1001009.142904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/>
          <table:table-cell table:formula="of:=([.$A$1]+[.$C$1]^([.$E81]/[.$M$1])-[.$O$1]-[.$I$1]^([.$E81]/100)*[.$E81]/1000)*1000" office:value-type="float" office:value="1001027.61712488" calcext:value-type="float">
            <text:p>1001027.617124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/>
          <table:table-cell table:formula="of:=([.$A$1]+[.$C$1]^([.$E82]/[.$M$1])-[.$O$1]-[.$I$1]^([.$E82]/100)*[.$E82]/1000)*1000" office:value-type="float" office:value="1001046.27341611" calcext:value-type="float">
            <text:p>1001046.2734161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/>
          <table:table-cell table:formula="of:=([.$A$1]+[.$C$1]^([.$E83]/[.$M$1])-[.$O$1]-[.$I$1]^([.$E83]/100)*[.$E83]/1000)*1000" office:value-type="float" office:value="1001065.1135402" calcext:value-type="float">
            <text:p>1001065.113540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/>
          <table:table-cell table:formula="of:=([.$A$1]+[.$C$1]^([.$E84]/[.$M$1])-[.$O$1]-[.$I$1]^([.$E84]/100)*[.$E84]/1000)*1000" office:value-type="float" office:value="1001084.1392765" calcext:value-type="float">
            <text:p>1001084.139276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/>
          <table:table-cell table:formula="of:=([.$A$1]+[.$C$1]^([.$E85]/[.$M$1])-[.$O$1]-[.$I$1]^([.$E85]/100)*[.$E85]/1000)*1000" office:value-type="float" office:value="1001103.35242129" calcext:value-type="float">
            <text:p>1001103.3524212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/>
          <table:table-cell table:formula="of:=([.$A$1]+[.$C$1]^([.$E86]/[.$M$1])-[.$O$1]-[.$I$1]^([.$E86]/100)*[.$E86]/1000)*1000" office:value-type="float" office:value="1001122.75478806" calcext:value-type="float">
            <text:p>1001122.7547880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/>
          <table:table-cell table:formula="of:=([.$A$1]+[.$C$1]^([.$E87]/[.$M$1])-[.$O$1]-[.$I$1]^([.$E87]/100)*[.$E87]/1000)*1000" office:value-type="float" office:value="1001142.34820758" calcext:value-type="float">
            <text:p>1001142.3482075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/>
          <table:table-cell table:formula="of:=([.$A$1]+[.$C$1]^([.$E88]/[.$M$1])-[.$O$1]-[.$I$1]^([.$E88]/100)*[.$E88]/1000)*1000" office:value-type="float" office:value="1001162.13452812" calcext:value-type="float">
            <text:p>1001162.134528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/>
          <table:table-cell table:formula="of:=([.$A$1]+[.$C$1]^([.$E89]/[.$M$1])-[.$O$1]-[.$I$1]^([.$E89]/100)*[.$E89]/1000)*1000" office:value-type="float" office:value="1001182.11561559" calcext:value-type="float">
            <text:p>1001182.1156155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/>
          <table:table-cell table:formula="of:=([.$A$1]+[.$C$1]^([.$E90]/[.$M$1])-[.$O$1]-[.$I$1]^([.$E90]/100)*[.$E90]/1000)*1000" office:value-type="float" office:value="1001202.29335373" calcext:value-type="float">
            <text:p>1001202.2933537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/>
          <table:table-cell table:formula="of:=([.$A$1]+[.$C$1]^([.$E91]/[.$M$1])-[.$O$1]-[.$I$1]^([.$E91]/100)*[.$E91]/1000)*1000" office:value-type="float" office:value="1001222.66964426" calcext:value-type="float">
            <text:p>1001222.6696442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/>
          <table:table-cell table:formula="of:=([.$A$1]+[.$C$1]^([.$E92]/[.$M$1])-[.$O$1]-[.$I$1]^([.$E92]/100)*[.$E92]/1000)*1000" office:value-type="float" office:value="1001243.24640703" calcext:value-type="float">
            <text:p>1001243.2464070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/>
          <table:table-cell table:formula="of:=([.$A$1]+[.$C$1]^([.$E93]/[.$M$1])-[.$O$1]-[.$I$1]^([.$E93]/100)*[.$E93]/1000)*1000" office:value-type="float" office:value="1001264.02558026" calcext:value-type="float">
            <text:p>1001264.0255802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/>
          <table:table-cell table:formula="of:=([.$A$1]+[.$C$1]^([.$E94]/[.$M$1])-[.$O$1]-[.$I$1]^([.$E94]/100)*[.$E94]/1000)*1000" office:value-type="float" office:value="1001285.00912064" calcext:value-type="float">
            <text:p>1001285.009120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/>
          <table:table-cell table:formula="of:=([.$A$1]+[.$C$1]^([.$E95]/[.$M$1])-[.$O$1]-[.$I$1]^([.$E95]/100)*[.$E95]/1000)*1000" office:value-type="float" office:value="1001306.19900355" calcext:value-type="float">
            <text:p>1001306.1990035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/>
          <table:table-cell table:formula="of:=([.$A$1]+[.$C$1]^([.$E96]/[.$M$1])-[.$O$1]-[.$I$1]^([.$E96]/100)*[.$E96]/1000)*1000" office:value-type="float" office:value="1001327.59722323" calcext:value-type="float">
            <text:p>1001327.5972232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/>
          <table:table-cell table:formula="of:=([.$A$1]+[.$C$1]^([.$E97]/[.$M$1])-[.$O$1]-[.$I$1]^([.$E97]/100)*[.$E97]/1000)*1000" office:value-type="float" office:value="1001349.20579295" calcext:value-type="float">
            <text:p>1001349.2057929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/>
          <table:table-cell table:formula="of:=([.$A$1]+[.$C$1]^([.$E98]/[.$M$1])-[.$O$1]-[.$I$1]^([.$E98]/100)*[.$E98]/1000)*1000" office:value-type="float" office:value="1001371.02674519" calcext:value-type="float">
            <text:p>1001371.026745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/>
          <table:table-cell table:formula="of:=([.$A$1]+[.$C$1]^([.$E99]/[.$M$1])-[.$O$1]-[.$I$1]^([.$E99]/100)*[.$E99]/1000)*1000" office:value-type="float" office:value="1001393.06213183" calcext:value-type="float">
            <text:p>1001393.0621318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/>
          <table:table-cell table:formula="of:=([.$A$1]+[.$C$1]^([.$E100]/[.$M$1])-[.$O$1]-[.$I$1]^([.$E100]/100)*[.$E100]/1000)*1000" office:value-type="float" office:value="1001415.31402434" calcext:value-type="float">
            <text:p>1001415.314024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/>
          <table:table-cell table:formula="of:=([.$A$1]+[.$C$1]^([.$E101]/[.$M$1])-[.$O$1]-[.$I$1]^([.$E101]/100)*[.$E101]/1000)*1000" office:value-type="float" office:value="1001437.78451395" calcext:value-type="float">
            <text:p>1001437.7845139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/>
          <table:table-cell table:formula="of:=([.$A$1]+[.$C$1]^([.$E102]/[.$M$1])-[.$O$1]-[.$I$1]^([.$E102]/100)*[.$E102]/1000)*1000" office:value-type="float" office:value="1001460.47571184" calcext:value-type="float">
            <text:p>1001460.475711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/>
          <table:table-cell table:formula="of:=([.$A$1]+[.$C$1]^([.$E103]/[.$M$1])-[.$O$1]-[.$I$1]^([.$E103]/100)*[.$E103]/1000)*1000" office:value-type="float" office:value="1001483.38974934" calcext:value-type="float">
            <text:p>1001483.389749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/>
          <table:table-cell table:formula="of:=([.$A$1]+[.$C$1]^([.$E104]/[.$M$1])-[.$O$1]-[.$I$1]^([.$E104]/100)*[.$E104]/1000)*1000" office:value-type="float" office:value="1001506.52877812" calcext:value-type="float">
            <text:p>1001506.528778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/>
          <table:table-cell table:formula="of:=([.$A$1]+[.$C$1]^([.$E105]/[.$M$1])-[.$O$1]-[.$I$1]^([.$E105]/100)*[.$E105]/1000)*1000" office:value-type="float" office:value="1001529.89497038" calcext:value-type="float">
            <text:p>1001529.8949703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/>
          <table:table-cell table:formula="of:=([.$A$1]+[.$C$1]^([.$E106]/[.$M$1])-[.$O$1]-[.$I$1]^([.$E106]/100)*[.$E106]/1000)*1000" office:value-type="float" office:value="1001553.49051903" calcext:value-type="float">
            <text:p>1001553.4905190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/>
          <table:table-cell table:formula="of:=([.$A$1]+[.$C$1]^([.$E107]/[.$M$1])-[.$O$1]-[.$I$1]^([.$E107]/100)*[.$E107]/1000)*1000" office:value-type="float" office:value="1001577.31763791" calcext:value-type="float">
            <text:p>1001577.3176379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/>
          <table:table-cell table:formula="of:=([.$A$1]+[.$C$1]^([.$E108]/[.$M$1])-[.$O$1]-[.$I$1]^([.$E108]/100)*[.$E108]/1000)*1000" office:value-type="float" office:value="1001601.37856198" calcext:value-type="float">
            <text:p>1001601.3785619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/>
          <table:table-cell table:formula="of:=([.$A$1]+[.$C$1]^([.$E109]/[.$M$1])-[.$O$1]-[.$I$1]^([.$E109]/100)*[.$E109]/1000)*1000" office:value-type="float" office:value="1001625.67554752" calcext:value-type="float">
            <text:p>1001625.675547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  <table:table-cell/>
          <table:table-cell table:formula="of:=([.$A$1]+[.$C$1]^([.$E110]/[.$M$1])-[.$O$1]-[.$I$1]^([.$E110]/100)*[.$E110]/1000)*1000" office:value-type="float" office:value="1001650.21087233" calcext:value-type="float">
            <text:p>1001650.210872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/>
          <table:table-cell table:formula="of:=([.$A$1]+[.$C$1]^([.$E111]/[.$M$1])-[.$O$1]-[.$I$1]^([.$E111]/100)*[.$E111]/1000)*1000" office:value-type="float" office:value="1001674.98683593" calcext:value-type="float">
            <text:p>1001674.9868359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/>
          <table:table-cell table:formula="of:=([.$A$1]+[.$C$1]^([.$E112]/[.$M$1])-[.$O$1]-[.$I$1]^([.$E112]/100)*[.$E112]/1000)*1000" office:value-type="float" office:value="1001700.00575978" calcext:value-type="float">
            <text:p>1001700.0057597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/>
          <table:table-cell table:formula="of:=([.$A$1]+[.$C$1]^([.$E113]/[.$M$1])-[.$O$1]-[.$I$1]^([.$E113]/100)*[.$E113]/1000)*1000" office:value-type="float" office:value="1001725.26998749" calcext:value-type="float">
            <text:p>1001725.2699874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/>
          <table:table-cell table:formula="of:=([.$A$1]+[.$C$1]^([.$E114]/[.$M$1])-[.$O$1]-[.$I$1]^([.$E114]/100)*[.$E114]/1000)*1000" office:value-type="float" office:value="1001750.78188499" calcext:value-type="float">
            <text:p>1001750.7818849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4" calcext:value-type="float">
            <text:p>114</text:p>
          </table:table-cell>
          <table:table-cell/>
          <table:table-cell table:formula="of:=([.$A$1]+[.$C$1]^([.$E115]/[.$M$1])-[.$O$1]-[.$I$1]^([.$E115]/100)*[.$E115]/1000)*1000" office:value-type="float" office:value="1001776.54384081" calcext:value-type="float">
            <text:p>1001776.5438408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5" calcext:value-type="float">
            <text:p>115</text:p>
          </table:table-cell>
          <table:table-cell/>
          <table:table-cell table:formula="of:=([.$A$1]+[.$C$1]^([.$E116]/[.$M$1])-[.$O$1]-[.$I$1]^([.$E116]/100)*[.$E116]/1000)*1000" office:value-type="float" office:value="1001802.55826622" calcext:value-type="float">
            <text:p>1001802.5582662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6" calcext:value-type="float">
            <text:p>116</text:p>
          </table:table-cell>
          <table:table-cell/>
          <table:table-cell table:formula="of:=([.$A$1]+[.$C$1]^([.$E117]/[.$M$1])-[.$O$1]-[.$I$1]^([.$E117]/100)*[.$E117]/1000)*1000" office:value-type="float" office:value="1001828.82759553" calcext:value-type="float">
            <text:p>1001828.8275955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  <table:table-cell/>
          <table:table-cell table:formula="of:=([.$A$1]+[.$C$1]^([.$E118]/[.$M$1])-[.$O$1]-[.$I$1]^([.$E118]/100)*[.$E118]/1000)*1000" office:value-type="float" office:value="1001855.35428621" calcext:value-type="float">
            <text:p>1001855.3542862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/>
          <table:table-cell table:formula="of:=([.$A$1]+[.$C$1]^([.$E119]/[.$M$1])-[.$O$1]-[.$I$1]^([.$E119]/100)*[.$E119]/1000)*1000" office:value-type="float" office:value="1001882.14081919" calcext:value-type="float">
            <text:p>1001882.140819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/>
          <table:table-cell table:formula="of:=([.$A$1]+[.$C$1]^([.$E120]/[.$M$1])-[.$O$1]-[.$I$1]^([.$E120]/100)*[.$E120]/1000)*1000" office:value-type="float" office:value="1001909.18969906" calcext:value-type="float">
            <text:p>1001909.1896990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/>
          <table:table-cell table:formula="of:=([.$A$1]+[.$C$1]^([.$E121]/[.$M$1])-[.$O$1]-[.$I$1]^([.$E121]/100)*[.$E121]/1000)*1000" office:value-type="float" office:value="1001936.50345428" calcext:value-type="float">
            <text:p>1001936.503454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1" calcext:value-type="float">
            <text:p>121</text:p>
          </table:table-cell>
          <table:table-cell/>
          <table:table-cell table:formula="of:=([.$A$1]+[.$C$1]^([.$E122]/[.$M$1])-[.$O$1]-[.$I$1]^([.$E122]/100)*[.$E122]/1000)*1000" office:value-type="float" office:value="1001964.0846374" calcext:value-type="float">
            <text:p>1001964.084637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2" calcext:value-type="float">
            <text:p>122</text:p>
          </table:table-cell>
          <table:table-cell/>
          <table:table-cell table:formula="of:=([.$A$1]+[.$C$1]^([.$E123]/[.$M$1])-[.$O$1]-[.$I$1]^([.$E123]/100)*[.$E123]/1000)*1000" office:value-type="float" office:value="1001991.93582532" calcext:value-type="float">
            <text:p>1001991.9358253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  <table:table-cell/>
          <table:table-cell table:formula="of:=([.$A$1]+[.$C$1]^([.$E124]/[.$M$1])-[.$O$1]-[.$I$1]^([.$E124]/100)*[.$E124]/1000)*1000" office:value-type="float" office:value="1002020.05961951" calcext:value-type="float">
            <text:p>1002020.0596195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4" calcext:value-type="float">
            <text:p>124</text:p>
          </table:table-cell>
          <table:table-cell/>
          <table:table-cell table:formula="of:=([.$A$1]+[.$C$1]^([.$E125]/[.$M$1])-[.$O$1]-[.$I$1]^([.$E125]/100)*[.$E125]/1000)*1000" office:value-type="float" office:value="1002048.45864623" calcext:value-type="float">
            <text:p>1002048.4586462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/>
          <table:table-cell table:formula="of:=([.$A$1]+[.$C$1]^([.$E126]/[.$M$1])-[.$O$1]-[.$I$1]^([.$E126]/100)*[.$E126]/1000)*1000" office:value-type="float" office:value="1002077.13555677" calcext:value-type="float">
            <text:p>1002077.1355567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6" calcext:value-type="float">
            <text:p>126</text:p>
          </table:table-cell>
          <table:table-cell/>
          <table:table-cell table:formula="of:=([.$A$1]+[.$C$1]^([.$E127]/[.$M$1])-[.$O$1]-[.$I$1]^([.$E127]/100)*[.$E127]/1000)*1000" office:value-type="float" office:value="1002106.09302769" calcext:value-type="float">
            <text:p>1002106.0930276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/>
          <table:table-cell table:formula="of:=([.$A$1]+[.$C$1]^([.$E128]/[.$M$1])-[.$O$1]-[.$I$1]^([.$E128]/100)*[.$E128]/1000)*1000" office:value-type="float" office:value="1002135.33376108" calcext:value-type="float">
            <text:p>1002135.333761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table:formula="of:=([.$A$1]+[.$C$1]^([.$E129]/[.$M$1])-[.$O$1]-[.$I$1]^([.$E129]/100)*[.$E129]/1000)*1000" office:value-type="float" office:value="1002164.86048476" calcext:value-type="float">
            <text:p>1002164.860484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/>
          <table:table-cell table:formula="of:=([.$A$1]+[.$C$1]^([.$E130]/[.$M$1])-[.$O$1]-[.$I$1]^([.$E130]/100)*[.$E130]/1000)*1000" office:value-type="float" office:value="1002194.67595255" calcext:value-type="float">
            <text:p>1002194.6759525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/>
          <table:table-cell table:formula="of:=([.$A$1]+[.$C$1]^([.$E131]/[.$M$1])-[.$O$1]-[.$I$1]^([.$E131]/100)*[.$E131]/1000)*1000" office:value-type="float" office:value="1002224.78294453" calcext:value-type="float">
            <text:p>1002224.7829445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1" calcext:value-type="float">
            <text:p>131</text:p>
          </table:table-cell>
          <table:table-cell/>
          <table:table-cell table:formula="of:=([.$A$1]+[.$C$1]^([.$E132]/[.$M$1])-[.$O$1]-[.$I$1]^([.$E132]/100)*[.$E132]/1000)*1000" office:value-type="float" office:value="1002255.18426726" calcext:value-type="float">
            <text:p>1002255.1842672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2" calcext:value-type="float">
            <text:p>132</text:p>
          </table:table-cell>
          <table:table-cell/>
          <table:table-cell table:formula="of:=([.$A$1]+[.$C$1]^([.$E133]/[.$M$1])-[.$O$1]-[.$I$1]^([.$E133]/100)*[.$E133]/1000)*1000" office:value-type="float" office:value="1002285.88275404" calcext:value-type="float">
            <text:p>1002285.882754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3" calcext:value-type="float">
            <text:p>133</text:p>
          </table:table-cell>
          <table:table-cell/>
          <table:table-cell table:formula="of:=([.$A$1]+[.$C$1]^([.$E134]/[.$M$1])-[.$O$1]-[.$I$1]^([.$E134]/100)*[.$E134]/1000)*1000" office:value-type="float" office:value="1002316.88126518" calcext:value-type="float">
            <text:p>1002316.8812651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4" calcext:value-type="float">
            <text:p>134</text:p>
          </table:table-cell>
          <table:table-cell/>
          <table:table-cell table:formula="of:=([.$A$1]+[.$C$1]^([.$E135]/[.$M$1])-[.$O$1]-[.$I$1]^([.$E135]/100)*[.$E135]/1000)*1000" office:value-type="float" office:value="1002348.18268824" calcext:value-type="float">
            <text:p>1002348.182688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/>
          <table:table-cell table:formula="of:=([.$A$1]+[.$C$1]^([.$E136]/[.$M$1])-[.$O$1]-[.$I$1]^([.$E136]/100)*[.$E136]/1000)*1000" office:value-type="float" office:value="1002379.78993828" calcext:value-type="float">
            <text:p>1002379.789938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6" calcext:value-type="float">
            <text:p>136</text:p>
          </table:table-cell>
          <table:table-cell/>
          <table:table-cell table:formula="of:=([.$A$1]+[.$C$1]^([.$E137]/[.$M$1])-[.$O$1]-[.$I$1]^([.$E137]/100)*[.$E137]/1000)*1000" office:value-type="float" office:value="1002411.70595817" calcext:value-type="float">
            <text:p>1002411.7059581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7" calcext:value-type="float">
            <text:p>137</text:p>
          </table:table-cell>
          <table:table-cell/>
          <table:table-cell table:formula="of:=([.$A$1]+[.$C$1]^([.$E138]/[.$M$1])-[.$O$1]-[.$I$1]^([.$E138]/100)*[.$E138]/1000)*1000" office:value-type="float" office:value="1002443.93371877" calcext:value-type="float">
            <text:p>1002443.9337187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/>
          <table:table-cell table:formula="of:=([.$A$1]+[.$C$1]^([.$E139]/[.$M$1])-[.$O$1]-[.$I$1]^([.$E139]/100)*[.$E139]/1000)*1000" office:value-type="float" office:value="1002476.47621928" calcext:value-type="float">
            <text:p>1002476.476219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/>
          <table:table-cell table:formula="of:=([.$A$1]+[.$C$1]^([.$E140]/[.$M$1])-[.$O$1]-[.$I$1]^([.$E140]/100)*[.$E140]/1000)*1000" office:value-type="float" office:value="1002509.33648745" calcext:value-type="float">
            <text:p>1002509.3364874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/>
          <table:table-cell table:formula="of:=([.$A$1]+[.$C$1]^([.$E141]/[.$M$1])-[.$O$1]-[.$I$1]^([.$E141]/100)*[.$E141]/1000)*1000" office:value-type="float" office:value="1002542.51757989" calcext:value-type="float">
            <text:p>1002542.5175798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1" calcext:value-type="float">
            <text:p>141</text:p>
          </table:table-cell>
          <table:table-cell/>
          <table:table-cell table:formula="of:=([.$A$1]+[.$C$1]^([.$E142]/[.$M$1])-[.$O$1]-[.$I$1]^([.$E142]/100)*[.$E142]/1000)*1000" office:value-type="float" office:value="1002576.02258231" calcext:value-type="float">
            <text:p>1002576.0225823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2" calcext:value-type="float">
            <text:p>142</text:p>
          </table:table-cell>
          <table:table-cell/>
          <table:table-cell table:formula="of:=([.$A$1]+[.$C$1]^([.$E143]/[.$M$1])-[.$O$1]-[.$I$1]^([.$E143]/100)*[.$E143]/1000)*1000" office:value-type="float" office:value="1002609.85460983" calcext:value-type="float">
            <text:p>1002609.8546098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3" calcext:value-type="float">
            <text:p>143</text:p>
          </table:table-cell>
          <table:table-cell/>
          <table:table-cell table:formula="of:=([.$A$1]+[.$C$1]^([.$E144]/[.$M$1])-[.$O$1]-[.$I$1]^([.$E144]/100)*[.$E144]/1000)*1000" office:value-type="float" office:value="1002644.01680722" calcext:value-type="float">
            <text:p>1002644.0168072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/>
          <table:table-cell table:formula="of:=([.$A$1]+[.$C$1]^([.$E145]/[.$M$1])-[.$O$1]-[.$I$1]^([.$E145]/100)*[.$E145]/1000)*1000" office:value-type="float" office:value="1002678.51234923" calcext:value-type="float">
            <text:p>1002678.5123492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5" calcext:value-type="float">
            <text:p>145</text:p>
          </table:table-cell>
          <table:table-cell/>
          <table:table-cell table:formula="of:=([.$A$1]+[.$C$1]^([.$E146]/[.$M$1])-[.$O$1]-[.$I$1]^([.$E146]/100)*[.$E146]/1000)*1000" office:value-type="float" office:value="1002713.34444082" calcext:value-type="float">
            <text:p>1002713.3444408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6" calcext:value-type="float">
            <text:p>146</text:p>
          </table:table-cell>
          <table:table-cell/>
          <table:table-cell table:formula="of:=([.$A$1]+[.$C$1]^([.$E147]/[.$M$1])-[.$O$1]-[.$I$1]^([.$E147]/100)*[.$E147]/1000)*1000" office:value-type="float" office:value="1002748.5163175" calcext:value-type="float">
            <text:p>1002748.516317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7" calcext:value-type="float">
            <text:p>147</text:p>
          </table:table-cell>
          <table:table-cell/>
          <table:table-cell table:formula="of:=([.$A$1]+[.$C$1]^([.$E148]/[.$M$1])-[.$O$1]-[.$I$1]^([.$E148]/100)*[.$E148]/1000)*1000" office:value-type="float" office:value="1002784.03124558" calcext:value-type="float">
            <text:p>1002784.0312455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  <table:table-cell/>
          <table:table-cell table:formula="of:=([.$A$1]+[.$C$1]^([.$E149]/[.$M$1])-[.$O$1]-[.$I$1]^([.$E149]/100)*[.$E149]/1000)*1000" office:value-type="float" office:value="1002819.89252247" calcext:value-type="float">
            <text:p>1002819.8925224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49" calcext:value-type="float">
            <text:p>149</text:p>
          </table:table-cell>
          <table:table-cell/>
          <table:table-cell table:formula="of:=([.$A$1]+[.$C$1]^([.$E150]/[.$M$1])-[.$O$1]-[.$I$1]^([.$E150]/100)*[.$E150]/1000)*1000" office:value-type="float" office:value="1002856.103477" calcext:value-type="float">
            <text:p>1002856.10347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/>
          <table:table-cell table:formula="of:=([.$A$1]+[.$C$1]^([.$E151]/[.$M$1])-[.$O$1]-[.$I$1]^([.$E151]/100)*[.$E151]/1000)*1000" office:value-type="float" office:value="1002892.66746968" calcext:value-type="float">
            <text:p>1002892.667469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1" calcext:value-type="float">
            <text:p>151</text:p>
          </table:table-cell>
          <table:table-cell/>
          <table:table-cell table:formula="of:=([.$A$1]+[.$C$1]^([.$E152]/[.$M$1])-[.$O$1]-[.$I$1]^([.$E152]/100)*[.$E152]/1000)*1000" office:value-type="float" office:value="1002929.58789303" calcext:value-type="float">
            <text:p>1002929.5878930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2" calcext:value-type="float">
            <text:p>152</text:p>
          </table:table-cell>
          <table:table-cell/>
          <table:table-cell table:formula="of:=([.$A$1]+[.$C$1]^([.$E153]/[.$M$1])-[.$O$1]-[.$I$1]^([.$E153]/100)*[.$E153]/1000)*1000" office:value-type="float" office:value="1002966.86817188" calcext:value-type="float">
            <text:p>1002966.868171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3" calcext:value-type="float">
            <text:p>153</text:p>
          </table:table-cell>
          <table:table-cell/>
          <table:table-cell table:formula="of:=([.$A$1]+[.$C$1]^([.$E154]/[.$M$1])-[.$O$1]-[.$I$1]^([.$E154]/100)*[.$E154]/1000)*1000" office:value-type="float" office:value="1003004.51176366" calcext:value-type="float">
            <text:p>1003004.5117636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4" calcext:value-type="float">
            <text:p>154</text:p>
          </table:table-cell>
          <table:table-cell/>
          <table:table-cell table:formula="of:=([.$A$1]+[.$C$1]^([.$E155]/[.$M$1])-[.$O$1]-[.$I$1]^([.$E155]/100)*[.$E155]/1000)*1000" office:value-type="float" office:value="1003042.52215871" calcext:value-type="float">
            <text:p>1003042.5221587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5" calcext:value-type="float">
            <text:p>155</text:p>
          </table:table-cell>
          <table:table-cell/>
          <table:table-cell table:formula="of:=([.$A$1]+[.$C$1]^([.$E156]/[.$M$1])-[.$O$1]-[.$I$1]^([.$E156]/100)*[.$E156]/1000)*1000" office:value-type="float" office:value="1003080.90288063" calcext:value-type="float">
            <text:p>1003080.9028806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6" calcext:value-type="float">
            <text:p>156</text:p>
          </table:table-cell>
          <table:table-cell/>
          <table:table-cell table:formula="of:=([.$A$1]+[.$C$1]^([.$E157]/[.$M$1])-[.$O$1]-[.$I$1]^([.$E157]/100)*[.$E157]/1000)*1000" office:value-type="float" office:value="1003119.65748654" calcext:value-type="float">
            <text:p>1003119.6574865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7" calcext:value-type="float">
            <text:p>157</text:p>
          </table:table-cell>
          <table:table-cell/>
          <table:table-cell table:formula="of:=([.$A$1]+[.$C$1]^([.$E158]/[.$M$1])-[.$O$1]-[.$I$1]^([.$E158]/100)*[.$E158]/1000)*1000" office:value-type="float" office:value="1003158.78956743" calcext:value-type="float">
            <text:p>1003158.7895674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/>
          <table:table-cell table:formula="of:=([.$A$1]+[.$C$1]^([.$E159]/[.$M$1])-[.$O$1]-[.$I$1]^([.$E159]/100)*[.$E159]/1000)*1000" office:value-type="float" office:value="1003198.30274849" calcext:value-type="float">
            <text:p>1003198.3027484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59" calcext:value-type="float">
            <text:p>159</text:p>
          </table:table-cell>
          <table:table-cell/>
          <table:table-cell table:formula="of:=([.$A$1]+[.$C$1]^([.$E160]/[.$M$1])-[.$O$1]-[.$I$1]^([.$E160]/100)*[.$E160]/1000)*1000" office:value-type="float" office:value="1003238.20068941" calcext:value-type="float">
            <text:p>1003238.2006894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/>
          <table:table-cell table:formula="of:=([.$A$1]+[.$C$1]^([.$E161]/[.$M$1])-[.$O$1]-[.$I$1]^([.$E161]/100)*[.$E161]/1000)*1000" office:value-type="float" office:value="1003278.48708471" calcext:value-type="float">
            <text:p>1003278.4870847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1" calcext:value-type="float">
            <text:p>161</text:p>
          </table:table-cell>
          <table:table-cell/>
          <table:table-cell table:formula="of:=([.$A$1]+[.$C$1]^([.$E162]/[.$M$1])-[.$O$1]-[.$I$1]^([.$E162]/100)*[.$E162]/1000)*1000" office:value-type="float" office:value="1003319.1656641" calcext:value-type="float">
            <text:p>1003319.165664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/>
          <table:table-cell table:formula="of:=([.$A$1]+[.$C$1]^([.$E163]/[.$M$1])-[.$O$1]-[.$I$1]^([.$E163]/100)*[.$E163]/1000)*1000" office:value-type="float" office:value="1003360.24019278" calcext:value-type="float">
            <text:p>1003360.2401927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3" calcext:value-type="float">
            <text:p>163</text:p>
          </table:table-cell>
          <table:table-cell/>
          <table:table-cell table:formula="of:=([.$A$1]+[.$C$1]^([.$E164]/[.$M$1])-[.$O$1]-[.$I$1]^([.$E164]/100)*[.$E164]/1000)*1000" office:value-type="float" office:value="1003401.71447177" calcext:value-type="float">
            <text:p>1003401.7144717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4" calcext:value-type="float">
            <text:p>164</text:p>
          </table:table-cell>
          <table:table-cell/>
          <table:table-cell table:formula="of:=([.$A$1]+[.$C$1]^([.$E165]/[.$M$1])-[.$O$1]-[.$I$1]^([.$E165]/100)*[.$E165]/1000)*1000" office:value-type="float" office:value="1003443.59233831" calcext:value-type="float">
            <text:p>1003443.5923383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5" calcext:value-type="float">
            <text:p>165</text:p>
          </table:table-cell>
          <table:table-cell/>
          <table:table-cell table:formula="of:=([.$A$1]+[.$C$1]^([.$E166]/[.$M$1])-[.$O$1]-[.$I$1]^([.$E166]/100)*[.$E166]/1000)*1000" office:value-type="float" office:value="1003485.87766611" calcext:value-type="float">
            <text:p>1003485.8776661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6" calcext:value-type="float">
            <text:p>166</text:p>
          </table:table-cell>
          <table:table-cell/>
          <table:table-cell table:formula="of:=([.$A$1]+[.$C$1]^([.$E167]/[.$M$1])-[.$O$1]-[.$I$1]^([.$E167]/100)*[.$E167]/1000)*1000" office:value-type="float" office:value="1003528.57436581" calcext:value-type="float">
            <text:p>1003528.5743658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7" calcext:value-type="float">
            <text:p>167</text:p>
          </table:table-cell>
          <table:table-cell/>
          <table:table-cell table:formula="of:=([.$A$1]+[.$C$1]^([.$E168]/[.$M$1])-[.$O$1]-[.$I$1]^([.$E168]/100)*[.$E168]/1000)*1000" office:value-type="float" office:value="1003571.6863852" calcext:value-type="float">
            <text:p>1003571.68638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  <table:table-cell/>
          <table:table-cell table:formula="of:=([.$A$1]+[.$C$1]^([.$E169]/[.$M$1])-[.$O$1]-[.$I$1]^([.$E169]/100)*[.$E169]/1000)*1000" office:value-type="float" office:value="1003615.2177097" calcext:value-type="float">
            <text:p>1003615.217709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69" calcext:value-type="float">
            <text:p>169</text:p>
          </table:table-cell>
          <table:table-cell/>
          <table:table-cell table:formula="of:=([.$A$1]+[.$C$1]^([.$E170]/[.$M$1])-[.$O$1]-[.$I$1]^([.$E170]/100)*[.$E170]/1000)*1000" office:value-type="float" office:value="1003659.17236261" calcext:value-type="float">
            <text:p>1003659.1723626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/>
          <table:table-cell table:formula="of:=([.$A$1]+[.$C$1]^([.$E171]/[.$M$1])-[.$O$1]-[.$I$1]^([.$E171]/100)*[.$E171]/1000)*1000" office:value-type="float" office:value="1003703.55440556" calcext:value-type="float">
            <text:p>1003703.554405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1" calcext:value-type="float">
            <text:p>171</text:p>
          </table:table-cell>
          <table:table-cell/>
          <table:table-cell table:formula="of:=([.$A$1]+[.$C$1]^([.$E172]/[.$M$1])-[.$O$1]-[.$I$1]^([.$E172]/100)*[.$E172]/1000)*1000" office:value-type="float" office:value="1003748.36793879" calcext:value-type="float">
            <text:p>1003748.3679387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2" calcext:value-type="float">
            <text:p>172</text:p>
          </table:table-cell>
          <table:table-cell/>
          <table:table-cell table:formula="of:=([.$A$1]+[.$C$1]^([.$E173]/[.$M$1])-[.$O$1]-[.$I$1]^([.$E173]/100)*[.$E173]/1000)*1000" office:value-type="float" office:value="1003793.61710159" calcext:value-type="float">
            <text:p>1003793.6171015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3" calcext:value-type="float">
            <text:p>173</text:p>
          </table:table-cell>
          <table:table-cell/>
          <table:table-cell table:formula="of:=([.$A$1]+[.$C$1]^([.$E174]/[.$M$1])-[.$O$1]-[.$I$1]^([.$E174]/100)*[.$E174]/1000)*1000" office:value-type="float" office:value="1003839.3060726" calcext:value-type="float">
            <text:p>1003839.306072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/>
          <table:table-cell table:formula="of:=([.$A$1]+[.$C$1]^([.$E175]/[.$M$1])-[.$O$1]-[.$I$1]^([.$E175]/100)*[.$E175]/1000)*1000" office:value-type="float" office:value="1003885.43907026" calcext:value-type="float">
            <text:p>1003885.4390702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  <table:table-cell/>
          <table:table-cell table:formula="of:=([.$A$1]+[.$C$1]^([.$E176]/[.$M$1])-[.$O$1]-[.$I$1]^([.$E176]/100)*[.$E176]/1000)*1000" office:value-type="float" office:value="1003932.02035312" calcext:value-type="float">
            <text:p>1003932.0203531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/>
          <table:table-cell table:formula="of:=([.$A$1]+[.$C$1]^([.$E177]/[.$M$1])-[.$O$1]-[.$I$1]^([.$E177]/100)*[.$E177]/1000)*1000" office:value-type="float" office:value="1003979.05422026" calcext:value-type="float">
            <text:p>1003979.0542202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7" calcext:value-type="float">
            <text:p>177</text:p>
          </table:table-cell>
          <table:table-cell/>
          <table:table-cell table:formula="of:=([.$A$1]+[.$C$1]^([.$E178]/[.$M$1])-[.$O$1]-[.$I$1]^([.$E178]/100)*[.$E178]/1000)*1000" office:value-type="float" office:value="1004026.54501165" calcext:value-type="float">
            <text:p>1004026.5450116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8" calcext:value-type="float">
            <text:p>178</text:p>
          </table:table-cell>
          <table:table-cell/>
          <table:table-cell table:formula="of:=([.$A$1]+[.$C$1]^([.$E179]/[.$M$1])-[.$O$1]-[.$I$1]^([.$E179]/100)*[.$E179]/1000)*1000" office:value-type="float" office:value="1004074.49710856" calcext:value-type="float">
            <text:p>1004074.497108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/>
          <table:table-cell table:formula="of:=([.$A$1]+[.$C$1]^([.$E180]/[.$M$1])-[.$O$1]-[.$I$1]^([.$E180]/100)*[.$E180]/1000)*1000" office:value-type="float" office:value="1004122.91493394" calcext:value-type="float">
            <text:p>1004122.9149339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/>
          <table:table-cell table:formula="of:=([.$A$1]+[.$C$1]^([.$E181]/[.$M$1])-[.$O$1]-[.$I$1]^([.$E181]/100)*[.$E181]/1000)*1000" office:value-type="float" office:value="1004171.80295281" calcext:value-type="float">
            <text:p>1004171.8029528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/>
          <table:table-cell table:formula="of:=([.$A$1]+[.$C$1]^([.$E182]/[.$M$1])-[.$O$1]-[.$I$1]^([.$E182]/100)*[.$E182]/1000)*1000" office:value-type="float" office:value="1004221.16567267" calcext:value-type="float">
            <text:p>1004221.165672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2" calcext:value-type="float">
            <text:p>182</text:p>
          </table:table-cell>
          <table:table-cell/>
          <table:table-cell table:formula="of:=([.$A$1]+[.$C$1]^([.$E183]/[.$M$1])-[.$O$1]-[.$I$1]^([.$E183]/100)*[.$E183]/1000)*1000" office:value-type="float" office:value="1004271.00764391" calcext:value-type="float">
            <text:p>1004271.0076439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/>
          <table:table-cell table:formula="of:=([.$A$1]+[.$C$1]^([.$E184]/[.$M$1])-[.$O$1]-[.$I$1]^([.$E184]/100)*[.$E184]/1000)*1000" office:value-type="float" office:value="1004321.33346019" calcext:value-type="float">
            <text:p>1004321.333460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/>
          <table:table-cell table:formula="of:=([.$A$1]+[.$C$1]^([.$E185]/[.$M$1])-[.$O$1]-[.$I$1]^([.$E185]/100)*[.$E185]/1000)*1000" office:value-type="float" office:value="1004372.14775886" calcext:value-type="float">
            <text:p>1004372.1477588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  <table:table-cell/>
          <table:table-cell table:formula="of:=([.$A$1]+[.$C$1]^([.$E186]/[.$M$1])-[.$O$1]-[.$I$1]^([.$E186]/100)*[.$E186]/1000)*1000" office:value-type="float" office:value="1004423.4552214" calcext:value-type="float">
            <text:p>1004423.455221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/>
          <table:table-cell table:formula="of:=([.$A$1]+[.$C$1]^([.$E187]/[.$M$1])-[.$O$1]-[.$I$1]^([.$E187]/100)*[.$E187]/1000)*1000" office:value-type="float" office:value="1004475.26057381" calcext:value-type="float">
            <text:p>1004475.2605738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7" calcext:value-type="float">
            <text:p>187</text:p>
          </table:table-cell>
          <table:table-cell/>
          <table:table-cell table:formula="of:=([.$A$1]+[.$C$1]^([.$E188]/[.$M$1])-[.$O$1]-[.$I$1]^([.$E188]/100)*[.$E188]/1000)*1000" office:value-type="float" office:value="1004527.56858703" calcext:value-type="float">
            <text:p>1004527.5685870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/>
          <table:table-cell table:formula="of:=([.$A$1]+[.$C$1]^([.$E189]/[.$M$1])-[.$O$1]-[.$I$1]^([.$E189]/100)*[.$E189]/1000)*1000" office:value-type="float" office:value="1004580.38407738" calcext:value-type="float">
            <text:p>1004580.3840773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89" calcext:value-type="float">
            <text:p>189</text:p>
          </table:table-cell>
          <table:table-cell/>
          <table:table-cell table:formula="of:=([.$A$1]+[.$C$1]^([.$E190]/[.$M$1])-[.$O$1]-[.$I$1]^([.$E190]/100)*[.$E190]/1000)*1000" office:value-type="float" office:value="1004633.711907" calcext:value-type="float">
            <text:p>1004633.71190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/>
          <table:table-cell table:formula="of:=([.$A$1]+[.$C$1]^([.$E191]/[.$M$1])-[.$O$1]-[.$I$1]^([.$E191]/100)*[.$E191]/1000)*1000" office:value-type="float" office:value="1004687.55698427" calcext:value-type="float">
            <text:p>1004687.5569842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1" calcext:value-type="float">
            <text:p>191</text:p>
          </table:table-cell>
          <table:table-cell/>
          <table:table-cell table:formula="of:=([.$A$1]+[.$C$1]^([.$E192]/[.$M$1])-[.$O$1]-[.$I$1]^([.$E192]/100)*[.$E192]/1000)*1000" office:value-type="float" office:value="1004741.92426423" calcext:value-type="float">
            <text:p>1004741.9242642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/>
          <table:table-cell table:formula="of:=([.$A$1]+[.$C$1]^([.$E193]/[.$M$1])-[.$O$1]-[.$I$1]^([.$E193]/100)*[.$E193]/1000)*1000" office:value-type="float" office:value="1004796.81874905" calcext:value-type="float">
            <text:p>1004796.818749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/>
          <table:table-cell table:formula="of:=([.$A$1]+[.$C$1]^([.$E194]/[.$M$1])-[.$O$1]-[.$I$1]^([.$E194]/100)*[.$E194]/1000)*1000" office:value-type="float" office:value="1004852.24548849" calcext:value-type="float">
            <text:p>1004852.2454884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/>
          <table:table-cell table:formula="of:=([.$A$1]+[.$C$1]^([.$E195]/[.$M$1])-[.$O$1]-[.$I$1]^([.$E195]/100)*[.$E195]/1000)*1000" office:value-type="float" office:value="1004908.2095803" calcext:value-type="float">
            <text:p>1004908.209580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/>
          <table:table-cell table:formula="of:=([.$A$1]+[.$C$1]^([.$E196]/[.$M$1])-[.$O$1]-[.$I$1]^([.$E196]/100)*[.$E196]/1000)*1000" office:value-type="float" office:value="1004964.71617073" calcext:value-type="float">
            <text:p>1004964.7161707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6" calcext:value-type="float">
            <text:p>196</text:p>
          </table:table-cell>
          <table:table-cell/>
          <table:table-cell table:formula="of:=([.$A$1]+[.$C$1]^([.$E197]/[.$M$1])-[.$O$1]-[.$I$1]^([.$E197]/100)*[.$E197]/1000)*1000" office:value-type="float" office:value="1005021.77045495" calcext:value-type="float">
            <text:p>1005021.7704549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7" calcext:value-type="float">
            <text:p>197</text:p>
          </table:table-cell>
          <table:table-cell/>
          <table:table-cell table:formula="of:=([.$A$1]+[.$C$1]^([.$E198]/[.$M$1])-[.$O$1]-[.$I$1]^([.$E198]/100)*[.$E198]/1000)*1000" office:value-type="float" office:value="1005079.37767752" calcext:value-type="float">
            <text:p>1005079.377677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/>
          <table:table-cell table:formula="of:=([.$A$1]+[.$C$1]^([.$E199]/[.$M$1])-[.$O$1]-[.$I$1]^([.$E199]/100)*[.$E199]/1000)*1000" office:value-type="float" office:value="1005137.54313291" calcext:value-type="float">
            <text:p>1005137.5431329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99" calcext:value-type="float">
            <text:p>199</text:p>
          </table:table-cell>
          <table:table-cell/>
          <table:table-cell table:formula="of:=([.$A$1]+[.$C$1]^([.$E200]/[.$M$1])-[.$O$1]-[.$I$1]^([.$E200]/100)*[.$E200]/1000)*1000" office:value-type="float" office:value="1005196.27216588" calcext:value-type="float">
            <text:p>1005196.272165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/>
          <table:table-cell table:formula="of:=([.$A$1]+[.$C$1]^([.$E201]/[.$M$1])-[.$O$1]-[.$I$1]^([.$E201]/100)*[.$E201]/1000)*1000" office:value-type="float" office:value="1005255.57017203" calcext:value-type="float">
            <text:p>1005255.5701720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1" calcext:value-type="float">
            <text:p>201</text:p>
          </table:table-cell>
          <table:table-cell/>
          <table:table-cell table:formula="of:=([.$A$1]+[.$C$1]^([.$E202]/[.$M$1])-[.$O$1]-[.$I$1]^([.$E202]/100)*[.$E202]/1000)*1000" office:value-type="float" office:value="1005315.44259826" calcext:value-type="float">
            <text:p>1005315.4425982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2" calcext:value-type="float">
            <text:p>202</text:p>
          </table:table-cell>
          <table:table-cell/>
          <table:table-cell table:formula="of:=([.$A$1]+[.$C$1]^([.$E203]/[.$M$1])-[.$O$1]-[.$I$1]^([.$E203]/100)*[.$E203]/1000)*1000" office:value-type="float" office:value="1005375.89494326" calcext:value-type="float">
            <text:p>1005375.8949432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3" calcext:value-type="float">
            <text:p>203</text:p>
          </table:table-cell>
          <table:table-cell/>
          <table:table-cell table:formula="of:=([.$A$1]+[.$C$1]^([.$E204]/[.$M$1])-[.$O$1]-[.$I$1]^([.$E204]/100)*[.$E204]/1000)*1000" office:value-type="float" office:value="1005436.93275798" calcext:value-type="float">
            <text:p>1005436.9327579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4" calcext:value-type="float">
            <text:p>204</text:p>
          </table:table-cell>
          <table:table-cell/>
          <table:table-cell table:formula="of:=([.$A$1]+[.$C$1]^([.$E205]/[.$M$1])-[.$O$1]-[.$I$1]^([.$E205]/100)*[.$E205]/1000)*1000" office:value-type="float" office:value="1005498.56164616" calcext:value-type="float">
            <text:p>1005498.561646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5" calcext:value-type="float">
            <text:p>205</text:p>
          </table:table-cell>
          <table:table-cell/>
          <table:table-cell table:formula="of:=([.$A$1]+[.$C$1]^([.$E206]/[.$M$1])-[.$O$1]-[.$I$1]^([.$E206]/100)*[.$E206]/1000)*1000" office:value-type="float" office:value="1005560.7872648" calcext:value-type="float">
            <text:p>1005560.787264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6" calcext:value-type="float">
            <text:p>206</text:p>
          </table:table-cell>
          <table:table-cell/>
          <table:table-cell table:formula="of:=([.$A$1]+[.$C$1]^([.$E207]/[.$M$1])-[.$O$1]-[.$I$1]^([.$E207]/100)*[.$E207]/1000)*1000" office:value-type="float" office:value="1005623.61532469" calcext:value-type="float">
            <text:p>1005623.6153246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7" calcext:value-type="float">
            <text:p>207</text:p>
          </table:table-cell>
          <table:table-cell/>
          <table:table-cell table:formula="of:=([.$A$1]+[.$C$1]^([.$E208]/[.$M$1])-[.$O$1]-[.$I$1]^([.$E208]/100)*[.$E208]/1000)*1000" office:value-type="float" office:value="1005687.0515909" calcext:value-type="float">
            <text:p>1005687.051590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8" calcext:value-type="float">
            <text:p>208</text:p>
          </table:table-cell>
          <table:table-cell/>
          <table:table-cell table:formula="of:=([.$A$1]+[.$C$1]^([.$E209]/[.$M$1])-[.$O$1]-[.$I$1]^([.$E209]/100)*[.$E209]/1000)*1000" office:value-type="float" office:value="1005751.10188329" calcext:value-type="float">
            <text:p>1005751.1018832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/>
          <table:table-cell table:formula="of:=([.$A$1]+[.$C$1]^([.$E210]/[.$M$1])-[.$O$1]-[.$I$1]^([.$E210]/100)*[.$E210]/1000)*1000" office:value-type="float" office:value="1005815.77207707" calcext:value-type="float">
            <text:p>1005815.7720770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/>
          <table:table-cell table:formula="of:=([.$A$1]+[.$C$1]^([.$E211]/[.$M$1])-[.$O$1]-[.$I$1]^([.$E211]/100)*[.$E211]/1000)*1000" office:value-type="float" office:value="1005881.06810327" calcext:value-type="float">
            <text:p>1005881.0681032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1" calcext:value-type="float">
            <text:p>211</text:p>
          </table:table-cell>
          <table:table-cell/>
          <table:table-cell table:formula="of:=([.$A$1]+[.$C$1]^([.$E212]/[.$M$1])-[.$O$1]-[.$I$1]^([.$E212]/100)*[.$E212]/1000)*1000" office:value-type="float" office:value="1005946.99594932" calcext:value-type="float">
            <text:p>1005946.9959493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2" calcext:value-type="float">
            <text:p>212</text:p>
          </table:table-cell>
          <table:table-cell/>
          <table:table-cell table:formula="of:=([.$A$1]+[.$C$1]^([.$E213]/[.$M$1])-[.$O$1]-[.$I$1]^([.$E213]/100)*[.$E213]/1000)*1000" office:value-type="float" office:value="1006013.56165952" calcext:value-type="float">
            <text:p>1006013.561659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3" calcext:value-type="float">
            <text:p>213</text:p>
          </table:table-cell>
          <table:table-cell/>
          <table:table-cell table:formula="of:=([.$A$1]+[.$C$1]^([.$E214]/[.$M$1])-[.$O$1]-[.$I$1]^([.$E214]/100)*[.$E214]/1000)*1000" office:value-type="float" office:value="1006080.77133568" calcext:value-type="float">
            <text:p>1006080.771335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4" calcext:value-type="float">
            <text:p>214</text:p>
          </table:table-cell>
          <table:table-cell/>
          <table:table-cell table:formula="of:=([.$A$1]+[.$C$1]^([.$E215]/[.$M$1])-[.$O$1]-[.$I$1]^([.$E215]/100)*[.$E215]/1000)*1000" office:value-type="float" office:value="1006148.63113754" calcext:value-type="float">
            <text:p>1006148.6311375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/>
          <table:table-cell table:formula="of:=([.$A$1]+[.$C$1]^([.$E216]/[.$M$1])-[.$O$1]-[.$I$1]^([.$E216]/100)*[.$E216]/1000)*1000" office:value-type="float" office:value="1006217.14728344" calcext:value-type="float">
            <text:p>1006217.147283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6" calcext:value-type="float">
            <text:p>216</text:p>
          </table:table-cell>
          <table:table-cell/>
          <table:table-cell table:formula="of:=([.$A$1]+[.$C$1]^([.$E217]/[.$M$1])-[.$O$1]-[.$I$1]^([.$E217]/100)*[.$E217]/1000)*1000" office:value-type="float" office:value="1006286.32605077" calcext:value-type="float">
            <text:p>1006286.3260507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7" calcext:value-type="float">
            <text:p>217</text:p>
          </table:table-cell>
          <table:table-cell/>
          <table:table-cell table:formula="of:=([.$A$1]+[.$C$1]^([.$E218]/[.$M$1])-[.$O$1]-[.$I$1]^([.$E218]/100)*[.$E218]/1000)*1000" office:value-type="float" office:value="1006356.17377662" calcext:value-type="float">
            <text:p>1006356.1737766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8" calcext:value-type="float">
            <text:p>218</text:p>
          </table:table-cell>
          <table:table-cell/>
          <table:table-cell table:formula="of:=([.$A$1]+[.$C$1]^([.$E219]/[.$M$1])-[.$O$1]-[.$I$1]^([.$E219]/100)*[.$E219]/1000)*1000" office:value-type="float" office:value="1006426.69685828" calcext:value-type="float">
            <text:p>1006426.696858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19" calcext:value-type="float">
            <text:p>219</text:p>
          </table:table-cell>
          <table:table-cell/>
          <table:table-cell table:formula="of:=([.$A$1]+[.$C$1]^([.$E220]/[.$M$1])-[.$O$1]-[.$I$1]^([.$E220]/100)*[.$E220]/1000)*1000" office:value-type="float" office:value="1006497.90175384" calcext:value-type="float">
            <text:p>1006497.901753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/>
          <table:table-cell table:formula="of:=([.$A$1]+[.$C$1]^([.$E221]/[.$M$1])-[.$O$1]-[.$I$1]^([.$E221]/100)*[.$E221]/1000)*1000" office:value-type="float" office:value="1006569.79498277" calcext:value-type="float">
            <text:p>1006569.7949827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1" calcext:value-type="float">
            <text:p>221</text:p>
          </table:table-cell>
          <table:table-cell/>
          <table:table-cell table:formula="of:=([.$A$1]+[.$C$1]^([.$E222]/[.$M$1])-[.$O$1]-[.$I$1]^([.$E222]/100)*[.$E222]/1000)*1000" office:value-type="float" office:value="1006642.3831265" calcext:value-type="float">
            <text:p>1006642.383126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2" calcext:value-type="float">
            <text:p>222</text:p>
          </table:table-cell>
          <table:table-cell/>
          <table:table-cell table:formula="of:=([.$A$1]+[.$C$1]^([.$E223]/[.$M$1])-[.$O$1]-[.$I$1]^([.$E223]/100)*[.$E223]/1000)*1000" office:value-type="float" office:value="1006715.67282897" calcext:value-type="float">
            <text:p>1006715.6728289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3" calcext:value-type="float">
            <text:p>223</text:p>
          </table:table-cell>
          <table:table-cell/>
          <table:table-cell table:formula="of:=([.$A$1]+[.$C$1]^([.$E224]/[.$M$1])-[.$O$1]-[.$I$1]^([.$E224]/100)*[.$E224]/1000)*1000" office:value-type="float" office:value="1006789.67079728" calcext:value-type="float">
            <text:p>1006789.670797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4" calcext:value-type="float">
            <text:p>224</text:p>
          </table:table-cell>
          <table:table-cell/>
          <table:table-cell table:formula="of:=([.$A$1]+[.$C$1]^([.$E225]/[.$M$1])-[.$O$1]-[.$I$1]^([.$E225]/100)*[.$E225]/1000)*1000" office:value-type="float" office:value="1006864.38380227" calcext:value-type="float">
            <text:p>1006864.3838022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5" calcext:value-type="float">
            <text:p>225</text:p>
          </table:table-cell>
          <table:table-cell/>
          <table:table-cell table:formula="of:=([.$A$1]+[.$C$1]^([.$E226]/[.$M$1])-[.$O$1]-[.$I$1]^([.$E226]/100)*[.$E226]/1000)*1000" office:value-type="float" office:value="1006939.81867908" calcext:value-type="float">
            <text:p>1006939.818679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/>
          <table:table-cell table:formula="of:=([.$A$1]+[.$C$1]^([.$E227]/[.$M$1])-[.$O$1]-[.$I$1]^([.$E227]/100)*[.$E227]/1000)*1000" office:value-type="float" office:value="1007015.98232784" calcext:value-type="float">
            <text:p>1007015.982327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7" calcext:value-type="float">
            <text:p>227</text:p>
          </table:table-cell>
          <table:table-cell/>
          <table:table-cell table:formula="of:=([.$A$1]+[.$C$1]^([.$E228]/[.$M$1])-[.$O$1]-[.$I$1]^([.$E228]/100)*[.$E228]/1000)*1000" office:value-type="float" office:value="1007092.88171421" calcext:value-type="float">
            <text:p>1007092.8817142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8" calcext:value-type="float">
            <text:p>228</text:p>
          </table:table-cell>
          <table:table-cell/>
          <table:table-cell table:formula="of:=([.$A$1]+[.$C$1]^([.$E229]/[.$M$1])-[.$O$1]-[.$I$1]^([.$E229]/100)*[.$E229]/1000)*1000" office:value-type="float" office:value="1007170.52387006" calcext:value-type="float">
            <text:p>1007170.5238700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29" calcext:value-type="float">
            <text:p>229</text:p>
          </table:table-cell>
          <table:table-cell/>
          <table:table-cell table:formula="of:=([.$A$1]+[.$C$1]^([.$E230]/[.$M$1])-[.$O$1]-[.$I$1]^([.$E230]/100)*[.$E230]/1000)*1000" office:value-type="float" office:value="1007248.91589403" calcext:value-type="float">
            <text:p>1007248.9158940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/>
          <table:table-cell table:formula="of:=([.$A$1]+[.$C$1]^([.$E231]/[.$M$1])-[.$O$1]-[.$I$1]^([.$E231]/100)*[.$E231]/1000)*1000" office:value-type="float" office:value="1007328.06495226" calcext:value-type="float">
            <text:p>1007328.0649522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1" calcext:value-type="float">
            <text:p>231</text:p>
          </table:table-cell>
          <table:table-cell/>
          <table:table-cell table:formula="of:=([.$A$1]+[.$C$1]^([.$E232]/[.$M$1])-[.$O$1]-[.$I$1]^([.$E232]/100)*[.$E232]/1000)*1000" office:value-type="float" office:value="1007407.97827892" calcext:value-type="float">
            <text:p>1007407.9782789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2" calcext:value-type="float">
            <text:p>232</text:p>
          </table:table-cell>
          <table:table-cell/>
          <table:table-cell table:formula="of:=([.$A$1]+[.$C$1]^([.$E233]/[.$M$1])-[.$O$1]-[.$I$1]^([.$E233]/100)*[.$E233]/1000)*1000" office:value-type="float" office:value="1007488.66317694" calcext:value-type="float">
            <text:p>1007488.6631769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3" calcext:value-type="float">
            <text:p>233</text:p>
          </table:table-cell>
          <table:table-cell/>
          <table:table-cell table:formula="of:=([.$A$1]+[.$C$1]^([.$E234]/[.$M$1])-[.$O$1]-[.$I$1]^([.$E234]/100)*[.$E234]/1000)*1000" office:value-type="float" office:value="1007570.12701862" calcext:value-type="float">
            <text:p>1007570.1270186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4" calcext:value-type="float">
            <text:p>234</text:p>
          </table:table-cell>
          <table:table-cell/>
          <table:table-cell table:formula="of:=([.$A$1]+[.$C$1]^([.$E235]/[.$M$1])-[.$O$1]-[.$I$1]^([.$E235]/100)*[.$E235]/1000)*1000" office:value-type="float" office:value="1007652.3772463" calcext:value-type="float">
            <text:p>1007652.377246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5" calcext:value-type="float">
            <text:p>235</text:p>
          </table:table-cell>
          <table:table-cell/>
          <table:table-cell table:formula="of:=([.$A$1]+[.$C$1]^([.$E236]/[.$M$1])-[.$O$1]-[.$I$1]^([.$E236]/100)*[.$E236]/1000)*1000" office:value-type="float" office:value="1007735.42137304" calcext:value-type="float">
            <text:p>1007735.421373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6" calcext:value-type="float">
            <text:p>236</text:p>
          </table:table-cell>
          <table:table-cell/>
          <table:table-cell table:formula="of:=([.$A$1]+[.$C$1]^([.$E237]/[.$M$1])-[.$O$1]-[.$I$1]^([.$E237]/100)*[.$E237]/1000)*1000" office:value-type="float" office:value="1007819.26698322" calcext:value-type="float">
            <text:p>1007819.2669832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7" calcext:value-type="float">
            <text:p>237</text:p>
          </table:table-cell>
          <table:table-cell/>
          <table:table-cell table:formula="of:=([.$A$1]+[.$C$1]^([.$E238]/[.$M$1])-[.$O$1]-[.$I$1]^([.$E238]/100)*[.$E238]/1000)*1000" office:value-type="float" office:value="1007903.92173333" calcext:value-type="float">
            <text:p>1007903.921733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8" calcext:value-type="float">
            <text:p>238</text:p>
          </table:table-cell>
          <table:table-cell/>
          <table:table-cell table:formula="of:=([.$A$1]+[.$C$1]^([.$E239]/[.$M$1])-[.$O$1]-[.$I$1]^([.$E239]/100)*[.$E239]/1000)*1000" office:value-type="float" office:value="1007989.39335255" calcext:value-type="float">
            <text:p>1007989.3933525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39" calcext:value-type="float">
            <text:p>239</text:p>
          </table:table-cell>
          <table:table-cell/>
          <table:table-cell table:formula="of:=([.$A$1]+[.$C$1]^([.$E240]/[.$M$1])-[.$O$1]-[.$I$1]^([.$E240]/100)*[.$E240]/1000)*1000" office:value-type="float" office:value="1008075.6896435" calcext:value-type="float">
            <text:p>1008075.689643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/>
          <table:table-cell table:formula="of:=([.$A$1]+[.$C$1]^([.$E241]/[.$M$1])-[.$O$1]-[.$I$1]^([.$E241]/100)*[.$E241]/1000)*1000" office:value-type="float" office:value="1008162.8184829" calcext:value-type="float">
            <text:p>1008162.818482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1" calcext:value-type="float">
            <text:p>241</text:p>
          </table:table-cell>
          <table:table-cell/>
          <table:table-cell table:formula="of:=([.$A$1]+[.$C$1]^([.$E242]/[.$M$1])-[.$O$1]-[.$I$1]^([.$E242]/100)*[.$E242]/1000)*1000" office:value-type="float" office:value="1008250.78782231" calcext:value-type="float">
            <text:p>1008250.7878223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2" calcext:value-type="float">
            <text:p>242</text:p>
          </table:table-cell>
          <table:table-cell/>
          <table:table-cell table:formula="of:=([.$A$1]+[.$C$1]^([.$E243]/[.$M$1])-[.$O$1]-[.$I$1]^([.$E243]/100)*[.$E243]/1000)*1000" office:value-type="float" office:value="1008339.60568879" calcext:value-type="float">
            <text:p>1008339.6056887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3" calcext:value-type="float">
            <text:p>243</text:p>
          </table:table-cell>
          <table:table-cell/>
          <table:table-cell table:formula="of:=([.$A$1]+[.$C$1]^([.$E244]/[.$M$1])-[.$O$1]-[.$I$1]^([.$E244]/100)*[.$E244]/1000)*1000" office:value-type="float" office:value="1008429.28018568" calcext:value-type="float">
            <text:p>1008429.280185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4" calcext:value-type="float">
            <text:p>244</text:p>
          </table:table-cell>
          <table:table-cell/>
          <table:table-cell table:formula="of:=([.$A$1]+[.$C$1]^([.$E245]/[.$M$1])-[.$O$1]-[.$I$1]^([.$E245]/100)*[.$E245]/1000)*1000" office:value-type="float" office:value="1008519.81949326" calcext:value-type="float">
            <text:p>1008519.8194932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5" calcext:value-type="float">
            <text:p>245</text:p>
          </table:table-cell>
          <table:table-cell/>
          <table:table-cell table:formula="of:=([.$A$1]+[.$C$1]^([.$E246]/[.$M$1])-[.$O$1]-[.$I$1]^([.$E246]/100)*[.$E246]/1000)*1000" office:value-type="float" office:value="1008611.23186951" calcext:value-type="float">
            <text:p>1008611.2318695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6" calcext:value-type="float">
            <text:p>246</text:p>
          </table:table-cell>
          <table:table-cell/>
          <table:table-cell table:formula="of:=([.$A$1]+[.$C$1]^([.$E247]/[.$M$1])-[.$O$1]-[.$I$1]^([.$E247]/100)*[.$E247]/1000)*1000" office:value-type="float" office:value="1008703.52565085" calcext:value-type="float">
            <text:p>1008703.5256508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7" calcext:value-type="float">
            <text:p>247</text:p>
          </table:table-cell>
          <table:table-cell/>
          <table:table-cell table:formula="of:=([.$A$1]+[.$C$1]^([.$E248]/[.$M$1])-[.$O$1]-[.$I$1]^([.$E248]/100)*[.$E248]/1000)*1000" office:value-type="float" office:value="1008796.70925287" calcext:value-type="float">
            <text:p>1008796.7092528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8" calcext:value-type="float">
            <text:p>248</text:p>
          </table:table-cell>
          <table:table-cell/>
          <table:table-cell table:formula="of:=([.$A$1]+[.$C$1]^([.$E249]/[.$M$1])-[.$O$1]-[.$I$1]^([.$E249]/100)*[.$E249]/1000)*1000" office:value-type="float" office:value="1008890.79117108" calcext:value-type="float">
            <text:p>1008890.791171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49" calcext:value-type="float">
            <text:p>249</text:p>
          </table:table-cell>
          <table:table-cell/>
          <table:table-cell table:formula="of:=([.$A$1]+[.$C$1]^([.$E250]/[.$M$1])-[.$O$1]-[.$I$1]^([.$E250]/100)*[.$E250]/1000)*1000" office:value-type="float" office:value="1008985.77998168" calcext:value-type="float">
            <text:p>1008985.779981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/>
          <table:table-cell table:formula="of:=([.$A$1]+[.$C$1]^([.$E251]/[.$M$1])-[.$O$1]-[.$I$1]^([.$E251]/100)*[.$E251]/1000)*1000" office:value-type="float" office:value="1009081.68434233" calcext:value-type="float">
            <text:p>1009081.684342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/>
          <table:table-cell table:formula="of:=([.$A$1]+[.$C$1]^([.$E252]/[.$M$1])-[.$O$1]-[.$I$1]^([.$E252]/100)*[.$E252]/1000)*1000" office:value-type="float" office:value="1009178.51299289" calcext:value-type="float">
            <text:p>1009178.5129928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2" calcext:value-type="float">
            <text:p>252</text:p>
          </table:table-cell>
          <table:table-cell/>
          <table:table-cell table:formula="of:=([.$A$1]+[.$C$1]^([.$E253]/[.$M$1])-[.$O$1]-[.$I$1]^([.$E253]/100)*[.$E253]/1000)*1000" office:value-type="float" office:value="1009276.27475623" calcext:value-type="float">
            <text:p>1009276.2747562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3" calcext:value-type="float">
            <text:p>253</text:p>
          </table:table-cell>
          <table:table-cell/>
          <table:table-cell table:formula="of:=([.$A$1]+[.$C$1]^([.$E254]/[.$M$1])-[.$O$1]-[.$I$1]^([.$E254]/100)*[.$E254]/1000)*1000" office:value-type="float" office:value="1009374.97853901" calcext:value-type="float">
            <text:p>1009374.9785390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4" calcext:value-type="float">
            <text:p>254</text:p>
          </table:table-cell>
          <table:table-cell/>
          <table:table-cell table:formula="of:=([.$A$1]+[.$C$1]^([.$E255]/[.$M$1])-[.$O$1]-[.$I$1]^([.$E255]/100)*[.$E255]/1000)*1000" office:value-type="float" office:value="1009474.63333246" calcext:value-type="float">
            <text:p>1009474.6333324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/>
          <table:table-cell table:formula="of:=([.$A$1]+[.$C$1]^([.$E256]/[.$M$1])-[.$O$1]-[.$I$1]^([.$E256]/100)*[.$E256]/1000)*1000" office:value-type="float" office:value="1009575.24821319" calcext:value-type="float">
            <text:p>1009575.248213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table:formula="of:=([.$A$1]+[.$C$1]^([.$E257]/[.$M$1])-[.$O$1]-[.$I$1]^([.$E257]/100)*[.$E257]/1000)*1000" office:value-type="float" office:value="1009676.83234401" calcext:value-type="float">
            <text:p>1009676.8323440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7" calcext:value-type="float">
            <text:p>257</text:p>
          </table:table-cell>
          <table:table-cell/>
          <table:table-cell table:formula="of:=([.$A$1]+[.$C$1]^([.$E258]/[.$M$1])-[.$O$1]-[.$I$1]^([.$E258]/100)*[.$E258]/1000)*1000" office:value-type="float" office:value="1009779.39497473" calcext:value-type="float">
            <text:p>1009779.3949747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8" calcext:value-type="float">
            <text:p>258</text:p>
          </table:table-cell>
          <table:table-cell/>
          <table:table-cell table:formula="of:=([.$A$1]+[.$C$1]^([.$E259]/[.$M$1])-[.$O$1]-[.$I$1]^([.$E259]/100)*[.$E259]/1000)*1000" office:value-type="float" office:value="1009882.94544301" calcext:value-type="float">
            <text:p>1009882.9454430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59" calcext:value-type="float">
            <text:p>259</text:p>
          </table:table-cell>
          <table:table-cell/>
          <table:table-cell table:formula="of:=([.$A$1]+[.$C$1]^([.$E260]/[.$M$1])-[.$O$1]-[.$I$1]^([.$E260]/100)*[.$E260]/1000)*1000" office:value-type="float" office:value="1009987.49317515" calcext:value-type="float">
            <text:p>1009987.4931751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/>
          <table:table-cell table:formula="of:=([.$A$1]+[.$C$1]^([.$E261]/[.$M$1])-[.$O$1]-[.$I$1]^([.$E261]/100)*[.$E261]/1000)*1000" office:value-type="float" office:value="1010093.04768696" calcext:value-type="float">
            <text:p>1010093.047686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1" calcext:value-type="float">
            <text:p>261</text:p>
          </table:table-cell>
          <table:table-cell/>
          <table:table-cell table:formula="of:=([.$A$1]+[.$C$1]^([.$E262]/[.$M$1])-[.$O$1]-[.$I$1]^([.$E262]/100)*[.$E262]/1000)*1000" office:value-type="float" office:value="1010199.61858462" calcext:value-type="float">
            <text:p>1010199.6185846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2" calcext:value-type="float">
            <text:p>262</text:p>
          </table:table-cell>
          <table:table-cell/>
          <table:table-cell table:formula="of:=([.$A$1]+[.$C$1]^([.$E263]/[.$M$1])-[.$O$1]-[.$I$1]^([.$E263]/100)*[.$E263]/1000)*1000" office:value-type="float" office:value="1010307.2155655" calcext:value-type="float">
            <text:p>1010307.215565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3" calcext:value-type="float">
            <text:p>263</text:p>
          </table:table-cell>
          <table:table-cell/>
          <table:table-cell table:formula="of:=([.$A$1]+[.$C$1]^([.$E264]/[.$M$1])-[.$O$1]-[.$I$1]^([.$E264]/100)*[.$E264]/1000)*1000" office:value-type="float" office:value="1010415.84841905" calcext:value-type="float">
            <text:p>1010415.848419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4" calcext:value-type="float">
            <text:p>264</text:p>
          </table:table-cell>
          <table:table-cell/>
          <table:table-cell table:formula="of:=([.$A$1]+[.$C$1]^([.$E265]/[.$M$1])-[.$O$1]-[.$I$1]^([.$E265]/100)*[.$E265]/1000)*1000" office:value-type="float" office:value="1010525.52702767" calcext:value-type="float">
            <text:p>1010525.527027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5" calcext:value-type="float">
            <text:p>265</text:p>
          </table:table-cell>
          <table:table-cell/>
          <table:table-cell table:formula="of:=([.$A$1]+[.$C$1]^([.$E266]/[.$M$1])-[.$O$1]-[.$I$1]^([.$E266]/100)*[.$E266]/1000)*1000" office:value-type="float" office:value="1010636.26136758" calcext:value-type="float">
            <text:p>1010636.2613675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/>
          <table:table-cell table:formula="of:=([.$A$1]+[.$C$1]^([.$E267]/[.$M$1])-[.$O$1]-[.$I$1]^([.$E267]/100)*[.$E267]/1000)*1000" office:value-type="float" office:value="1010748.06150973" calcext:value-type="float">
            <text:p>1010748.0615097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/>
          <table:table-cell table:formula="of:=([.$A$1]+[.$C$1]^([.$E268]/[.$M$1])-[.$O$1]-[.$I$1]^([.$E268]/100)*[.$E268]/1000)*1000" office:value-type="float" office:value="1010860.93762066" calcext:value-type="float">
            <text:p>1010860.9376206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8" calcext:value-type="float">
            <text:p>268</text:p>
          </table:table-cell>
          <table:table-cell/>
          <table:table-cell table:formula="of:=([.$A$1]+[.$C$1]^([.$E269]/[.$M$1])-[.$O$1]-[.$I$1]^([.$E269]/100)*[.$E269]/1000)*1000" office:value-type="float" office:value="1010974.89996345" calcext:value-type="float">
            <text:p>1010974.8999634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69" calcext:value-type="float">
            <text:p>269</text:p>
          </table:table-cell>
          <table:table-cell/>
          <table:table-cell table:formula="of:=([.$A$1]+[.$C$1]^([.$E270]/[.$M$1])-[.$O$1]-[.$I$1]^([.$E270]/100)*[.$E270]/1000)*1000" office:value-type="float" office:value="1011089.9588986" calcext:value-type="float">
            <text:p>1011089.958898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/>
          <table:table-cell table:formula="of:=([.$A$1]+[.$C$1]^([.$E271]/[.$M$1])-[.$O$1]-[.$I$1]^([.$E271]/100)*[.$E271]/1000)*1000" office:value-type="float" office:value="1011206.12488499" calcext:value-type="float">
            <text:p>1011206.1248849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1" calcext:value-type="float">
            <text:p>271</text:p>
          </table:table-cell>
          <table:table-cell/>
          <table:table-cell table:formula="of:=([.$A$1]+[.$C$1]^([.$E272]/[.$M$1])-[.$O$1]-[.$I$1]^([.$E272]/100)*[.$E272]/1000)*1000" office:value-type="float" office:value="1011323.40848076" calcext:value-type="float">
            <text:p>1011323.408480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2" calcext:value-type="float">
            <text:p>272</text:p>
          </table:table-cell>
          <table:table-cell/>
          <table:table-cell table:formula="of:=([.$A$1]+[.$C$1]^([.$E273]/[.$M$1])-[.$O$1]-[.$I$1]^([.$E273]/100)*[.$E273]/1000)*1000" office:value-type="float" office:value="1011441.82034431" calcext:value-type="float">
            <text:p>1011441.8203443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3" calcext:value-type="float">
            <text:p>273</text:p>
          </table:table-cell>
          <table:table-cell/>
          <table:table-cell table:formula="of:=([.$A$1]+[.$C$1]^([.$E274]/[.$M$1])-[.$O$1]-[.$I$1]^([.$E274]/100)*[.$E274]/1000)*1000" office:value-type="float" office:value="1011561.37123519" calcext:value-type="float">
            <text:p>1011561.371235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4" calcext:value-type="float">
            <text:p>274</text:p>
          </table:table-cell>
          <table:table-cell/>
          <table:table-cell table:formula="of:=([.$A$1]+[.$C$1]^([.$E275]/[.$M$1])-[.$O$1]-[.$I$1]^([.$E275]/100)*[.$E275]/1000)*1000" office:value-type="float" office:value="1011682.0720151" calcext:value-type="float">
            <text:p>1011682.072015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5" calcext:value-type="float">
            <text:p>275</text:p>
          </table:table-cell>
          <table:table-cell/>
          <table:table-cell table:formula="of:=([.$A$1]+[.$C$1]^([.$E276]/[.$M$1])-[.$O$1]-[.$I$1]^([.$E276]/100)*[.$E276]/1000)*1000" office:value-type="float" office:value="1011803.93364887" calcext:value-type="float">
            <text:p>1011803.9336488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6" calcext:value-type="float">
            <text:p>276</text:p>
          </table:table-cell>
          <table:table-cell/>
          <table:table-cell table:formula="of:=([.$A$1]+[.$C$1]^([.$E277]/[.$M$1])-[.$O$1]-[.$I$1]^([.$E277]/100)*[.$E277]/1000)*1000" office:value-type="float" office:value="1011926.96720538" calcext:value-type="float">
            <text:p>1011926.9672053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7" calcext:value-type="float">
            <text:p>277</text:p>
          </table:table-cell>
          <table:table-cell/>
          <table:table-cell table:formula="of:=([.$A$1]+[.$C$1]^([.$E278]/[.$M$1])-[.$O$1]-[.$I$1]^([.$E278]/100)*[.$E278]/1000)*1000" office:value-type="float" office:value="1012051.18385861" calcext:value-type="float">
            <text:p>1012051.1838586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8" calcext:value-type="float">
            <text:p>278</text:p>
          </table:table-cell>
          <table:table-cell/>
          <table:table-cell table:formula="of:=([.$A$1]+[.$C$1]^([.$E279]/[.$M$1])-[.$O$1]-[.$I$1]^([.$E279]/100)*[.$E279]/1000)*1000" office:value-type="float" office:value="1012176.59488858" calcext:value-type="float">
            <text:p>1012176.5948885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79" calcext:value-type="float">
            <text:p>279</text:p>
          </table:table-cell>
          <table:table-cell/>
          <table:table-cell table:formula="of:=([.$A$1]+[.$C$1]^([.$E280]/[.$M$1])-[.$O$1]-[.$I$1]^([.$E280]/100)*[.$E280]/1000)*1000" office:value-type="float" office:value="1012303.21168239" calcext:value-type="float">
            <text:p>1012303.2116823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/>
          <table:table-cell table:formula="of:=([.$A$1]+[.$C$1]^([.$E281]/[.$M$1])-[.$O$1]-[.$I$1]^([.$E281]/100)*[.$E281]/1000)*1000" office:value-type="float" office:value="1012431.04573523" calcext:value-type="float">
            <text:p>1012431.0457352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1" calcext:value-type="float">
            <text:p>281</text:p>
          </table:table-cell>
          <table:table-cell/>
          <table:table-cell table:formula="of:=([.$A$1]+[.$C$1]^([.$E282]/[.$M$1])-[.$O$1]-[.$I$1]^([.$E282]/100)*[.$E282]/1000)*1000" office:value-type="float" office:value="1012560.1086514" calcext:value-type="float">
            <text:p>1012560.108651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2" calcext:value-type="float">
            <text:p>282</text:p>
          </table:table-cell>
          <table:table-cell/>
          <table:table-cell table:formula="of:=([.$A$1]+[.$C$1]^([.$E283]/[.$M$1])-[.$O$1]-[.$I$1]^([.$E283]/100)*[.$E283]/1000)*1000" office:value-type="float" office:value="1012690.41214534" calcext:value-type="float">
            <text:p>1012690.412145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3" calcext:value-type="float">
            <text:p>283</text:p>
          </table:table-cell>
          <table:table-cell/>
          <table:table-cell table:formula="of:=([.$A$1]+[.$C$1]^([.$E284]/[.$M$1])-[.$O$1]-[.$I$1]^([.$E284]/100)*[.$E284]/1000)*1000" office:value-type="float" office:value="1012821.96804267" calcext:value-type="float">
            <text:p>1012821.968042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4" calcext:value-type="float">
            <text:p>284</text:p>
          </table:table-cell>
          <table:table-cell/>
          <table:table-cell table:formula="of:=([.$A$1]+[.$C$1]^([.$E285]/[.$M$1])-[.$O$1]-[.$I$1]^([.$E285]/100)*[.$E285]/1000)*1000" office:value-type="float" office:value="1012954.78828127" calcext:value-type="float">
            <text:p>1012954.7882812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5" calcext:value-type="float">
            <text:p>285</text:p>
          </table:table-cell>
          <table:table-cell/>
          <table:table-cell table:formula="of:=([.$A$1]+[.$C$1]^([.$E286]/[.$M$1])-[.$O$1]-[.$I$1]^([.$E286]/100)*[.$E286]/1000)*1000" office:value-type="float" office:value="1013088.88491231" calcext:value-type="float">
            <text:p>1013088.8849123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/>
          <table:table-cell table:formula="of:=([.$A$1]+[.$C$1]^([.$E287]/[.$M$1])-[.$O$1]-[.$I$1]^([.$E287]/100)*[.$E287]/1000)*1000" office:value-type="float" office:value="1013224.27010133" calcext:value-type="float">
            <text:p>1013224.270101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7" calcext:value-type="float">
            <text:p>287</text:p>
          </table:table-cell>
          <table:table-cell/>
          <table:table-cell table:formula="of:=([.$A$1]+[.$C$1]^([.$E288]/[.$M$1])-[.$O$1]-[.$I$1]^([.$E288]/100)*[.$E288]/1000)*1000" office:value-type="float" office:value="1013360.95612936" calcext:value-type="float">
            <text:p>1013360.956129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8" calcext:value-type="float">
            <text:p>288</text:p>
          </table:table-cell>
          <table:table-cell/>
          <table:table-cell table:formula="of:=([.$A$1]+[.$C$1]^([.$E289]/[.$M$1])-[.$O$1]-[.$I$1]^([.$E289]/100)*[.$E289]/1000)*1000" office:value-type="float" office:value="1013498.95539395" calcext:value-type="float">
            <text:p>1013498.9553939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89" calcext:value-type="float">
            <text:p>289</text:p>
          </table:table-cell>
          <table:table-cell/>
          <table:table-cell table:formula="of:=([.$A$1]+[.$C$1]^([.$E290]/[.$M$1])-[.$O$1]-[.$I$1]^([.$E290]/100)*[.$E290]/1000)*1000" office:value-type="float" office:value="1013638.28041033" calcext:value-type="float">
            <text:p>1013638.280410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/>
          <table:table-cell table:formula="of:=([.$A$1]+[.$C$1]^([.$E291]/[.$M$1])-[.$O$1]-[.$I$1]^([.$E291]/100)*[.$E291]/1000)*1000" office:value-type="float" office:value="1013778.94381251" calcext:value-type="float">
            <text:p>1013778.9438125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1" calcext:value-type="float">
            <text:p>291</text:p>
          </table:table-cell>
          <table:table-cell/>
          <table:table-cell table:formula="of:=([.$A$1]+[.$C$1]^([.$E292]/[.$M$1])-[.$O$1]-[.$I$1]^([.$E292]/100)*[.$E292]/1000)*1000" office:value-type="float" office:value="1013920.95835439" calcext:value-type="float">
            <text:p>1013920.9583543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2" calcext:value-type="float">
            <text:p>292</text:p>
          </table:table-cell>
          <table:table-cell/>
          <table:table-cell table:formula="of:=([.$A$1]+[.$C$1]^([.$E293]/[.$M$1])-[.$O$1]-[.$I$1]^([.$E293]/100)*[.$E293]/1000)*1000" office:value-type="float" office:value="1014064.3369109" calcext:value-type="float">
            <text:p>1014064.336910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3" calcext:value-type="float">
            <text:p>293</text:p>
          </table:table-cell>
          <table:table-cell/>
          <table:table-cell table:formula="of:=([.$A$1]+[.$C$1]^([.$E294]/[.$M$1])-[.$O$1]-[.$I$1]^([.$E294]/100)*[.$E294]/1000)*1000" office:value-type="float" office:value="1014209.09247917" calcext:value-type="float">
            <text:p>1014209.0924791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4" calcext:value-type="float">
            <text:p>294</text:p>
          </table:table-cell>
          <table:table-cell/>
          <table:table-cell table:formula="of:=([.$A$1]+[.$C$1]^([.$E295]/[.$M$1])-[.$O$1]-[.$I$1]^([.$E295]/100)*[.$E295]/1000)*1000" office:value-type="float" office:value="1014355.23817966" calcext:value-type="float">
            <text:p>1014355.2381796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5" calcext:value-type="float">
            <text:p>295</text:p>
          </table:table-cell>
          <table:table-cell/>
          <table:table-cell table:formula="of:=([.$A$1]+[.$C$1]^([.$E296]/[.$M$1])-[.$O$1]-[.$I$1]^([.$E296]/100)*[.$E296]/1000)*1000" office:value-type="float" office:value="1014502.78725734" calcext:value-type="float">
            <text:p>1014502.787257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6" calcext:value-type="float">
            <text:p>296</text:p>
          </table:table-cell>
          <table:table-cell/>
          <table:table-cell table:formula="of:=([.$A$1]+[.$C$1]^([.$E297]/[.$M$1])-[.$O$1]-[.$I$1]^([.$E297]/100)*[.$E297]/1000)*1000" office:value-type="float" office:value="1014651.75308287" calcext:value-type="float">
            <text:p>1014651.7530828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7" calcext:value-type="float">
            <text:p>297</text:p>
          </table:table-cell>
          <table:table-cell/>
          <table:table-cell table:formula="of:=([.$A$1]+[.$C$1]^([.$E298]/[.$M$1])-[.$O$1]-[.$I$1]^([.$E298]/100)*[.$E298]/1000)*1000" office:value-type="float" office:value="1014802.1491538" calcext:value-type="float">
            <text:p>1014802.149153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8" calcext:value-type="float">
            <text:p>298</text:p>
          </table:table-cell>
          <table:table-cell/>
          <table:table-cell table:formula="of:=([.$A$1]+[.$C$1]^([.$E299]/[.$M$1])-[.$O$1]-[.$I$1]^([.$E299]/100)*[.$E299]/1000)*1000" office:value-type="float" office:value="1014953.98909573" calcext:value-type="float">
            <text:p>1014953.9890957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99" calcext:value-type="float">
            <text:p>299</text:p>
          </table:table-cell>
          <table:table-cell/>
          <table:table-cell table:formula="of:=([.$A$1]+[.$C$1]^([.$E300]/[.$M$1])-[.$O$1]-[.$I$1]^([.$E300]/100)*[.$E300]/1000)*1000" office:value-type="float" office:value="1015107.28666361" calcext:value-type="float">
            <text:p>1015107.2866636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/>
          <table:table-cell table:formula="of:=([.$A$1]+[.$C$1]^([.$E301]/[.$M$1])-[.$O$1]-[.$I$1]^([.$E301]/100)*[.$E301]/1000)*1000" office:value-type="float" office:value="1015262.05574285" calcext:value-type="float">
            <text:p>1015262.0557428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1" calcext:value-type="float">
            <text:p>301</text:p>
          </table:table-cell>
          <table:table-cell/>
          <table:table-cell table:formula="of:=([.$A$1]+[.$C$1]^([.$E302]/[.$M$1])-[.$O$1]-[.$I$1]^([.$E302]/100)*[.$E302]/1000)*1000" office:value-type="float" office:value="1015418.31035066" calcext:value-type="float">
            <text:p>1015418.3103506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2" calcext:value-type="float">
            <text:p>302</text:p>
          </table:table-cell>
          <table:table-cell/>
          <table:table-cell table:formula="of:=([.$A$1]+[.$C$1]^([.$E303]/[.$M$1])-[.$O$1]-[.$I$1]^([.$E303]/100)*[.$E303]/1000)*1000" office:value-type="float" office:value="1015576.06463724" calcext:value-type="float">
            <text:p>1015576.064637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/>
          <table:table-cell table:formula="of:=([.$A$1]+[.$C$1]^([.$E304]/[.$M$1])-[.$O$1]-[.$I$1]^([.$E304]/100)*[.$E304]/1000)*1000" office:value-type="float" office:value="1015735.33288705" calcext:value-type="float">
            <text:p>1015735.332887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4" calcext:value-type="float">
            <text:p>304</text:p>
          </table:table-cell>
          <table:table-cell/>
          <table:table-cell table:formula="of:=([.$A$1]+[.$C$1]^([.$E305]/[.$M$1])-[.$O$1]-[.$I$1]^([.$E305]/100)*[.$E305]/1000)*1000" office:value-type="float" office:value="1015896.12952011" calcext:value-type="float">
            <text:p>1015896.1295201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5" calcext:value-type="float">
            <text:p>305</text:p>
          </table:table-cell>
          <table:table-cell/>
          <table:table-cell table:formula="of:=([.$A$1]+[.$C$1]^([.$E306]/[.$M$1])-[.$O$1]-[.$I$1]^([.$E306]/100)*[.$E306]/1000)*1000" office:value-type="float" office:value="1016058.46909323" calcext:value-type="float">
            <text:p>1016058.4690932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table:formula="of:=([.$A$1]+[.$C$1]^([.$E307]/[.$M$1])-[.$O$1]-[.$I$1]^([.$E307]/100)*[.$E307]/1000)*1000" office:value-type="float" office:value="1016222.36630136" calcext:value-type="float">
            <text:p>1016222.366301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7" calcext:value-type="float">
            <text:p>307</text:p>
          </table:table-cell>
          <table:table-cell/>
          <table:table-cell table:formula="of:=([.$A$1]+[.$C$1]^([.$E308]/[.$M$1])-[.$O$1]-[.$I$1]^([.$E308]/100)*[.$E308]/1000)*1000" office:value-type="float" office:value="1016387.83597888" calcext:value-type="float">
            <text:p>1016387.8359788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/>
          <table:table-cell table:formula="of:=([.$A$1]+[.$C$1]^([.$E309]/[.$M$1])-[.$O$1]-[.$I$1]^([.$E309]/100)*[.$E309]/1000)*1000" office:value-type="float" office:value="1016554.89310091" calcext:value-type="float">
            <text:p>1016554.8931009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09" calcext:value-type="float">
            <text:p>309</text:p>
          </table:table-cell>
          <table:table-cell/>
          <table:table-cell table:formula="of:=([.$A$1]+[.$C$1]^([.$E310]/[.$M$1])-[.$O$1]-[.$I$1]^([.$E310]/100)*[.$E310]/1000)*1000" office:value-type="float" office:value="1016723.55278464" calcext:value-type="float">
            <text:p>1016723.552784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/>
          <table:table-cell table:formula="of:=([.$A$1]+[.$C$1]^([.$E311]/[.$M$1])-[.$O$1]-[.$I$1]^([.$E311]/100)*[.$E311]/1000)*1000" office:value-type="float" office:value="1016893.8302907" calcext:value-type="float">
            <text:p>1016893.830290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1" calcext:value-type="float">
            <text:p>311</text:p>
          </table:table-cell>
          <table:table-cell/>
          <table:table-cell table:formula="of:=([.$A$1]+[.$C$1]^([.$E312]/[.$M$1])-[.$O$1]-[.$I$1]^([.$E312]/100)*[.$E312]/1000)*1000" office:value-type="float" office:value="1017065.74102451" calcext:value-type="float">
            <text:p>1017065.7410245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2" calcext:value-type="float">
            <text:p>312</text:p>
          </table:table-cell>
          <table:table-cell/>
          <table:table-cell table:formula="of:=([.$A$1]+[.$C$1]^([.$E313]/[.$M$1])-[.$O$1]-[.$I$1]^([.$E313]/100)*[.$E313]/1000)*1000" office:value-type="float" office:value="1017239.30053764" calcext:value-type="float">
            <text:p>1017239.300537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3" calcext:value-type="float">
            <text:p>313</text:p>
          </table:table-cell>
          <table:table-cell/>
          <table:table-cell table:formula="of:=([.$A$1]+[.$C$1]^([.$E314]/[.$M$1])-[.$O$1]-[.$I$1]^([.$E314]/100)*[.$E314]/1000)*1000" office:value-type="float" office:value="1017414.52452921" calcext:value-type="float">
            <text:p>1017414.5245292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4" calcext:value-type="float">
            <text:p>314</text:p>
          </table:table-cell>
          <table:table-cell/>
          <table:table-cell table:formula="of:=([.$A$1]+[.$C$1]^([.$E315]/[.$M$1])-[.$O$1]-[.$I$1]^([.$E315]/100)*[.$E315]/1000)*1000" office:value-type="float" office:value="1017591.42884727" calcext:value-type="float">
            <text:p>1017591.4288472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  <table:table-cell/>
          <table:table-cell table:formula="of:=([.$A$1]+[.$C$1]^([.$E316]/[.$M$1])-[.$O$1]-[.$I$1]^([.$E316]/100)*[.$E316]/1000)*1000" office:value-type="float" office:value="1017770.02949022" calcext:value-type="float">
            <text:p>1017770.0294902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/>
          <table:table-cell table:formula="of:=([.$A$1]+[.$C$1]^([.$E317]/[.$M$1])-[.$O$1]-[.$I$1]^([.$E317]/100)*[.$E317]/1000)*1000" office:value-type="float" office:value="1017950.34260826" calcext:value-type="float">
            <text:p>1017950.3426082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7" calcext:value-type="float">
            <text:p>317</text:p>
          </table:table-cell>
          <table:table-cell/>
          <table:table-cell table:formula="of:=([.$A$1]+[.$C$1]^([.$E318]/[.$M$1])-[.$O$1]-[.$I$1]^([.$E318]/100)*[.$E318]/1000)*1000" office:value-type="float" office:value="1018132.38450477" calcext:value-type="float">
            <text:p>1018132.3845047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/>
          <table:table-cell table:formula="of:=([.$A$1]+[.$C$1]^([.$E319]/[.$M$1])-[.$O$1]-[.$I$1]^([.$E319]/100)*[.$E319]/1000)*1000" office:value-type="float" office:value="1018316.17163782" calcext:value-type="float">
            <text:p>1018316.1716378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/>
          <table:table-cell table:formula="of:=([.$A$1]+[.$C$1]^([.$E320]/[.$M$1])-[.$O$1]-[.$I$1]^([.$E320]/100)*[.$E320]/1000)*1000" office:value-type="float" office:value="1018501.7206216" calcext:value-type="float">
            <text:p>1018501.72062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/>
          <table:table-cell table:formula="of:=([.$A$1]+[.$C$1]^([.$E321]/[.$M$1])-[.$O$1]-[.$I$1]^([.$E321]/100)*[.$E321]/1000)*1000" office:value-type="float" office:value="1018689.04822792" calcext:value-type="float">
            <text:p>1018689.0482279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/>
          <table:table-cell table:formula="of:=([.$A$1]+[.$C$1]^([.$E322]/[.$M$1])-[.$O$1]-[.$I$1]^([.$E322]/100)*[.$E322]/1000)*1000" office:value-type="float" office:value="1018878.17138767" calcext:value-type="float">
            <text:p>1018878.171387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/>
          <table:table-cell table:formula="of:=([.$A$1]+[.$C$1]^([.$E323]/[.$M$1])-[.$O$1]-[.$I$1]^([.$E323]/100)*[.$E323]/1000)*1000" office:value-type="float" office:value="1019069.10719237" calcext:value-type="float">
            <text:p>1019069.1071923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/>
          <table:table-cell table:formula="of:=([.$A$1]+[.$C$1]^([.$E324]/[.$M$1])-[.$O$1]-[.$I$1]^([.$E324]/100)*[.$E324]/1000)*1000" office:value-type="float" office:value="1019261.87289567" calcext:value-type="float">
            <text:p>1019261.872895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/>
          <table:table-cell table:formula="of:=([.$A$1]+[.$C$1]^([.$E325]/[.$M$1])-[.$O$1]-[.$I$1]^([.$E325]/100)*[.$E325]/1000)*1000" office:value-type="float" office:value="1019456.48591489" calcext:value-type="float">
            <text:p>1019456.4859148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/>
          <table:table-cell table:formula="of:=([.$A$1]+[.$C$1]^([.$E326]/[.$M$1])-[.$O$1]-[.$I$1]^([.$E326]/100)*[.$E326]/1000)*1000" office:value-type="float" office:value="1019652.96383255" calcext:value-type="float">
            <text:p>1019652.9638325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/>
          <table:table-cell table:formula="of:=([.$A$1]+[.$C$1]^([.$E327]/[.$M$1])-[.$O$1]-[.$I$1]^([.$E327]/100)*[.$E327]/1000)*1000" office:value-type="float" office:value="1019851.32439797" calcext:value-type="float">
            <text:p>1019851.3243979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/>
          <table:table-cell table:formula="of:=([.$A$1]+[.$C$1]^([.$E328]/[.$M$1])-[.$O$1]-[.$I$1]^([.$E328]/100)*[.$E328]/1000)*1000" office:value-type="float" office:value="1020051.58552883" calcext:value-type="float">
            <text:p>1020051.5855288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/>
          <table:table-cell table:formula="of:=([.$A$1]+[.$C$1]^([.$E329]/[.$M$1])-[.$O$1]-[.$I$1]^([.$E329]/100)*[.$E329]/1000)*1000" office:value-type="float" office:value="1020253.76531276" calcext:value-type="float">
            <text:p>1020253.765312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/>
          <table:table-cell table:formula="of:=([.$A$1]+[.$C$1]^([.$E330]/[.$M$1])-[.$O$1]-[.$I$1]^([.$E330]/100)*[.$E330]/1000)*1000" office:value-type="float" office:value="1020457.88200898" calcext:value-type="float">
            <text:p>1020457.8820089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/>
          <table:table-cell table:formula="of:=([.$A$1]+[.$C$1]^([.$E331]/[.$M$1])-[.$O$1]-[.$I$1]^([.$E331]/100)*[.$E331]/1000)*1000" office:value-type="float" office:value="1020663.95404987" calcext:value-type="float">
            <text:p>1020663.9540498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/>
          <table:table-cell table:formula="of:=([.$A$1]+[.$C$1]^([.$E332]/[.$M$1])-[.$O$1]-[.$I$1]^([.$E332]/100)*[.$E332]/1000)*1000" office:value-type="float" office:value="1020872.00004269" calcext:value-type="float">
            <text:p>1020872.0000426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/>
          <table:table-cell table:formula="of:=([.$A$1]+[.$C$1]^([.$E333]/[.$M$1])-[.$O$1]-[.$I$1]^([.$E333]/100)*[.$E333]/1000)*1000" office:value-type="float" office:value="1021082.03877114" calcext:value-type="float">
            <text:p>1021082.0387711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/>
          <table:table-cell table:formula="of:=([.$A$1]+[.$C$1]^([.$E334]/[.$M$1])-[.$O$1]-[.$I$1]^([.$E334]/100)*[.$E334]/1000)*1000" office:value-type="float" office:value="1021294.08919711" calcext:value-type="float">
            <text:p>1021294.0891971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/>
          <table:table-cell table:formula="of:=([.$A$1]+[.$C$1]^([.$E335]/[.$M$1])-[.$O$1]-[.$I$1]^([.$E335]/100)*[.$E335]/1000)*1000" office:value-type="float" office:value="1021508.17046234" calcext:value-type="float">
            <text:p>1021508.170462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/>
          <table:table-cell table:formula="of:=([.$A$1]+[.$C$1]^([.$E336]/[.$M$1])-[.$O$1]-[.$I$1]^([.$E336]/100)*[.$E336]/1000)*1000" office:value-type="float" office:value="1021724.30189013" calcext:value-type="float">
            <text:p>1021724.3018901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/>
          <table:table-cell table:formula="of:=([.$A$1]+[.$C$1]^([.$E337]/[.$M$1])-[.$O$1]-[.$I$1]^([.$E337]/100)*[.$E337]/1000)*1000" office:value-type="float" office:value="1021942.50298704" calcext:value-type="float">
            <text:p>1021942.502987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/>
          <table:table-cell table:formula="of:=([.$A$1]+[.$C$1]^([.$E338]/[.$M$1])-[.$O$1]-[.$I$1]^([.$E338]/100)*[.$E338]/1000)*1000" office:value-type="float" office:value="1022162.79344463" calcext:value-type="float">
            <text:p>1022162.7934446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/>
          <table:table-cell table:formula="of:=([.$A$1]+[.$C$1]^([.$E339]/[.$M$1])-[.$O$1]-[.$I$1]^([.$E339]/100)*[.$E339]/1000)*1000" office:value-type="float" office:value="1022385.19314126" calcext:value-type="float">
            <text:p>1022385.1931412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/>
          <table:table-cell table:formula="of:=([.$A$1]+[.$C$1]^([.$E340]/[.$M$1])-[.$O$1]-[.$I$1]^([.$E340]/100)*[.$E340]/1000)*1000" office:value-type="float" office:value="1022609.72214379" calcext:value-type="float">
            <text:p>1022609.7221437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/>
          <table:table-cell table:formula="of:=([.$A$1]+[.$C$1]^([.$E341]/[.$M$1])-[.$O$1]-[.$I$1]^([.$E341]/100)*[.$E341]/1000)*1000" office:value-type="float" office:value="1022836.4007094" calcext:value-type="float">
            <text:p>1022836.400709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/>
          <table:table-cell table:formula="of:=([.$A$1]+[.$C$1]^([.$E342]/[.$M$1])-[.$O$1]-[.$I$1]^([.$E342]/100)*[.$E342]/1000)*1000" office:value-type="float" office:value="1023065.24928741" calcext:value-type="float">
            <text:p>1023065.2492874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/>
          <table:table-cell table:formula="of:=([.$A$1]+[.$C$1]^([.$E343]/[.$M$1])-[.$O$1]-[.$I$1]^([.$E343]/100)*[.$E343]/1000)*1000" office:value-type="float" office:value="1023296.28852106" calcext:value-type="float">
            <text:p>1023296.2885210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/>
          <table:table-cell table:formula="of:=([.$A$1]+[.$C$1]^([.$E344]/[.$M$1])-[.$O$1]-[.$I$1]^([.$E344]/100)*[.$E344]/1000)*1000" office:value-type="float" office:value="1023529.53924938" calcext:value-type="float">
            <text:p>1023529.5392493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/>
          <table:table-cell table:formula="of:=([.$A$1]+[.$C$1]^([.$E345]/[.$M$1])-[.$O$1]-[.$I$1]^([.$E345]/100)*[.$E345]/1000)*1000" office:value-type="float" office:value="1023765.02250903" calcext:value-type="float">
            <text:p>1023765.0225090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/>
          <table:table-cell table:formula="of:=([.$A$1]+[.$C$1]^([.$E346]/[.$M$1])-[.$O$1]-[.$I$1]^([.$E346]/100)*[.$E346]/1000)*1000" office:value-type="float" office:value="1024002.75953617" calcext:value-type="float">
            <text:p>1024002.7595361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/>
          <table:table-cell table:formula="of:=([.$A$1]+[.$C$1]^([.$E347]/[.$M$1])-[.$O$1]-[.$I$1]^([.$E347]/100)*[.$E347]/1000)*1000" office:value-type="float" office:value="1024242.77176836" calcext:value-type="float">
            <text:p>1024242.771768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/>
          <table:table-cell table:formula="of:=([.$A$1]+[.$C$1]^([.$E348]/[.$M$1])-[.$O$1]-[.$I$1]^([.$E348]/100)*[.$E348]/1000)*1000" office:value-type="float" office:value="1024485.08084646" calcext:value-type="float">
            <text:p>1024485.0808464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/>
          <table:table-cell table:formula="of:=([.$A$1]+[.$C$1]^([.$E349]/[.$M$1])-[.$O$1]-[.$I$1]^([.$E349]/100)*[.$E349]/1000)*1000" office:value-type="float" office:value="1024729.70861655" calcext:value-type="float">
            <text:p>1024729.7086165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/>
          <table:table-cell table:formula="of:=([.$A$1]+[.$C$1]^([.$E350]/[.$M$1])-[.$O$1]-[.$I$1]^([.$E350]/100)*[.$E350]/1000)*1000" office:value-type="float" office:value="1024976.6771319" calcext:value-type="float">
            <text:p>1024976.67713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/>
          <table:table-cell table:formula="of:=([.$A$1]+[.$C$1]^([.$E351]/[.$M$1])-[.$O$1]-[.$I$1]^([.$E351]/100)*[.$E351]/1000)*1000" office:value-type="float" office:value="1025226.0086549" calcext:value-type="float">
            <text:p>1025226.008654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/>
          <table:table-cell table:formula="of:=([.$A$1]+[.$C$1]^([.$E352]/[.$M$1])-[.$O$1]-[.$I$1]^([.$E352]/100)*[.$E352]/1000)*1000" office:value-type="float" office:value="1025477.72565905" calcext:value-type="float">
            <text:p>1025477.725659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/>
          <table:table-cell table:formula="of:=([.$A$1]+[.$C$1]^([.$E353]/[.$M$1])-[.$O$1]-[.$I$1]^([.$E353]/100)*[.$E353]/1000)*1000" office:value-type="float" office:value="1025731.85083099" calcext:value-type="float">
            <text:p>1025731.8508309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3" calcext:value-type="float">
            <text:p>353</text:p>
          </table:table-cell>
          <table:table-cell/>
          <table:table-cell table:formula="of:=([.$A$1]+[.$C$1]^([.$E354]/[.$M$1])-[.$O$1]-[.$I$1]^([.$E354]/100)*[.$E354]/1000)*1000" office:value-type="float" office:value="1025988.40707246" calcext:value-type="float">
            <text:p>1025988.4070724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/>
          <table:table-cell table:formula="of:=([.$A$1]+[.$C$1]^([.$E355]/[.$M$1])-[.$O$1]-[.$I$1]^([.$E355]/100)*[.$E355]/1000)*1000" office:value-type="float" office:value="1026247.4175024" calcext:value-type="float">
            <text:p>1026247.41750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5" calcext:value-type="float">
            <text:p>355</text:p>
          </table:table-cell>
          <table:table-cell/>
          <table:table-cell table:formula="of:=([.$A$1]+[.$C$1]^([.$E356]/[.$M$1])-[.$O$1]-[.$I$1]^([.$E356]/100)*[.$E356]/1000)*1000" office:value-type="float" office:value="1026508.90545897" calcext:value-type="float">
            <text:p>1026508.9054589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/>
          <table:table-cell table:formula="of:=([.$A$1]+[.$C$1]^([.$E357]/[.$M$1])-[.$O$1]-[.$I$1]^([.$E357]/100)*[.$E357]/1000)*1000" office:value-type="float" office:value="1026772.89450164" calcext:value-type="float">
            <text:p>1026772.894501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/>
          <table:table-cell table:formula="of:=([.$A$1]+[.$C$1]^([.$E358]/[.$M$1])-[.$O$1]-[.$I$1]^([.$E358]/100)*[.$E358]/1000)*1000" office:value-type="float" office:value="1027039.40841325" calcext:value-type="float">
            <text:p>1027039.4084132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/>
          <table:table-cell table:formula="of:=([.$A$1]+[.$C$1]^([.$E359]/[.$M$1])-[.$O$1]-[.$I$1]^([.$E359]/100)*[.$E359]/1000)*1000" office:value-type="float" office:value="1027308.47120221" calcext:value-type="float">
            <text:p>1027308.4712022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/>
          <table:table-cell table:formula="of:=([.$A$1]+[.$C$1]^([.$E360]/[.$M$1])-[.$O$1]-[.$I$1]^([.$E360]/100)*[.$E360]/1000)*1000" office:value-type="float" office:value="1027580.10710455" calcext:value-type="float">
            <text:p>1027580.1071045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/>
          <table:table-cell table:formula="of:=([.$A$1]+[.$C$1]^([.$E361]/[.$M$1])-[.$O$1]-[.$I$1]^([.$E361]/100)*[.$E361]/1000)*1000" office:value-type="float" office:value="1027854.34058611" calcext:value-type="float">
            <text:p>1027854.3405861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/>
          <table:table-cell table:formula="of:=([.$A$1]+[.$C$1]^([.$E362]/[.$M$1])-[.$O$1]-[.$I$1]^([.$E362]/100)*[.$E362]/1000)*1000" office:value-type="float" office:value="1028131.19634474" calcext:value-type="float">
            <text:p>1028131.1963447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/>
          <table:table-cell table:formula="of:=([.$A$1]+[.$C$1]^([.$E363]/[.$M$1])-[.$O$1]-[.$I$1]^([.$E363]/100)*[.$E363]/1000)*1000" office:value-type="float" office:value="1028410.69931244" calcext:value-type="float">
            <text:p>1028410.699312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/>
          <table:table-cell table:formula="of:=([.$A$1]+[.$C$1]^([.$E364]/[.$M$1])-[.$O$1]-[.$I$1]^([.$E364]/100)*[.$E364]/1000)*1000" office:value-type="float" office:value="1028692.87465765" calcext:value-type="float">
            <text:p>1028692.8746576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/>
          <table:table-cell table:formula="of:=([.$A$1]+[.$C$1]^([.$E365]/[.$M$1])-[.$O$1]-[.$I$1]^([.$E365]/100)*[.$E365]/1000)*1000" office:value-type="float" office:value="1028977.74778743" calcext:value-type="float">
            <text:p>1028977.7477874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/>
          <table:table-cell table:formula="of:=([.$A$1]+[.$C$1]^([.$E366]/[.$M$1])-[.$O$1]-[.$I$1]^([.$E366]/100)*[.$E366]/1000)*1000" office:value-type="float" office:value="1029265.34434974" calcext:value-type="float">
            <text:p>1029265.3443497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6" calcext:value-type="float">
            <text:p>366</text:p>
          </table:table-cell>
          <table:table-cell/>
          <table:table-cell table:formula="of:=([.$A$1]+[.$C$1]^([.$E367]/[.$M$1])-[.$O$1]-[.$I$1]^([.$E367]/100)*[.$E367]/1000)*1000" office:value-type="float" office:value="1029555.69023575" calcext:value-type="float">
            <text:p>1029555.6902357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/>
          <table:table-cell table:formula="of:=([.$A$1]+[.$C$1]^([.$E368]/[.$M$1])-[.$O$1]-[.$I$1]^([.$E368]/100)*[.$E368]/1000)*1000" office:value-type="float" office:value="1029848.81158208" calcext:value-type="float">
            <text:p>1029848.8115820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/>
          <table:table-cell table:formula="of:=([.$A$1]+[.$C$1]^([.$E369]/[.$M$1])-[.$O$1]-[.$I$1]^([.$E369]/100)*[.$E369]/1000)*1000" office:value-type="float" office:value="1030144.73477319" calcext:value-type="float">
            <text:p>1030144.734773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/>
          <table:table-cell table:formula="of:=([.$A$1]+[.$C$1]^([.$E370]/[.$M$1])-[.$O$1]-[.$I$1]^([.$E370]/100)*[.$E370]/1000)*1000" office:value-type="float" office:value="1030443.48644369" calcext:value-type="float">
            <text:p>1030443.4864436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0" calcext:value-type="float">
            <text:p>370</text:p>
          </table:table-cell>
          <table:table-cell/>
          <table:table-cell table:formula="of:=([.$A$1]+[.$C$1]^([.$E371]/[.$M$1])-[.$O$1]-[.$I$1]^([.$E371]/100)*[.$E371]/1000)*1000" office:value-type="float" office:value="1030745.09348074" calcext:value-type="float">
            <text:p>1030745.0934807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/>
          <table:table-cell table:formula="of:=([.$A$1]+[.$C$1]^([.$E372]/[.$M$1])-[.$O$1]-[.$I$1]^([.$E372]/100)*[.$E372]/1000)*1000" office:value-type="float" office:value="1031049.58302638" calcext:value-type="float">
            <text:p>1031049.5830263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/>
          <table:table-cell table:formula="of:=([.$A$1]+[.$C$1]^([.$E373]/[.$M$1])-[.$O$1]-[.$I$1]^([.$E373]/100)*[.$E373]/1000)*1000" office:value-type="float" office:value="1031356.98248002" calcext:value-type="float">
            <text:p>1031356.9824800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/>
          <table:table-cell table:formula="of:=([.$A$1]+[.$C$1]^([.$E374]/[.$M$1])-[.$O$1]-[.$I$1]^([.$E374]/100)*[.$E374]/1000)*1000" office:value-type="float" office:value="1031667.31950085" calcext:value-type="float">
            <text:p>1031667.3195008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/>
          <table:table-cell table:formula="of:=([.$A$1]+[.$C$1]^([.$E375]/[.$M$1])-[.$O$1]-[.$I$1]^([.$E375]/100)*[.$E375]/1000)*1000" office:value-type="float" office:value="1031980.62201025" calcext:value-type="float">
            <text:p>1031980.6220102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/>
          <table:table-cell table:formula="of:=([.$A$1]+[.$C$1]^([.$E376]/[.$M$1])-[.$O$1]-[.$I$1]^([.$E376]/100)*[.$E376]/1000)*1000" office:value-type="float" office:value="1032296.91819438" calcext:value-type="float">
            <text:p>1032296.9181943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/>
          <table:table-cell table:formula="of:=([.$A$1]+[.$C$1]^([.$E377]/[.$M$1])-[.$O$1]-[.$I$1]^([.$E377]/100)*[.$E377]/1000)*1000" office:value-type="float" office:value="1032616.23650657" calcext:value-type="float">
            <text:p>1032616.2365065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7" calcext:value-type="float">
            <text:p>377</text:p>
          </table:table-cell>
          <table:table-cell/>
          <table:table-cell table:formula="of:=([.$A$1]+[.$C$1]^([.$E378]/[.$M$1])-[.$O$1]-[.$I$1]^([.$E378]/100)*[.$E378]/1000)*1000" office:value-type="float" office:value="1032938.60566994" calcext:value-type="float">
            <text:p>1032938.6056699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/>
          <table:table-cell table:formula="of:=([.$A$1]+[.$C$1]^([.$E379]/[.$M$1])-[.$O$1]-[.$I$1]^([.$E379]/100)*[.$E379]/1000)*1000" office:value-type="float" office:value="1033264.0546799" calcext:value-type="float">
            <text:p>1033264.054679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/>
          <table:table-cell table:formula="of:=([.$A$1]+[.$C$1]^([.$E380]/[.$M$1])-[.$O$1]-[.$I$1]^([.$E380]/100)*[.$E380]/1000)*1000" office:value-type="float" office:value="1033592.61280678" calcext:value-type="float">
            <text:p>1033592.6128067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/>
          <table:table-cell table:formula="of:=([.$A$1]+[.$C$1]^([.$E381]/[.$M$1])-[.$O$1]-[.$I$1]^([.$E381]/100)*[.$E381]/1000)*1000" office:value-type="float" office:value="1033924.30959837" calcext:value-type="float">
            <text:p>1033924.3095983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1" calcext:value-type="float">
            <text:p>381</text:p>
          </table:table-cell>
          <table:table-cell/>
          <table:table-cell table:formula="of:=([.$A$1]+[.$C$1]^([.$E382]/[.$M$1])-[.$O$1]-[.$I$1]^([.$E382]/100)*[.$E382]/1000)*1000" office:value-type="float" office:value="1034259.1748826" calcext:value-type="float">
            <text:p>1034259.174882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2" calcext:value-type="float">
            <text:p>382</text:p>
          </table:table-cell>
          <table:table-cell/>
          <table:table-cell table:formula="of:=([.$A$1]+[.$C$1]^([.$E383]/[.$M$1])-[.$O$1]-[.$I$1]^([.$E383]/100)*[.$E383]/1000)*1000" office:value-type="float" office:value="1034597.23877019" calcext:value-type="float">
            <text:p>1034597.238770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/>
          <table:table-cell table:formula="of:=([.$A$1]+[.$C$1]^([.$E384]/[.$M$1])-[.$O$1]-[.$I$1]^([.$E384]/100)*[.$E384]/1000)*1000" office:value-type="float" office:value="1034938.53165729" calcext:value-type="float">
            <text:p>1034938.5316572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4" calcext:value-type="float">
            <text:p>384</text:p>
          </table:table-cell>
          <table:table-cell/>
          <table:table-cell table:formula="of:=([.$A$1]+[.$C$1]^([.$E385]/[.$M$1])-[.$O$1]-[.$I$1]^([.$E385]/100)*[.$E385]/1000)*1000" office:value-type="float" office:value="1035283.08422822" calcext:value-type="float">
            <text:p>1035283.0842282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5" calcext:value-type="float">
            <text:p>385</text:p>
          </table:table-cell>
          <table:table-cell/>
          <table:table-cell table:formula="of:=([.$A$1]+[.$C$1]^([.$E386]/[.$M$1])-[.$O$1]-[.$I$1]^([.$E386]/100)*[.$E386]/1000)*1000" office:value-type="float" office:value="1035630.92745818" calcext:value-type="float">
            <text:p>1035630.9274581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/>
          <table:table-cell table:formula="of:=([.$A$1]+[.$C$1]^([.$E387]/[.$M$1])-[.$O$1]-[.$I$1]^([.$E387]/100)*[.$E387]/1000)*1000" office:value-type="float" office:value="1035982.09261602" calcext:value-type="float">
            <text:p>1035982.0926160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7" calcext:value-type="float">
            <text:p>387</text:p>
          </table:table-cell>
          <table:table-cell/>
          <table:table-cell table:formula="of:=([.$A$1]+[.$C$1]^([.$E388]/[.$M$1])-[.$O$1]-[.$I$1]^([.$E388]/100)*[.$E388]/1000)*1000" office:value-type="float" office:value="1036336.61126702" calcext:value-type="float">
            <text:p>1036336.6112670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8" calcext:value-type="float">
            <text:p>388</text:p>
          </table:table-cell>
          <table:table-cell/>
          <table:table-cell table:formula="of:=([.$A$1]+[.$C$1]^([.$E389]/[.$M$1])-[.$O$1]-[.$I$1]^([.$E389]/100)*[.$E389]/1000)*1000" office:value-type="float" office:value="1036694.51527567" calcext:value-type="float">
            <text:p>1036694.5152756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/>
          <table:table-cell table:formula="of:=([.$A$1]+[.$C$1]^([.$E390]/[.$M$1])-[.$O$1]-[.$I$1]^([.$E390]/100)*[.$E390]/1000)*1000" office:value-type="float" office:value="1037055.83680855" calcext:value-type="float">
            <text:p>1037055.8368085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/>
          <table:table-cell table:formula="of:=([.$A$1]+[.$C$1]^([.$E391]/[.$M$1])-[.$O$1]-[.$I$1]^([.$E391]/100)*[.$E391]/1000)*1000" office:value-type="float" office:value="1037420.60833714" calcext:value-type="float">
            <text:p>1037420.6083371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1" calcext:value-type="float">
            <text:p>391</text:p>
          </table:table-cell>
          <table:table-cell/>
          <table:table-cell table:formula="of:=([.$A$1]+[.$C$1]^([.$E392]/[.$M$1])-[.$O$1]-[.$I$1]^([.$E392]/100)*[.$E392]/1000)*1000" office:value-type="float" office:value="1037788.86264076" calcext:value-type="float">
            <text:p>1037788.8626407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/>
          <table:table-cell table:formula="of:=([.$A$1]+[.$C$1]^([.$E393]/[.$M$1])-[.$O$1]-[.$I$1]^([.$E393]/100)*[.$E393]/1000)*1000" office:value-type="float" office:value="1038160.63280944" calcext:value-type="float">
            <text:p>1038160.632809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3" calcext:value-type="float">
            <text:p>393</text:p>
          </table:table-cell>
          <table:table-cell/>
          <table:table-cell table:formula="of:=([.$A$1]+[.$C$1]^([.$E394]/[.$M$1])-[.$O$1]-[.$I$1]^([.$E394]/100)*[.$E394]/1000)*1000" office:value-type="float" office:value="1038535.9522469" calcext:value-type="float">
            <text:p>1038535.952246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4" calcext:value-type="float">
            <text:p>394</text:p>
          </table:table-cell>
          <table:table-cell/>
          <table:table-cell table:formula="of:=([.$A$1]+[.$C$1]^([.$E395]/[.$M$1])-[.$O$1]-[.$I$1]^([.$E395]/100)*[.$E395]/1000)*1000" office:value-type="float" office:value="1038914.8546735" calcext:value-type="float">
            <text:p>1038914.854673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/>
          <table:table-cell table:formula="of:=([.$A$1]+[.$C$1]^([.$E396]/[.$M$1])-[.$O$1]-[.$I$1]^([.$E396]/100)*[.$E396]/1000)*1000" office:value-type="float" office:value="1039297.37412922" calcext:value-type="float">
            <text:p>1039297.3741292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/>
          <table:table-cell table:formula="of:=([.$A$1]+[.$C$1]^([.$E397]/[.$M$1])-[.$O$1]-[.$I$1]^([.$E397]/100)*[.$E397]/1000)*1000" office:value-type="float" office:value="1039683.54497673" calcext:value-type="float">
            <text:p>1039683.5449767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/>
          <table:table-cell table:formula="of:=([.$A$1]+[.$C$1]^([.$E398]/[.$M$1])-[.$O$1]-[.$I$1]^([.$E398]/100)*[.$E398]/1000)*1000" office:value-type="float" office:value="1040073.40190443" calcext:value-type="float">
            <text:p>1040073.4019044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table:formula="of:=([.$A$1]+[.$C$1]^([.$E399]/[.$M$1])-[.$O$1]-[.$I$1]^([.$E399]/100)*[.$E399]/1000)*1000" office:value-type="float" office:value="1040466.97992953" calcext:value-type="float">
            <text:p>1040466.9799295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99" calcext:value-type="float">
            <text:p>399</text:p>
          </table:table-cell>
          <table:table-cell/>
          <table:table-cell table:formula="of:=([.$A$1]+[.$C$1]^([.$E400]/[.$M$1])-[.$O$1]-[.$I$1]^([.$E400]/100)*[.$E400]/1000)*1000" office:value-type="float" office:value="1040864.31440116" calcext:value-type="float">
            <text:p>1040864.314401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/>
          <table:table-cell table:formula="of:=([.$A$1]+[.$C$1]^([.$E401]/[.$M$1])-[.$O$1]-[.$I$1]^([.$E401]/100)*[.$E401]/1000)*1000" office:value-type="float" office:value="1041265.4410035" calcext:value-type="float">
            <text:p>1041265.441003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1" calcext:value-type="float">
            <text:p>401</text:p>
          </table:table-cell>
          <table:table-cell/>
          <table:table-cell table:formula="of:=([.$A$1]+[.$C$1]^([.$E402]/[.$M$1])-[.$O$1]-[.$I$1]^([.$E402]/100)*[.$E402]/1000)*1000" office:value-type="float" office:value="1041670.39575901" calcext:value-type="float">
            <text:p>1041670.3957590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2" calcext:value-type="float">
            <text:p>402</text:p>
          </table:table-cell>
          <table:table-cell/>
          <table:table-cell table:formula="of:=([.$A$1]+[.$C$1]^([.$E403]/[.$M$1])-[.$O$1]-[.$I$1]^([.$E403]/100)*[.$E403]/1000)*1000" office:value-type="float" office:value="1042079.21503157" calcext:value-type="float">
            <text:p>1042079.2150315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3" calcext:value-type="float">
            <text:p>403</text:p>
          </table:table-cell>
          <table:table-cell/>
          <table:table-cell table:formula="of:=([.$A$1]+[.$C$1]^([.$E404]/[.$M$1])-[.$O$1]-[.$I$1]^([.$E404]/100)*[.$E404]/1000)*1000" office:value-type="float" office:value="1042491.93552975" calcext:value-type="float">
            <text:p>1042491.9355297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/>
          <table:table-cell table:formula="of:=([.$A$1]+[.$C$1]^([.$E405]/[.$M$1])-[.$O$1]-[.$I$1]^([.$E405]/100)*[.$E405]/1000)*1000" office:value-type="float" office:value="1042908.59431005" calcext:value-type="float">
            <text:p>1042908.594310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5" calcext:value-type="float">
            <text:p>405</text:p>
          </table:table-cell>
          <table:table-cell/>
          <table:table-cell table:formula="of:=([.$A$1]+[.$C$1]^([.$E406]/[.$M$1])-[.$O$1]-[.$I$1]^([.$E406]/100)*[.$E406]/1000)*1000" office:value-type="float" office:value="1043329.22878024" calcext:value-type="float">
            <text:p>1043329.228780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6" calcext:value-type="float">
            <text:p>406</text:p>
          </table:table-cell>
          <table:table-cell/>
          <table:table-cell table:formula="of:=([.$A$1]+[.$C$1]^([.$E407]/[.$M$1])-[.$O$1]-[.$I$1]^([.$E407]/100)*[.$E407]/1000)*1000" office:value-type="float" office:value="1043753.87670263" calcext:value-type="float">
            <text:p>1043753.8767026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7" calcext:value-type="float">
            <text:p>407</text:p>
          </table:table-cell>
          <table:table-cell/>
          <table:table-cell table:formula="of:=([.$A$1]+[.$C$1]^([.$E408]/[.$M$1])-[.$O$1]-[.$I$1]^([.$E408]/100)*[.$E408]/1000)*1000" office:value-type="float" office:value="1044182.57619746" calcext:value-type="float">
            <text:p>1044182.5761974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8" calcext:value-type="float">
            <text:p>408</text:p>
          </table:table-cell>
          <table:table-cell/>
          <table:table-cell table:formula="of:=([.$A$1]+[.$C$1]^([.$E409]/[.$M$1])-[.$O$1]-[.$I$1]^([.$E409]/100)*[.$E409]/1000)*1000" office:value-type="float" office:value="1044615.36574628" calcext:value-type="float">
            <text:p>1044615.365746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09" calcext:value-type="float">
            <text:p>409</text:p>
          </table:table-cell>
          <table:table-cell/>
          <table:table-cell table:formula="of:=([.$A$1]+[.$C$1]^([.$E410]/[.$M$1])-[.$O$1]-[.$I$1]^([.$E410]/100)*[.$E410]/1000)*1000" office:value-type="float" office:value="1045052.28419539" calcext:value-type="float">
            <text:p>1045052.2841953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0" calcext:value-type="float">
            <text:p>410</text:p>
          </table:table-cell>
          <table:table-cell/>
          <table:table-cell table:formula="of:=([.$A$1]+[.$C$1]^([.$E411]/[.$M$1])-[.$O$1]-[.$I$1]^([.$E411]/100)*[.$E411]/1000)*1000" office:value-type="float" office:value="1045493.37075926" calcext:value-type="float">
            <text:p>1045493.3707592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1" calcext:value-type="float">
            <text:p>411</text:p>
          </table:table-cell>
          <table:table-cell/>
          <table:table-cell table:formula="of:=([.$A$1]+[.$C$1]^([.$E412]/[.$M$1])-[.$O$1]-[.$I$1]^([.$E412]/100)*[.$E412]/1000)*1000" office:value-type="float" office:value="1045938.66502407" calcext:value-type="float">
            <text:p>1045938.6650240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2" calcext:value-type="float">
            <text:p>412</text:p>
          </table:table-cell>
          <table:table-cell/>
          <table:table-cell table:formula="of:=([.$A$1]+[.$C$1]^([.$E413]/[.$M$1])-[.$O$1]-[.$I$1]^([.$E413]/100)*[.$E413]/1000)*1000" office:value-type="float" office:value="1046388.20695116" calcext:value-type="float">
            <text:p>1046388.2069511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3" calcext:value-type="float">
            <text:p>413</text:p>
          </table:table-cell>
          <table:table-cell/>
          <table:table-cell table:formula="of:=([.$A$1]+[.$C$1]^([.$E414]/[.$M$1])-[.$O$1]-[.$I$1]^([.$E414]/100)*[.$E414]/1000)*1000" office:value-type="float" office:value="1046842.03688064" calcext:value-type="float">
            <text:p>1046842.036880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4" calcext:value-type="float">
            <text:p>414</text:p>
          </table:table-cell>
          <table:table-cell/>
          <table:table-cell table:formula="of:=([.$A$1]+[.$C$1]^([.$E415]/[.$M$1])-[.$O$1]-[.$I$1]^([.$E415]/100)*[.$E415]/1000)*1000" office:value-type="float" office:value="1047300.19553496" calcext:value-type="float">
            <text:p>1047300.195534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5" calcext:value-type="float">
            <text:p>415</text:p>
          </table:table-cell>
          <table:table-cell/>
          <table:table-cell table:formula="of:=([.$A$1]+[.$C$1]^([.$E416]/[.$M$1])-[.$O$1]-[.$I$1]^([.$E416]/100)*[.$E416]/1000)*1000" office:value-type="float" office:value="1047762.72402253" calcext:value-type="float">
            <text:p>1047762.7240225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6" calcext:value-type="float">
            <text:p>416</text:p>
          </table:table-cell>
          <table:table-cell/>
          <table:table-cell table:formula="of:=([.$A$1]+[.$C$1]^([.$E417]/[.$M$1])-[.$O$1]-[.$I$1]^([.$E417]/100)*[.$E417]/1000)*1000" office:value-type="float" office:value="1048229.66384136" calcext:value-type="float">
            <text:p>1048229.663841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7" calcext:value-type="float">
            <text:p>417</text:p>
          </table:table-cell>
          <table:table-cell/>
          <table:table-cell table:formula="of:=([.$A$1]+[.$C$1]^([.$E418]/[.$M$1])-[.$O$1]-[.$I$1]^([.$E418]/100)*[.$E418]/1000)*1000" office:value-type="float" office:value="1048701.05688277" calcext:value-type="float">
            <text:p>1048701.0568827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8" calcext:value-type="float">
            <text:p>418</text:p>
          </table:table-cell>
          <table:table-cell/>
          <table:table-cell table:formula="of:=([.$A$1]+[.$C$1]^([.$E419]/[.$M$1])-[.$O$1]-[.$I$1]^([.$E419]/100)*[.$E419]/1000)*1000" office:value-type="float" office:value="1049176.94543513" calcext:value-type="float">
            <text:p>1049176.9454351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19" calcext:value-type="float">
            <text:p>419</text:p>
          </table:table-cell>
          <table:table-cell/>
          <table:table-cell table:formula="of:=([.$A$1]+[.$C$1]^([.$E420]/[.$M$1])-[.$O$1]-[.$I$1]^([.$E420]/100)*[.$E420]/1000)*1000" office:value-type="float" office:value="1049657.37218757" calcext:value-type="float">
            <text:p>1049657.3721875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0" calcext:value-type="float">
            <text:p>420</text:p>
          </table:table-cell>
          <table:table-cell/>
          <table:table-cell table:formula="of:=([.$A$1]+[.$C$1]^([.$E421]/[.$M$1])-[.$O$1]-[.$I$1]^([.$E421]/100)*[.$E421]/1000)*1000" office:value-type="float" office:value="1050142.38023382" calcext:value-type="float">
            <text:p>1050142.3802338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1" calcext:value-type="float">
            <text:p>421</text:p>
          </table:table-cell>
          <table:table-cell/>
          <table:table-cell table:formula="of:=([.$A$1]+[.$C$1]^([.$E422]/[.$M$1])-[.$O$1]-[.$I$1]^([.$E422]/100)*[.$E422]/1000)*1000" office:value-type="float" office:value="1050632.01307602" calcext:value-type="float">
            <text:p>1050632.0130760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2" calcext:value-type="float">
            <text:p>422</text:p>
          </table:table-cell>
          <table:table-cell/>
          <table:table-cell table:formula="of:=([.$A$1]+[.$C$1]^([.$E423]/[.$M$1])-[.$O$1]-[.$I$1]^([.$E423]/100)*[.$E423]/1000)*1000" office:value-type="float" office:value="1051126.31462861" calcext:value-type="float">
            <text:p>1051126.3146286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3" calcext:value-type="float">
            <text:p>423</text:p>
          </table:table-cell>
          <table:table-cell/>
          <table:table-cell table:formula="of:=([.$A$1]+[.$C$1]^([.$E424]/[.$M$1])-[.$O$1]-[.$I$1]^([.$E424]/100)*[.$E424]/1000)*1000" office:value-type="float" office:value="1051625.32922219" calcext:value-type="float">
            <text:p>1051625.329222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4" calcext:value-type="float">
            <text:p>424</text:p>
          </table:table-cell>
          <table:table-cell/>
          <table:table-cell table:formula="of:=([.$A$1]+[.$C$1]^([.$E425]/[.$M$1])-[.$O$1]-[.$I$1]^([.$E425]/100)*[.$E425]/1000)*1000" office:value-type="float" office:value="1052129.10160752" calcext:value-type="float">
            <text:p>1052129.101607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5" calcext:value-type="float">
            <text:p>425</text:p>
          </table:table-cell>
          <table:table-cell/>
          <table:table-cell table:formula="of:=([.$A$1]+[.$C$1]^([.$E426]/[.$M$1])-[.$O$1]-[.$I$1]^([.$E426]/100)*[.$E426]/1000)*1000" office:value-type="float" office:value="1052637.67695945" calcext:value-type="float">
            <text:p>1052637.6769594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6" calcext:value-type="float">
            <text:p>426</text:p>
          </table:table-cell>
          <table:table-cell/>
          <table:table-cell table:formula="of:=([.$A$1]+[.$C$1]^([.$E427]/[.$M$1])-[.$O$1]-[.$I$1]^([.$E427]/100)*[.$E427]/1000)*1000" office:value-type="float" office:value="1053151.10088097" calcext:value-type="float">
            <text:p>1053151.1008809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7" calcext:value-type="float">
            <text:p>427</text:p>
          </table:table-cell>
          <table:table-cell/>
          <table:table-cell table:formula="of:=([.$A$1]+[.$C$1]^([.$E428]/[.$M$1])-[.$O$1]-[.$I$1]^([.$E428]/100)*[.$E428]/1000)*1000" office:value-type="float" office:value="1053669.41940724" calcext:value-type="float">
            <text:p>1053669.4194072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8" calcext:value-type="float">
            <text:p>428</text:p>
          </table:table-cell>
          <table:table-cell/>
          <table:table-cell table:formula="of:=([.$A$1]+[.$C$1]^([.$E429]/[.$M$1])-[.$O$1]-[.$I$1]^([.$E429]/100)*[.$E429]/1000)*1000" office:value-type="float" office:value="1054192.6790097" calcext:value-type="float">
            <text:p>1054192.679009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29" calcext:value-type="float">
            <text:p>429</text:p>
          </table:table-cell>
          <table:table-cell/>
          <table:table-cell table:formula="of:=([.$A$1]+[.$C$1]^([.$E430]/[.$M$1])-[.$O$1]-[.$I$1]^([.$E430]/100)*[.$E430]/1000)*1000" office:value-type="float" office:value="1054720.92660019" calcext:value-type="float">
            <text:p>1054720.926600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0" calcext:value-type="float">
            <text:p>430</text:p>
          </table:table-cell>
          <table:table-cell/>
          <table:table-cell table:formula="of:=([.$A$1]+[.$C$1]^([.$E431]/[.$M$1])-[.$O$1]-[.$I$1]^([.$E431]/100)*[.$E431]/1000)*1000" office:value-type="float" office:value="1055254.20953513" calcext:value-type="float">
            <text:p>1055254.2095351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1" calcext:value-type="float">
            <text:p>431</text:p>
          </table:table-cell>
          <table:table-cell/>
          <table:table-cell table:formula="of:=([.$A$1]+[.$C$1]^([.$E432]/[.$M$1])-[.$O$1]-[.$I$1]^([.$E432]/100)*[.$E432]/1000)*1000" office:value-type="float" office:value="1055792.57561973" calcext:value-type="float">
            <text:p>1055792.5756197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2" calcext:value-type="float">
            <text:p>432</text:p>
          </table:table-cell>
          <table:table-cell/>
          <table:table-cell table:formula="of:=([.$A$1]+[.$C$1]^([.$E433]/[.$M$1])-[.$O$1]-[.$I$1]^([.$E433]/100)*[.$E433]/1000)*1000" office:value-type="float" office:value="1056336.07311223" calcext:value-type="float">
            <text:p>1056336.0731122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3" calcext:value-type="float">
            <text:p>433</text:p>
          </table:table-cell>
          <table:table-cell/>
          <table:table-cell table:formula="of:=([.$A$1]+[.$C$1]^([.$E434]/[.$M$1])-[.$O$1]-[.$I$1]^([.$E434]/100)*[.$E434]/1000)*1000" office:value-type="float" office:value="1056884.75072818" calcext:value-type="float">
            <text:p>1056884.7507281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4" calcext:value-type="float">
            <text:p>434</text:p>
          </table:table-cell>
          <table:table-cell/>
          <table:table-cell table:formula="of:=([.$A$1]+[.$C$1]^([.$E435]/[.$M$1])-[.$O$1]-[.$I$1]^([.$E435]/100)*[.$E435]/1000)*1000" office:value-type="float" office:value="1057438.65764483" calcext:value-type="float">
            <text:p>1057438.6576448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5" calcext:value-type="float">
            <text:p>435</text:p>
          </table:table-cell>
          <table:table-cell/>
          <table:table-cell table:formula="of:=([.$A$1]+[.$C$1]^([.$E436]/[.$M$1])-[.$O$1]-[.$I$1]^([.$E436]/100)*[.$E436]/1000)*1000" office:value-type="float" office:value="1057997.84350543" calcext:value-type="float">
            <text:p>1057997.8435054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6" calcext:value-type="float">
            <text:p>436</text:p>
          </table:table-cell>
          <table:table-cell/>
          <table:table-cell table:formula="of:=([.$A$1]+[.$C$1]^([.$E437]/[.$M$1])-[.$O$1]-[.$I$1]^([.$E437]/100)*[.$E437]/1000)*1000" office:value-type="float" office:value="1058562.35842368" calcext:value-type="float">
            <text:p>1058562.3584236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7" calcext:value-type="float">
            <text:p>437</text:p>
          </table:table-cell>
          <table:table-cell/>
          <table:table-cell table:formula="of:=([.$A$1]+[.$C$1]^([.$E438]/[.$M$1])-[.$O$1]-[.$I$1]^([.$E438]/100)*[.$E438]/1000)*1000" office:value-type="float" office:value="1059132.25298817" calcext:value-type="float">
            <text:p>1059132.2529881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8" calcext:value-type="float">
            <text:p>438</text:p>
          </table:table-cell>
          <table:table-cell/>
          <table:table-cell table:formula="of:=([.$A$1]+[.$C$1]^([.$E439]/[.$M$1])-[.$O$1]-[.$I$1]^([.$E439]/100)*[.$E439]/1000)*1000" office:value-type="float" office:value="1059707.5782669" calcext:value-type="float">
            <text:p>1059707.578266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39" calcext:value-type="float">
            <text:p>439</text:p>
          </table:table-cell>
          <table:table-cell/>
          <table:table-cell table:formula="of:=([.$A$1]+[.$C$1]^([.$E440]/[.$M$1])-[.$O$1]-[.$I$1]^([.$E440]/100)*[.$E440]/1000)*1000" office:value-type="float" office:value="1060288.3858118" calcext:value-type="float">
            <text:p>1060288.385811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0" calcext:value-type="float">
            <text:p>440</text:p>
          </table:table-cell>
          <table:table-cell/>
          <table:table-cell table:formula="of:=([.$A$1]+[.$C$1]^([.$E441]/[.$M$1])-[.$O$1]-[.$I$1]^([.$E441]/100)*[.$E441]/1000)*1000" office:value-type="float" office:value="1060874.72766331" calcext:value-type="float">
            <text:p>1060874.7276633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1" calcext:value-type="float">
            <text:p>441</text:p>
          </table:table-cell>
          <table:table-cell/>
          <table:table-cell table:formula="of:=([.$A$1]+[.$C$1]^([.$E442]/[.$M$1])-[.$O$1]-[.$I$1]^([.$E442]/100)*[.$E442]/1000)*1000" office:value-type="float" office:value="1061466.65635505" calcext:value-type="float">
            <text:p>1061466.656355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2" calcext:value-type="float">
            <text:p>442</text:p>
          </table:table-cell>
          <table:table-cell/>
          <table:table-cell table:formula="of:=([.$A$1]+[.$C$1]^([.$E443]/[.$M$1])-[.$O$1]-[.$I$1]^([.$E443]/100)*[.$E443]/1000)*1000" office:value-type="float" office:value="1062064.2249184" calcext:value-type="float">
            <text:p>1062064.22491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3" calcext:value-type="float">
            <text:p>443</text:p>
          </table:table-cell>
          <table:table-cell/>
          <table:table-cell table:formula="of:=([.$A$1]+[.$C$1]^([.$E444]/[.$M$1])-[.$O$1]-[.$I$1]^([.$E444]/100)*[.$E444]/1000)*1000" office:value-type="float" office:value="1062667.48688732" calcext:value-type="float">
            <text:p>1062667.4868873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4" calcext:value-type="float">
            <text:p>444</text:p>
          </table:table-cell>
          <table:table-cell/>
          <table:table-cell table:formula="of:=([.$A$1]+[.$C$1]^([.$E445]/[.$M$1])-[.$O$1]-[.$I$1]^([.$E445]/100)*[.$E445]/1000)*1000" office:value-type="float" office:value="1063276.49630303" calcext:value-type="float">
            <text:p>1063276.4963030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5" calcext:value-type="float">
            <text:p>445</text:p>
          </table:table-cell>
          <table:table-cell/>
          <table:table-cell table:formula="of:=([.$A$1]+[.$C$1]^([.$E446]/[.$M$1])-[.$O$1]-[.$I$1]^([.$E446]/100)*[.$E446]/1000)*1000" office:value-type="float" office:value="1063891.30771885" calcext:value-type="float">
            <text:p>1063891.3077188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6" calcext:value-type="float">
            <text:p>446</text:p>
          </table:table-cell>
          <table:table-cell/>
          <table:table-cell table:formula="of:=([.$A$1]+[.$C$1]^([.$E447]/[.$M$1])-[.$O$1]-[.$I$1]^([.$E447]/100)*[.$E447]/1000)*1000" office:value-type="float" office:value="1064511.97620505" calcext:value-type="float">
            <text:p>1064511.976205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7" calcext:value-type="float">
            <text:p>447</text:p>
          </table:table-cell>
          <table:table-cell/>
          <table:table-cell table:formula="of:=([.$A$1]+[.$C$1]^([.$E448]/[.$M$1])-[.$O$1]-[.$I$1]^([.$E448]/100)*[.$E448]/1000)*1000" office:value-type="float" office:value="1065138.55735374" calcext:value-type="float">
            <text:p>1065138.5573537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8" calcext:value-type="float">
            <text:p>448</text:p>
          </table:table-cell>
          <table:table-cell/>
          <table:table-cell table:formula="of:=([.$A$1]+[.$C$1]^([.$E449]/[.$M$1])-[.$O$1]-[.$I$1]^([.$E449]/100)*[.$E449]/1000)*1000" office:value-type="float" office:value="1065771.10728378" calcext:value-type="float">
            <text:p>1065771.1072837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49" calcext:value-type="float">
            <text:p>449</text:p>
          </table:table-cell>
          <table:table-cell/>
          <table:table-cell table:formula="of:=([.$A$1]+[.$C$1]^([.$E450]/[.$M$1])-[.$O$1]-[.$I$1]^([.$E450]/100)*[.$E450]/1000)*1000" office:value-type="float" office:value="1066409.68264584" calcext:value-type="float">
            <text:p>1066409.6826458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0" calcext:value-type="float">
            <text:p>450</text:p>
          </table:table-cell>
          <table:table-cell/>
          <table:table-cell table:formula="of:=([.$A$1]+[.$C$1]^([.$E451]/[.$M$1])-[.$O$1]-[.$I$1]^([.$E451]/100)*[.$E451]/1000)*1000" office:value-type="float" office:value="1067054.34062736" calcext:value-type="float">
            <text:p>1067054.3406273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1" calcext:value-type="float">
            <text:p>451</text:p>
          </table:table-cell>
          <table:table-cell/>
          <table:table-cell table:formula="of:=([.$A$1]+[.$C$1]^([.$E452]/[.$M$1])-[.$O$1]-[.$I$1]^([.$E452]/100)*[.$E452]/1000)*1000" office:value-type="float" office:value="1067705.13895769" calcext:value-type="float">
            <text:p>1067705.1389576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2" calcext:value-type="float">
            <text:p>452</text:p>
          </table:table-cell>
          <table:table-cell/>
          <table:table-cell table:formula="of:=([.$A$1]+[.$C$1]^([.$E453]/[.$M$1])-[.$O$1]-[.$I$1]^([.$E453]/100)*[.$E453]/1000)*1000" office:value-type="float" office:value="1068362.1359132" calcext:value-type="float">
            <text:p>1068362.135913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3" calcext:value-type="float">
            <text:p>453</text:p>
          </table:table-cell>
          <table:table-cell/>
          <table:table-cell table:formula="of:=([.$A$1]+[.$C$1]^([.$E454]/[.$M$1])-[.$O$1]-[.$I$1]^([.$E454]/100)*[.$E454]/1000)*1000" office:value-type="float" office:value="1069025.39032244" calcext:value-type="float">
            <text:p>1069025.3903224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4" calcext:value-type="float">
            <text:p>454</text:p>
          </table:table-cell>
          <table:table-cell/>
          <table:table-cell table:formula="of:=([.$A$1]+[.$C$1]^([.$E455]/[.$M$1])-[.$O$1]-[.$I$1]^([.$E455]/100)*[.$E455]/1000)*1000" office:value-type="float" office:value="1069694.96157141" calcext:value-type="float">
            <text:p>1069694.9615714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5" calcext:value-type="float">
            <text:p>455</text:p>
          </table:table-cell>
          <table:table-cell/>
          <table:table-cell table:formula="of:=([.$A$1]+[.$C$1]^([.$E456]/[.$M$1])-[.$O$1]-[.$I$1]^([.$E456]/100)*[.$E456]/1000)*1000" office:value-type="float" office:value="1070370.90960879" calcext:value-type="float">
            <text:p>1070370.9096087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6" calcext:value-type="float">
            <text:p>456</text:p>
          </table:table-cell>
          <table:table-cell/>
          <table:table-cell table:formula="of:=([.$A$1]+[.$C$1]^([.$E457]/[.$M$1])-[.$O$1]-[.$I$1]^([.$E457]/100)*[.$E457]/1000)*1000" office:value-type="float" office:value="1071053.29495134" calcext:value-type="float">
            <text:p>1071053.2949513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7" calcext:value-type="float">
            <text:p>457</text:p>
          </table:table-cell>
          <table:table-cell/>
          <table:table-cell table:formula="of:=([.$A$1]+[.$C$1]^([.$E458]/[.$M$1])-[.$O$1]-[.$I$1]^([.$E458]/100)*[.$E458]/1000)*1000" office:value-type="float" office:value="1071742.1786892" calcext:value-type="float">
            <text:p>1071742.178689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8" calcext:value-type="float">
            <text:p>458</text:p>
          </table:table-cell>
          <table:table-cell/>
          <table:table-cell table:formula="of:=([.$A$1]+[.$C$1]^([.$E459]/[.$M$1])-[.$O$1]-[.$I$1]^([.$E459]/100)*[.$E459]/1000)*1000" office:value-type="float" office:value="1072437.62249137" calcext:value-type="float">
            <text:p>1072437.6224913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59" calcext:value-type="float">
            <text:p>459</text:p>
          </table:table-cell>
          <table:table-cell/>
          <table:table-cell table:formula="of:=([.$A$1]+[.$C$1]^([.$E460]/[.$M$1])-[.$O$1]-[.$I$1]^([.$E460]/100)*[.$E460]/1000)*1000" office:value-type="float" office:value="1073139.68861117" calcext:value-type="float">
            <text:p>1073139.6886111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0" calcext:value-type="float">
            <text:p>460</text:p>
          </table:table-cell>
          <table:table-cell/>
          <table:table-cell table:formula="of:=([.$A$1]+[.$C$1]^([.$E461]/[.$M$1])-[.$O$1]-[.$I$1]^([.$E461]/100)*[.$E461]/1000)*1000" office:value-type="float" office:value="1073848.43989179" calcext:value-type="float">
            <text:p>1073848.4398917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1" calcext:value-type="float">
            <text:p>461</text:p>
          </table:table-cell>
          <table:table-cell/>
          <table:table-cell table:formula="of:=([.$A$1]+[.$C$1]^([.$E462]/[.$M$1])-[.$O$1]-[.$I$1]^([.$E462]/100)*[.$E462]/1000)*1000" office:value-type="float" office:value="1074563.93977186" calcext:value-type="float">
            <text:p>1074563.9397718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2" calcext:value-type="float">
            <text:p>462</text:p>
          </table:table-cell>
          <table:table-cell/>
          <table:table-cell table:formula="of:=([.$A$1]+[.$C$1]^([.$E463]/[.$M$1])-[.$O$1]-[.$I$1]^([.$E463]/100)*[.$E463]/1000)*1000" office:value-type="float" office:value="1075286.25229111" calcext:value-type="float">
            <text:p>1075286.2522911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3" calcext:value-type="float">
            <text:p>463</text:p>
          </table:table-cell>
          <table:table-cell/>
          <table:table-cell table:formula="of:=([.$A$1]+[.$C$1]^([.$E464]/[.$M$1])-[.$O$1]-[.$I$1]^([.$E464]/100)*[.$E464]/1000)*1000" office:value-type="float" office:value="1076015.44209602" calcext:value-type="float">
            <text:p>1076015.4420960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4" calcext:value-type="float">
            <text:p>464</text:p>
          </table:table-cell>
          <table:table-cell/>
          <table:table-cell table:formula="of:=([.$A$1]+[.$C$1]^([.$E465]/[.$M$1])-[.$O$1]-[.$I$1]^([.$E465]/100)*[.$E465]/1000)*1000" office:value-type="float" office:value="1076751.57444562" calcext:value-type="float">
            <text:p>1076751.5744456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5" calcext:value-type="float">
            <text:p>465</text:p>
          </table:table-cell>
          <table:table-cell/>
          <table:table-cell table:formula="of:=([.$A$1]+[.$C$1]^([.$E466]/[.$M$1])-[.$O$1]-[.$I$1]^([.$E466]/100)*[.$E466]/1000)*1000" office:value-type="float" office:value="1077494.71521726" calcext:value-type="float">
            <text:p>1077494.7152172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6" calcext:value-type="float">
            <text:p>466</text:p>
          </table:table-cell>
          <table:table-cell/>
          <table:table-cell table:formula="of:=([.$A$1]+[.$C$1]^([.$E467]/[.$M$1])-[.$O$1]-[.$I$1]^([.$E467]/100)*[.$E467]/1000)*1000" office:value-type="float" office:value="1078244.93091246" calcext:value-type="float">
            <text:p>1078244.9309124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7" calcext:value-type="float">
            <text:p>467</text:p>
          </table:table-cell>
          <table:table-cell/>
          <table:table-cell table:formula="of:=([.$A$1]+[.$C$1]^([.$E468]/[.$M$1])-[.$O$1]-[.$I$1]^([.$E468]/100)*[.$E468]/1000)*1000" office:value-type="float" office:value="1079002.28866283" calcext:value-type="float">
            <text:p>1079002.2886628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8" calcext:value-type="float">
            <text:p>468</text:p>
          </table:table-cell>
          <table:table-cell/>
          <table:table-cell table:formula="of:=([.$A$1]+[.$C$1]^([.$E469]/[.$M$1])-[.$O$1]-[.$I$1]^([.$E469]/100)*[.$E469]/1000)*1000" office:value-type="float" office:value="1079766.85623605" calcext:value-type="float">
            <text:p>1079766.856236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69" calcext:value-type="float">
            <text:p>469</text:p>
          </table:table-cell>
          <table:table-cell/>
          <table:table-cell table:formula="of:=([.$A$1]+[.$C$1]^([.$E470]/[.$M$1])-[.$O$1]-[.$I$1]^([.$E470]/100)*[.$E470]/1000)*1000" office:value-type="float" office:value="1080538.70204187" calcext:value-type="float">
            <text:p>1080538.7020418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0" calcext:value-type="float">
            <text:p>470</text:p>
          </table:table-cell>
          <table:table-cell/>
          <table:table-cell table:formula="of:=([.$A$1]+[.$C$1]^([.$E471]/[.$M$1])-[.$O$1]-[.$I$1]^([.$E471]/100)*[.$E471]/1000)*1000" office:value-type="float" office:value="1081317.89513821" calcext:value-type="float">
            <text:p>1081317.8951382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1" calcext:value-type="float">
            <text:p>471</text:p>
          </table:table-cell>
          <table:table-cell/>
          <table:table-cell table:formula="of:=([.$A$1]+[.$C$1]^([.$E472]/[.$M$1])-[.$O$1]-[.$I$1]^([.$E472]/100)*[.$E472]/1000)*1000" office:value-type="float" office:value="1082104.50523728" calcext:value-type="float">
            <text:p>1082104.5052372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2" calcext:value-type="float">
            <text:p>472</text:p>
          </table:table-cell>
          <table:table-cell/>
          <table:table-cell table:formula="of:=([.$A$1]+[.$C$1]^([.$E473]/[.$M$1])-[.$O$1]-[.$I$1]^([.$E473]/100)*[.$E473]/1000)*1000" office:value-type="float" office:value="1082898.60271178" calcext:value-type="float">
            <text:p>1082898.6027117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3" calcext:value-type="float">
            <text:p>473</text:p>
          </table:table-cell>
          <table:table-cell/>
          <table:table-cell table:formula="of:=([.$A$1]+[.$C$1]^([.$E474]/[.$M$1])-[.$O$1]-[.$I$1]^([.$E474]/100)*[.$E474]/1000)*1000" office:value-type="float" office:value="1083700.25860118" calcext:value-type="float">
            <text:p>1083700.2586011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4" calcext:value-type="float">
            <text:p>474</text:p>
          </table:table-cell>
          <table:table-cell/>
          <table:table-cell table:formula="of:=([.$A$1]+[.$C$1]^([.$E475]/[.$M$1])-[.$O$1]-[.$I$1]^([.$E475]/100)*[.$E475]/1000)*1000" office:value-type="float" office:value="1084509.544618" calcext:value-type="float">
            <text:p>1084509.54461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5" calcext:value-type="float">
            <text:p>475</text:p>
          </table:table-cell>
          <table:table-cell/>
          <table:table-cell table:formula="of:=([.$A$1]+[.$C$1]^([.$E476]/[.$M$1])-[.$O$1]-[.$I$1]^([.$E476]/100)*[.$E476]/1000)*1000" office:value-type="float" office:value="1085326.53315419" calcext:value-type="float">
            <text:p>1085326.53315419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6" calcext:value-type="float">
            <text:p>476</text:p>
          </table:table-cell>
          <table:table-cell/>
          <table:table-cell table:formula="of:=([.$A$1]+[.$C$1]^([.$E477]/[.$M$1])-[.$O$1]-[.$I$1]^([.$E477]/100)*[.$E477]/1000)*1000" office:value-type="float" office:value="1086151.29728758" calcext:value-type="float">
            <text:p>1086151.2972875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7" calcext:value-type="float">
            <text:p>477</text:p>
          </table:table-cell>
          <table:table-cell/>
          <table:table-cell table:formula="of:=([.$A$1]+[.$C$1]^([.$E478]/[.$M$1])-[.$O$1]-[.$I$1]^([.$E478]/100)*[.$E478]/1000)*1000" office:value-type="float" office:value="1086983.91078837" calcext:value-type="float">
            <text:p>1086983.9107883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8" calcext:value-type="float">
            <text:p>478</text:p>
          </table:table-cell>
          <table:table-cell/>
          <table:table-cell table:formula="of:=([.$A$1]+[.$C$1]^([.$E479]/[.$M$1])-[.$O$1]-[.$I$1]^([.$E479]/100)*[.$E479]/1000)*1000" office:value-type="float" office:value="1087824.44812566" calcext:value-type="float">
            <text:p>1087824.4481256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79" calcext:value-type="float">
            <text:p>479</text:p>
          </table:table-cell>
          <table:table-cell/>
          <table:table-cell table:formula="of:=([.$A$1]+[.$C$1]^([.$E480]/[.$M$1])-[.$O$1]-[.$I$1]^([.$E480]/100)*[.$E480]/1000)*1000" office:value-type="float" office:value="1088672.98447413" calcext:value-type="float">
            <text:p>1088672.9844741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table:formula="of:=([.$A$1]+[.$C$1]^([.$E481]/[.$M$1])-[.$O$1]-[.$I$1]^([.$E481]/100)*[.$E481]/1000)*1000" office:value-type="float" office:value="1089529.59572064" calcext:value-type="float">
            <text:p>1089529.595720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1" calcext:value-type="float">
            <text:p>481</text:p>
          </table:table-cell>
          <table:table-cell/>
          <table:table-cell table:formula="of:=([.$A$1]+[.$C$1]^([.$E482]/[.$M$1])-[.$O$1]-[.$I$1]^([.$E482]/100)*[.$E482]/1000)*1000" office:value-type="float" office:value="1090394.35847104" calcext:value-type="float">
            <text:p>1090394.3584710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2" calcext:value-type="float">
            <text:p>482</text:p>
          </table:table-cell>
          <table:table-cell/>
          <table:table-cell table:formula="of:=([.$A$1]+[.$C$1]^([.$E483]/[.$M$1])-[.$O$1]-[.$I$1]^([.$E483]/100)*[.$E483]/1000)*1000" office:value-type="float" office:value="1091267.35005696" calcext:value-type="float">
            <text:p>1091267.350056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3" calcext:value-type="float">
            <text:p>483</text:p>
          </table:table-cell>
          <table:table-cell/>
          <table:table-cell table:formula="of:=([.$A$1]+[.$C$1]^([.$E484]/[.$M$1])-[.$O$1]-[.$I$1]^([.$E484]/100)*[.$E484]/1000)*1000" office:value-type="float" office:value="1092148.64854264" calcext:value-type="float">
            <text:p>1092148.648542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4" calcext:value-type="float">
            <text:p>484</text:p>
          </table:table-cell>
          <table:table-cell/>
          <table:table-cell table:formula="of:=([.$A$1]+[.$C$1]^([.$E485]/[.$M$1])-[.$O$1]-[.$I$1]^([.$E485]/100)*[.$E485]/1000)*1000" office:value-type="float" office:value="1093038.33273196" calcext:value-type="float">
            <text:p>1093038.3327319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5" calcext:value-type="float">
            <text:p>485</text:p>
          </table:table-cell>
          <table:table-cell/>
          <table:table-cell table:formula="of:=([.$A$1]+[.$C$1]^([.$E486]/[.$M$1])-[.$O$1]-[.$I$1]^([.$E486]/100)*[.$E486]/1000)*1000" office:value-type="float" office:value="1093936.48217533" calcext:value-type="float">
            <text:p>1093936.4821753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6" calcext:value-type="float">
            <text:p>486</text:p>
          </table:table-cell>
          <table:table-cell/>
          <table:table-cell table:formula="of:=([.$A$1]+[.$C$1]^([.$E487]/[.$M$1])-[.$O$1]-[.$I$1]^([.$E487]/100)*[.$E487]/1000)*1000" office:value-type="float" office:value="1094843.17717687" calcext:value-type="float">
            <text:p>1094843.17717687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7" calcext:value-type="float">
            <text:p>487</text:p>
          </table:table-cell>
          <table:table-cell/>
          <table:table-cell table:formula="of:=([.$A$1]+[.$C$1]^([.$E488]/[.$M$1])-[.$O$1]-[.$I$1]^([.$E488]/100)*[.$E488]/1000)*1000" office:value-type="float" office:value="1095758.49880146" calcext:value-type="float">
            <text:p>1095758.4988014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8" calcext:value-type="float">
            <text:p>488</text:p>
          </table:table-cell>
          <table:table-cell/>
          <table:table-cell table:formula="of:=([.$A$1]+[.$C$1]^([.$E489]/[.$M$1])-[.$O$1]-[.$I$1]^([.$E489]/100)*[.$E489]/1000)*1000" office:value-type="float" office:value="1096682.528882" calcext:value-type="float">
            <text:p>1096682.52888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89" calcext:value-type="float">
            <text:p>489</text:p>
          </table:table-cell>
          <table:table-cell/>
          <table:table-cell table:formula="of:=([.$A$1]+[.$C$1]^([.$E490]/[.$M$1])-[.$O$1]-[.$I$1]^([.$E490]/100)*[.$E490]/1000)*1000" office:value-type="float" office:value="1097615.35002663" calcext:value-type="float">
            <text:p>1097615.3500266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0" calcext:value-type="float">
            <text:p>490</text:p>
          </table:table-cell>
          <table:table-cell/>
          <table:table-cell table:formula="of:=([.$A$1]+[.$C$1]^([.$E491]/[.$M$1])-[.$O$1]-[.$I$1]^([.$E491]/100)*[.$E491]/1000)*1000" office:value-type="float" office:value="1098557.04562615" calcext:value-type="float">
            <text:p>1098557.0456261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1" calcext:value-type="float">
            <text:p>491</text:p>
          </table:table-cell>
          <table:table-cell/>
          <table:table-cell table:formula="of:=([.$A$1]+[.$C$1]^([.$E492]/[.$M$1])-[.$O$1]-[.$I$1]^([.$E492]/100)*[.$E492]/1000)*1000" office:value-type="float" office:value="1099507.69986135" calcext:value-type="float">
            <text:p>1099507.6998613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2" calcext:value-type="float">
            <text:p>492</text:p>
          </table:table-cell>
          <table:table-cell/>
          <table:table-cell table:formula="of:=([.$A$1]+[.$C$1]^([.$E493]/[.$M$1])-[.$O$1]-[.$I$1]^([.$E493]/100)*[.$E493]/1000)*1000" office:value-type="float" office:value="1100467.39771052" calcext:value-type="float">
            <text:p>1100467.3977105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3" calcext:value-type="float">
            <text:p>493</text:p>
          </table:table-cell>
          <table:table-cell/>
          <table:table-cell table:formula="of:=([.$A$1]+[.$C$1]^([.$E494]/[.$M$1])-[.$O$1]-[.$I$1]^([.$E494]/100)*[.$E494]/1000)*1000" office:value-type="float" office:value="1101436.22495703" calcext:value-type="float">
            <text:p>1101436.22495703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4" calcext:value-type="float">
            <text:p>494</text:p>
          </table:table-cell>
          <table:table-cell/>
          <table:table-cell table:formula="of:=([.$A$1]+[.$C$1]^([.$E495]/[.$M$1])-[.$O$1]-[.$I$1]^([.$E495]/100)*[.$E495]/1000)*1000" office:value-type="float" office:value="1102414.26819692" calcext:value-type="float">
            <text:p>1102414.2681969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5" calcext:value-type="float">
            <text:p>495</text:p>
          </table:table-cell>
          <table:table-cell/>
          <table:table-cell table:formula="of:=([.$A$1]+[.$C$1]^([.$E496]/[.$M$1])-[.$O$1]-[.$I$1]^([.$E496]/100)*[.$E496]/1000)*1000" office:value-type="float" office:value="1103401.6148466" calcext:value-type="float">
            <text:p>1103401.614846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6" calcext:value-type="float">
            <text:p>496</text:p>
          </table:table-cell>
          <table:table-cell/>
          <table:table-cell table:formula="of:=([.$A$1]+[.$C$1]^([.$E497]/[.$M$1])-[.$O$1]-[.$I$1]^([.$E497]/100)*[.$E497]/1000)*1000" office:value-type="float" office:value="1104398.35315064" calcext:value-type="float">
            <text:p>1104398.3531506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7" calcext:value-type="float">
            <text:p>497</text:p>
          </table:table-cell>
          <table:table-cell/>
          <table:table-cell table:formula="of:=([.$A$1]+[.$C$1]^([.$E498]/[.$M$1])-[.$O$1]-[.$I$1]^([.$E498]/100)*[.$E498]/1000)*1000" office:value-type="float" office:value="1105404.57218956" calcext:value-type="float">
            <text:p>1105404.57218956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8" calcext:value-type="float">
            <text:p>498</text:p>
          </table:table-cell>
          <table:table-cell/>
          <table:table-cell table:formula="of:=([.$A$1]+[.$C$1]^([.$E499]/[.$M$1])-[.$O$1]-[.$I$1]^([.$E499]/100)*[.$E499]/1000)*1000" office:value-type="float" office:value="1106420.36188782" calcext:value-type="float">
            <text:p>1106420.3618878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499" calcext:value-type="float">
            <text:p>499</text:p>
          </table:table-cell>
          <table:table-cell/>
          <table:table-cell table:formula="of:=([.$A$1]+[.$C$1]^([.$E500]/[.$M$1])-[.$O$1]-[.$I$1]^([.$E500]/100)*[.$E500]/1000)*1000" office:value-type="float" office:value="1107445.81302175" calcext:value-type="float">
            <text:p>1107445.8130217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HK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HK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 style:data-style-name="N2" text:time-value="00:17:28.810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2T00:17:33.431000000</meta:creation-date>
    <meta:editing-duration>PT2M18S</meta:editing-duration>
    <meta:editing-cycles>2</meta:editing-cycles>
    <meta:generator>LibreOffice/6.3.0.4$Windows_X86_64 LibreOffice_project/057fc023c990d676a43019934386b85b21a9ee99</meta:generator>
    <dc:date>2020-08-12T00:29:59.087000000</dc:date>
    <meta:document-statistic meta:table-count="1" meta:cell-count="1015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876cm" svg:y="4.176cm" style:legend-expansion="high" chart:style-name="ch2"/>
        <chart:plot-area chart:style-name="ch3" table:cell-range-address="工作表1.G1:工作表1.G500" svg:x="0.319cm" svg:y="0.18cm" svg:width="13.238cm" svg:height="8.645cm">
          <chartooo:coordinate-region svg:x="1.866cm" svg:y="0.3cm" svg:width="11.691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工作表1.G1:工作表1.G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工作表1.G1:工作表1.G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8.46470406">
                <text:p>1000008.46470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17.01408003">
                <text:p>1000017.01408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25.64895803">
                <text:p>1000025.64895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34.3701762">
                <text:p>1000034.3701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43.17858069">
                <text:p>1000043.17858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52.07502581">
                <text:p>1000052.07502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61.06037404">
                <text:p>1000061.06037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70.13549616">
                <text:p>1000070.135496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79.3012713">
                <text:p>1000079.3012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88.55858704">
                <text:p>1000088.55858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97.90833947">
                <text:p>1000097.90833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107.35143327">
                <text:p>1000107.351433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116.88878183">
                <text:p>1000116.88878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126.52130727">
                <text:p>1000126.52130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136.24994058">
                <text:p>1000136.249940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146.07562169">
                <text:p>1000146.07562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155.99929952">
                <text:p>1000155.99929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166.02193211">
                <text:p>1000166.02193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176.14448668">
                <text:p>1000176.144486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186.36793975">
                <text:p>1000186.367939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196.69327717">
                <text:p>1000196.693277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207.12149426">
                <text:p>1000207.121494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217.6535959">
                <text:p>1000217.65359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228.29059657">
                <text:p>1000228.290596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239.03352052">
                <text:p>1000239.033520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249.88340177">
                <text:p>1000249.883401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260.84128429">
                <text:p>1000260.84128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271.90822204">
                <text:p>1000271.90822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283.08527908">
                <text:p>1000283.085279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294.37352967">
                <text:p>1000294.373529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305.77405838">
                <text:p>1000305.77405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0317.28796015">
                <text:p>1000317.287960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0328.91634042">
                <text:p>1000328.916340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340.66031522">
                <text:p>1000340.660315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352.52101126">
                <text:p>1000352.521011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364.49956608">
                <text:p>1000364.499566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0376.59712808">
                <text:p>1000376.597128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388.81485666">
                <text:p>1000388.814856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401.15392235">
                <text:p>1000401.153922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413.61550687">
                <text:p>1000413.615506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426.20080325">
                <text:p>1000426.200803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438.91101597">
                <text:p>1000438.911015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451.74736101">
                <text:p>1000451.747361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464.71106603">
                <text:p>1000464.71106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477.8033704">
                <text:p>1000477.80337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491.02552538">
                <text:p>1000491.025525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504.37879421">
                <text:p>1000504.378794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517.8644522">
                <text:p>1000517.86445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531.48378689">
                <text:p>1000531.483786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545.23809813">
                <text:p>1000545.238098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559.1286982">
                <text:p>1000559.12869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573.15691195">
                <text:p>1000573.1569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587.3240769">
                <text:p>1000587.32407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601.63154338">
                <text:p>1000601.631543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0616.08067461">
                <text:p>1000616.080674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0630.67284689">
                <text:p>1000630.67284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0645.40944964">
                <text:p>1000645.409449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0660.29188561">
                <text:p>1000660.291885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0675.32157095">
                <text:p>1000675.321570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0690.49993535">
                <text:p>1000690.499935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0705.82842217">
                <text:p>1000705.828422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721.3084886">
                <text:p>1000721.30848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736.94160572">
                <text:p>1000736.941605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0752.72925872">
                <text:p>1000752.729258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0768.67294695">
                <text:p>1000768.672946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0784.77418413">
                <text:p>1000784.774184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0801.03449842">
                <text:p>1000801.034498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0817.45543261">
                <text:p>1000817.455432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0834.03854424">
                <text:p>1000834.038544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0850.7854057">
                <text:p>1000850.78540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0867.69760446">
                <text:p>1000867.697604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0884.77674312">
                <text:p>1000884.776743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0902.02443962">
                <text:p>1000902.024439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0919.44232735">
                <text:p>1000919.442327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937.03205531">
                <text:p>1000937.032055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0954.79528825">
                <text:p>1000954.795288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0972.73370684">
                <text:p>1000972.733706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0990.8490078">
                <text:p>1000990.84900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1009.14290405">
                <text:p>1001009.142904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1027.61712488">
                <text:p>1001027.617124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1046.27341611">
                <text:p>1001046.273416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1065.1135402">
                <text:p>1001065.11354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1084.1392765">
                <text:p>1001084.13927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1103.35242129">
                <text:p>1001103.352421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1122.75478806">
                <text:p>1001122.754788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1142.34820758">
                <text:p>1001142.348207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1162.13452812">
                <text:p>1001162.134528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1182.11561559">
                <text:p>1001182.115615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1202.29335373">
                <text:p>1001202.293353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1222.66964426">
                <text:p>1001222.669644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1243.24640703">
                <text:p>1001243.246407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1264.02558026">
                <text:p>1001264.025580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1285.00912064">
                <text:p>1001285.009120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1306.19900355">
                <text:p>1001306.199003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1327.59722323">
                <text:p>1001327.597223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1349.20579295">
                <text:p>1001349.205792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1371.02674519">
                <text:p>1001371.026745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1393.06213183">
                <text:p>1001393.062131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1415.31402434">
                <text:p>1001415.314024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1437.78451395">
                <text:p>1001437.784513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1460.47571184">
                <text:p>1001460.475711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1483.38974934">
                <text:p>1001483.389749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1506.52877812">
                <text:p>1001506.528778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1529.89497038">
                <text:p>1001529.894970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1553.49051903">
                <text:p>1001553.490519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1577.31763791">
                <text:p>1001577.31763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1601.37856198">
                <text:p>1001601.378561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1625.67554752">
                <text:p>1001625.675547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1650.21087233">
                <text:p>1001650.210872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1674.98683593">
                <text:p>1001674.986835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1700.00575978">
                <text:p>1001700.005759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1725.26998749">
                <text:p>1001725.269987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1750.78188499">
                <text:p>1001750.781884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1776.54384081">
                <text:p>1001776.543840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1802.55826622">
                <text:p>1001802.558266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1828.82759553">
                <text:p>1001828.827595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1855.35428621">
                <text:p>1001855.354286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1882.14081919">
                <text:p>1001882.140819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1909.18969906">
                <text:p>1001909.189699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1936.50345428">
                <text:p>1001936.503454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1964.0846374">
                <text:p>1001964.08463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1991.93582532">
                <text:p>1001991.935825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2020.05961951">
                <text:p>1002020.059619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2048.45864623">
                <text:p>1002048.458646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2077.13555677">
                <text:p>1002077.135556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2106.09302769">
                <text:p>1002106.093027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2135.33376108">
                <text:p>1002135.333761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2164.86048476">
                <text:p>1002164.860484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2194.67595255">
                <text:p>1002194.675952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2224.78294453">
                <text:p>1002224.782944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2255.18426726">
                <text:p>1002255.184267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2285.88275404">
                <text:p>1002285.882754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2316.88126518">
                <text:p>1002316.881265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2348.18268824">
                <text:p>1002348.182688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2379.78993828">
                <text:p>1002379.789938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2411.70595817">
                <text:p>1002411.705958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2443.93371877">
                <text:p>1002443.933718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2476.47621928">
                <text:p>1002476.476219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2509.33648745">
                <text:p>1002509.336487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2542.51757989">
                <text:p>1002542.517579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2576.02258231">
                <text:p>1002576.022582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2609.85460983">
                <text:p>1002609.854609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2644.01680722">
                <text:p>1002644.016807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2678.51234923">
                <text:p>1002678.512349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2713.34444082">
                <text:p>1002713.344440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2748.5163175">
                <text:p>1002748.51631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2784.03124558">
                <text:p>1002784.031245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02819.89252247">
                <text:p>1002819.892522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2856.103477">
                <text:p>1002856.1034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2892.66746968">
                <text:p>1002892.667469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2929.58789303">
                <text:p>1002929.587893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2966.86817188">
                <text:p>1002966.86817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3004.51176366">
                <text:p>1003004.511763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3042.52215871">
                <text:p>1003042.522158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3080.90288063">
                <text:p>1003080.902880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3119.65748654">
                <text:p>1003119.657486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3158.78956743">
                <text:p>1003158.789567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3198.30274849">
                <text:p>1003198.302748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3238.20068941">
                <text:p>1003238.200689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3278.48708471">
                <text:p>1003278.487084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3319.1656641">
                <text:p>1003319.16566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3360.24019278">
                <text:p>1003360.240192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3401.71447177">
                <text:p>1003401.714471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3443.59233831">
                <text:p>1003443.592338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03485.87766611">
                <text:p>1003485.877666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3528.57436581">
                <text:p>1003528.574365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3571.6863852">
                <text:p>1003571.68638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3615.2177097">
                <text:p>1003615.21770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3659.17236261">
                <text:p>1003659.172362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3703.55440556">
                <text:p>1003703.554405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3748.36793879">
                <text:p>1003748.367938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3793.61710159">
                <text:p>1003793.617101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3839.3060726">
                <text:p>1003839.30607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03885.43907026">
                <text:p>1003885.439070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3932.02035312">
                <text:p>1003932.020353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3979.05422026">
                <text:p>1003979.054220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04026.54501165">
                <text:p>1004026.545011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4074.49710856">
                <text:p>1004074.497108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4122.91493394">
                <text:p>1004122.914933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4171.80295281">
                <text:p>1004171.802952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4221.16567267">
                <text:p>1004221.165672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4271.00764391">
                <text:p>1004271.007643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4321.33346019">
                <text:p>1004321.333460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4372.14775886">
                <text:p>1004372.147758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4423.4552214">
                <text:p>1004423.45522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4475.26057381">
                <text:p>1004475.260573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4527.56858703">
                <text:p>1004527.568587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4580.38407738">
                <text:p>1004580.384077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4633.711907">
                <text:p>1004633.7119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4687.55698427">
                <text:p>1004687.556984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4741.92426423">
                <text:p>1004741.924264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4796.81874905">
                <text:p>1004796.818749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4852.24548849">
                <text:p>1004852.245488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4908.2095803">
                <text:p>1004908.20958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4964.71617073">
                <text:p>1004964.716170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5021.77045495">
                <text:p>1005021.770454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5079.37767752">
                <text:p>1005079.377677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5137.54313291">
                <text:p>1005137.543132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5196.27216588">
                <text:p>1005196.272165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5255.57017203">
                <text:p>1005255.570172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5315.44259826">
                <text:p>1005315.442598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5375.89494326">
                <text:p>1005375.894943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5436.93275798">
                <text:p>1005436.932757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5498.56164616">
                <text:p>1005498.561646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5560.7872648">
                <text:p>1005560.78726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5623.61532469">
                <text:p>1005623.615324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05687.0515909">
                <text:p>1005687.05159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5751.10188329">
                <text:p>1005751.101883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05815.77207707">
                <text:p>1005815.772077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05881.06810327">
                <text:p>1005881.068103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05946.99594932">
                <text:p>1005946.995949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6013.56165952">
                <text:p>1006013.561659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06080.77133568">
                <text:p>1006080.771335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6148.63113754">
                <text:p>1006148.631137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06217.14728344">
                <text:p>1006217.147283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6286.32605077">
                <text:p>1006286.326050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06356.17377662">
                <text:p>1006356.173776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06426.69685828">
                <text:p>1006426.696858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06497.90175384">
                <text:p>1006497.901753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06569.79498277">
                <text:p>1006569.794982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6642.3831265">
                <text:p>1006642.38312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06715.67282897">
                <text:p>1006715.672828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6789.67079728">
                <text:p>1006789.670797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06864.38380227">
                <text:p>1006864.383802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06939.81867908">
                <text:p>1006939.818679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07015.98232784">
                <text:p>1007015.982327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7092.88171421">
                <text:p>1007092.881714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07170.52387006">
                <text:p>1007170.523870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7248.91589403">
                <text:p>1007248.915894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7328.06495226">
                <text:p>1007328.064952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7407.97827892">
                <text:p>1007407.978278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7488.66317694">
                <text:p>1007488.663176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7570.12701862">
                <text:p>1007570.127018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7652.3772463">
                <text:p>1007652.37724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7735.42137304">
                <text:p>1007735.421373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7819.26698322">
                <text:p>1007819.266983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7903.92173333">
                <text:p>1007903.921733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7989.39335255">
                <text:p>1007989.393352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08075.6896435">
                <text:p>1008075.68964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8162.8184829">
                <text:p>1008162.81848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08250.78782231">
                <text:p>1008250.787822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08339.60568879">
                <text:p>1008339.605688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08429.28018568">
                <text:p>1008429.280185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08519.81949326">
                <text:p>1008519.819493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8611.23186951">
                <text:p>1008611.231869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08703.52565085">
                <text:p>1008703.525650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08796.70925287">
                <text:p>1008796.709252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8890.79117108">
                <text:p>1008890.791171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8985.77998168">
                <text:p>1008985.779981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9081.68434233">
                <text:p>1009081.684342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9178.51299289">
                <text:p>1009178.512992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9276.27475623">
                <text:p>1009276.274756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09374.97853901">
                <text:p>1009374.978539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9474.63333246">
                <text:p>1009474.633332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09575.24821319">
                <text:p>1009575.248213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09676.83234401">
                <text:p>1009676.832344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09779.39497473">
                <text:p>1009779.394974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09882.94544301">
                <text:p>1009882.945443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09987.49317515">
                <text:p>1009987.493175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10093.04768696">
                <text:p>1010093.047686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10199.61858462">
                <text:p>1010199.618584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10307.2155655">
                <text:p>1010307.21556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10415.84841905">
                <text:p>1010415.848419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10525.52702767">
                <text:p>1010525.527027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10636.26136758">
                <text:p>1010636.261367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10748.06150973">
                <text:p>1010748.061509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10860.93762066">
                <text:p>1010860.937620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10974.89996345">
                <text:p>1010974.899963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11089.9588986">
                <text:p>1011089.95889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11206.12488499">
                <text:p>1011206.124884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11323.40848076">
                <text:p>1011323.408480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11441.82034431">
                <text:p>1011441.820344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11561.37123519">
                <text:p>1011561.371235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11682.0720151">
                <text:p>1011682.07201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11803.93364887">
                <text:p>1011803.933648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11926.96720538">
                <text:p>1011926.967205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12051.18385861">
                <text:p>1012051.183858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12176.59488858">
                <text:p>1012176.594888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12303.21168239">
                <text:p>1012303.211682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12431.04573523">
                <text:p>1012431.045735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12560.1086514">
                <text:p>1012560.10865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12690.41214534">
                <text:p>1012690.412145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12821.96804267">
                <text:p>1012821.968042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12954.78828127">
                <text:p>1012954.788281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13088.88491231">
                <text:p>1013088.884912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13224.27010133">
                <text:p>1013224.270101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13360.95612936">
                <text:p>1013360.956129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13498.95539395">
                <text:p>1013498.955393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13638.28041033">
                <text:p>1013638.280410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13778.94381251">
                <text:p>1013778.943812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13920.95835439">
                <text:p>1013920.958354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14064.3369109">
                <text:p>1014064.33691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14209.09247917">
                <text:p>1014209.092479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14355.23817966">
                <text:p>1014355.238179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4502.78725734">
                <text:p>1014502.787257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14651.75308287">
                <text:p>1014651.753082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14802.1491538">
                <text:p>1014802.14915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14953.98909573">
                <text:p>1014953.989095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15107.28666361">
                <text:p>1015107.286663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15262.05574285">
                <text:p>1015262.055742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15418.31035066">
                <text:p>1015418.310350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15576.06463724">
                <text:p>1015576.064637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15735.33288705">
                <text:p>1015735.332887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15896.12952011">
                <text:p>1015896.129520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16058.46909323">
                <text:p>1016058.469093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16222.36630136">
                <text:p>1016222.366301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16387.83597888">
                <text:p>1016387.835978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16554.89310091">
                <text:p>1016554.893100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16723.55278464">
                <text:p>1016723.552784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16893.8302907">
                <text:p>1016893.83029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17065.74102451">
                <text:p>1017065.741024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17239.30053764">
                <text:p>1017239.300537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17414.52452921">
                <text:p>1017414.524529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17591.42884727">
                <text:p>1017591.428847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17770.02949022">
                <text:p>1017770.029490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17950.34260826">
                <text:p>1017950.342608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18132.38450477">
                <text:p>1018132.384504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18316.17163782">
                <text:p>1018316.171637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18501.7206216">
                <text:p>1018501.72062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18689.04822792">
                <text:p>1018689.048227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18878.17138767">
                <text:p>1018878.171387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19069.10719237">
                <text:p>1019069.107192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19261.87289567">
                <text:p>1019261.872895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19456.48591489">
                <text:p>1019456.485914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19652.96383255">
                <text:p>1019652.963832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19851.32439797">
                <text:p>1019851.324397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20051.58552883">
                <text:p>1020051.585528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20253.76531276">
                <text:p>1020253.765312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20457.88200898">
                <text:p>1020457.882008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20663.95404987">
                <text:p>1020663.954049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20872.00004269">
                <text:p>1020872.000042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21082.03877114">
                <text:p>1021082.038771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21294.08919711">
                <text:p>1021294.089197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21508.17046234">
                <text:p>1021508.170462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21724.30189013">
                <text:p>1021724.301890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21942.50298704">
                <text:p>1021942.502987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22162.79344463">
                <text:p>1022162.793444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22385.19314126">
                <text:p>1022385.193141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22609.72214379">
                <text:p>1022609.722143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22836.4007094">
                <text:p>1022836.40070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23065.24928741">
                <text:p>1023065.249287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23296.28852106">
                <text:p>1023296.288521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23529.53924938">
                <text:p>1023529.539249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23765.02250903">
                <text:p>1023765.022509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24002.75953617">
                <text:p>1024002.759536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24242.77176836">
                <text:p>1024242.771768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24485.08084646">
                <text:p>1024485.080846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24729.70861655">
                <text:p>1024729.708616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24976.6771319">
                <text:p>1024976.67713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25226.0086549">
                <text:p>1025226.00865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25477.72565905">
                <text:p>1025477.725659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25731.85083099">
                <text:p>1025731.850830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25988.40707246">
                <text:p>1025988.407072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26247.4175024">
                <text:p>1026247.41750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26508.90545897">
                <text:p>1026508.905458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26772.89450164">
                <text:p>1026772.894501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27039.40841325">
                <text:p>1027039.408413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27308.47120221">
                <text:p>1027308.471202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27580.10710455">
                <text:p>1027580.107104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27854.34058611">
                <text:p>1027854.340586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28131.19634474">
                <text:p>1028131.196344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28410.69931244">
                <text:p>1028410.699312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28692.87465765">
                <text:p>1028692.874657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28977.74778743">
                <text:p>1028977.747787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29265.34434974">
                <text:p>1029265.3443497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29555.69023575">
                <text:p>1029555.690235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29848.81158208">
                <text:p>1029848.811582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30144.73477319">
                <text:p>1030144.734773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30443.48644369">
                <text:p>1030443.486443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30745.09348074">
                <text:p>1030745.0934807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31049.58302638">
                <text:p>1031049.583026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31356.98248002">
                <text:p>1031356.982480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31667.31950085">
                <text:p>1031667.319500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31980.62201025">
                <text:p>1031980.622010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32296.91819438">
                <text:p>1032296.918194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32616.23650657">
                <text:p>1032616.236506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32938.60566994">
                <text:p>1032938.605669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33264.0546799">
                <text:p>1033264.05467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33592.61280678">
                <text:p>1033592.6128067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33924.30959837">
                <text:p>1033924.309598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34259.1748826">
                <text:p>1034259.17488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34597.23877019">
                <text:p>1034597.238770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34938.53165729">
                <text:p>1034938.531657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35283.08422822">
                <text:p>1035283.084228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35630.92745818">
                <text:p>1035630.927458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35982.09261602">
                <text:p>1035982.0926160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36336.61126702">
                <text:p>1036336.611267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36694.51527567">
                <text:p>1036694.515275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37055.83680855">
                <text:p>1037055.836808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37420.60833714">
                <text:p>1037420.608337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37788.86264076">
                <text:p>1037788.8626407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38160.63280944">
                <text:p>1038160.632809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38535.9522469">
                <text:p>1038535.95224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38914.8546735">
                <text:p>1038914.85467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39297.37412922">
                <text:p>1039297.374129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39683.54497673">
                <text:p>1039683.544976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40073.40190443">
                <text:p>1040073.4019044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40466.97992953">
                <text:p>1040466.979929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40864.31440116">
                <text:p>1040864.314401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41265.4410035">
                <text:p>1041265.441003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41670.39575901">
                <text:p>1041670.395759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42079.21503157">
                <text:p>1042079.2150315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42491.93552975">
                <text:p>1042491.935529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42908.59431005">
                <text:p>1042908.594310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43329.22878024">
                <text:p>1043329.228780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43753.87670263">
                <text:p>1043753.876702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44182.57619746">
                <text:p>1044182.576197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44615.36574628">
                <text:p>1044615.365746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45052.28419539">
                <text:p>1045052.284195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45493.37075926">
                <text:p>1045493.370759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45938.66502407">
                <text:p>1045938.665024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46388.20695116">
                <text:p>1046388.206951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46842.03688064">
                <text:p>1046842.036880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47300.19553496">
                <text:p>1047300.195534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7762.72402253">
                <text:p>1047762.724022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48229.66384136">
                <text:p>1048229.663841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48701.05688277">
                <text:p>1048701.056882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49176.94543513">
                <text:p>1049176.945435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49657.37218757">
                <text:p>1049657.3721875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50142.38023382">
                <text:p>1050142.380233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50632.01307602">
                <text:p>1050632.013076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51126.31462861">
                <text:p>1051126.314628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51625.32922219">
                <text:p>1051625.329222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52129.10160752">
                <text:p>1052129.101607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52637.67695945">
                <text:p>1052637.676959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53151.10088097">
                <text:p>1053151.100880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53669.41940724">
                <text:p>1053669.419407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54192.6790097">
                <text:p>1054192.67900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54720.92660019">
                <text:p>1054720.926600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55254.20953513">
                <text:p>1055254.209535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55792.57561973">
                <text:p>1055792.5756197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56336.07311223">
                <text:p>1056336.073112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56884.75072818">
                <text:p>1056884.750728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57438.65764483">
                <text:p>1057438.657644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57997.84350543">
                <text:p>1057997.843505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58562.35842368">
                <text:p>1058562.358423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59132.25298817">
                <text:p>1059132.252988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59707.5782669">
                <text:p>1059707.57826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60288.3858118">
                <text:p>1060288.38581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60874.72766331">
                <text:p>1060874.727663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61466.65635505">
                <text:p>1061466.656355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62064.2249184">
                <text:p>1062064.224918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62667.48688732">
                <text:p>1062667.486887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63276.49630303">
                <text:p>1063276.496303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63891.30771885">
                <text:p>1063891.307718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64511.97620505">
                <text:p>1064511.976205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65138.55735374">
                <text:p>1065138.557353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65771.10728378">
                <text:p>1065771.107283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66409.68264584">
                <text:p>1066409.6826458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67054.34062736">
                <text:p>1067054.340627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67705.13895769">
                <text:p>1067705.138957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68362.1359132">
                <text:p>1068362.13591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69025.39032244">
                <text:p>1069025.390322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69694.96157141">
                <text:p>1069694.961571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70370.90960879">
                <text:p>1070370.909608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71053.29495134">
                <text:p>1071053.294951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71742.1786892">
                <text:p>1071742.17868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72437.62249137">
                <text:p>1072437.622491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73139.68861117">
                <text:p>1073139.688611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73848.43989179">
                <text:p>1073848.439891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74563.93977186">
                <text:p>1074563.939771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75286.25229111">
                <text:p>1075286.252291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76015.44209602">
                <text:p>1076015.442096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76751.57444562">
                <text:p>1076751.574445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77494.71521726">
                <text:p>1077494.715217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78244.93091246">
                <text:p>1078244.930912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79002.28866283">
                <text:p>1079002.288662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79766.85623605">
                <text:p>1079766.856236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80538.70204187">
                <text:p>1080538.702041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81317.89513821">
                <text:p>1081317.895138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82104.50523728">
                <text:p>1082104.505237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82898.60271178">
                <text:p>1082898.6027117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83700.25860118">
                <text:p>1083700.258601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84509.544618">
                <text:p>1084509.5446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85326.53315419">
                <text:p>1085326.533154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86151.29728758">
                <text:p>1086151.297287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86983.91078837">
                <text:p>1086983.910788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87824.44812566">
                <text:p>1087824.448125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88672.98447413">
                <text:p>1088672.984474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89529.59572064">
                <text:p>1089529.595720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90394.35847104">
                <text:p>1090394.358471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91267.35005696">
                <text:p>1091267.350056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92148.64854264">
                <text:p>1092148.648542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93038.33273196">
                <text:p>1093038.332731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93936.48217533">
                <text:p>1093936.482175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94843.17717687">
                <text:p>1094843.177176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95758.49880146">
                <text:p>1095758.4988014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96682.528882">
                <text:p>1096682.5288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97615.35002663">
                <text:p>1097615.350026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98557.04562615">
                <text:p>1098557.045626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99507.69986135">
                <text:p>1099507.699861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00467.39771052">
                <text:p>1100467.3977105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01436.22495703">
                <text:p>1101436.224957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02414.26819692">
                <text:p>1102414.268196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03401.6148466">
                <text:p>1103401.614846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04398.35315064">
                <text:p>1104398.353150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05404.57218956">
                <text:p>1105404.572189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06420.36188782">
                <text:p>1106420.361887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07445.81302175">
                <text:p>1107445.81302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723cm" svg:height="17.293cm" xlink:href=".." xlink:type="simple" chart:class="chart:line" chart:style-name="ch1">
        <chart:legend chart:legend-position="end" svg:x="28.601cm" svg:y="8.32cm" style:legend-expansion="high" chart:style-name="ch2"/>
        <chart:plot-area chart:style-name="ch3" table:cell-range-address="工作表1.G1:工作表1.G500" svg:x="0.614cm" svg:y="0.345cm" svg:width="27.373cm" svg:height="16.603cm">
          <chartooo:coordinate-region svg:x="2.161cm" svg:y="0.466cm" svg:width="25.826cm" svg:height="15.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工作表1.G1:工作表1.G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工作表1.G1:工作表1.G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8.46470406">
                <text:p>1000008.46470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17.01408003">
                <text:p>1000017.01408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25.64895803">
                <text:p>1000025.64895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34.3701762">
                <text:p>1000034.3701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43.17858069">
                <text:p>1000043.178580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52.07502581">
                <text:p>1000052.07502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61.06037404">
                <text:p>1000061.06037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70.13549616">
                <text:p>1000070.135496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79.3012713">
                <text:p>1000079.30127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88.55858704">
                <text:p>1000088.55858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97.90833947">
                <text:p>1000097.90833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107.35143327">
                <text:p>1000107.351433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116.88878183">
                <text:p>1000116.88878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126.52130727">
                <text:p>1000126.52130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136.24994058">
                <text:p>1000136.249940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0146.07562169">
                <text:p>1000146.07562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155.99929952">
                <text:p>1000155.999299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166.02193211">
                <text:p>1000166.02193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176.14448668">
                <text:p>1000176.144486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186.36793975">
                <text:p>1000186.367939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196.69327717">
                <text:p>1000196.693277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207.12149426">
                <text:p>1000207.121494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217.6535959">
                <text:p>1000217.65359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228.29059657">
                <text:p>1000228.290596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0239.03352052">
                <text:p>1000239.033520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249.88340177">
                <text:p>1000249.883401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260.84128429">
                <text:p>1000260.84128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271.90822204">
                <text:p>1000271.908222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283.08527908">
                <text:p>1000283.085279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294.37352967">
                <text:p>1000294.373529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0305.77405838">
                <text:p>1000305.774058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0317.28796015">
                <text:p>1000317.287960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0328.91634042">
                <text:p>1000328.916340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340.66031522">
                <text:p>1000340.660315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352.52101126">
                <text:p>1000352.521011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364.49956608">
                <text:p>1000364.499566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0376.59712808">
                <text:p>1000376.597128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388.81485666">
                <text:p>1000388.814856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401.15392235">
                <text:p>1000401.153922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00413.61550687">
                <text:p>1000413.615506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0426.20080325">
                <text:p>1000426.200803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438.91101597">
                <text:p>1000438.911015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0451.74736101">
                <text:p>1000451.747361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464.71106603">
                <text:p>1000464.711066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477.8033704">
                <text:p>1000477.80337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0491.02552538">
                <text:p>1000491.025525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0504.37879421">
                <text:p>1000504.378794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0517.8644522">
                <text:p>1000517.86445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531.48378689">
                <text:p>1000531.483786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545.23809813">
                <text:p>1000545.238098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559.1286982">
                <text:p>1000559.12869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0573.15691195">
                <text:p>1000573.156911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0587.3240769">
                <text:p>1000587.32407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0601.63154338">
                <text:p>1000601.631543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0616.08067461">
                <text:p>1000616.080674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0630.67284689">
                <text:p>1000630.67284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0645.40944964">
                <text:p>1000645.409449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0660.29188561">
                <text:p>1000660.291885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0675.32157095">
                <text:p>1000675.321570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0690.49993535">
                <text:p>1000690.499935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0705.82842217">
                <text:p>1000705.828422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0721.3084886">
                <text:p>1000721.30848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0736.94160572">
                <text:p>1000736.941605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0752.72925872">
                <text:p>1000752.729258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0768.67294695">
                <text:p>1000768.672946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0784.77418413">
                <text:p>1000784.774184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0801.03449842">
                <text:p>1000801.034498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0817.45543261">
                <text:p>1000817.455432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0834.03854424">
                <text:p>1000834.038544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0850.7854057">
                <text:p>1000850.78540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0867.69760446">
                <text:p>1000867.697604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0884.77674312">
                <text:p>1000884.776743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0902.02443962">
                <text:p>1000902.024439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0919.44232735">
                <text:p>1000919.442327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0937.03205531">
                <text:p>1000937.032055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0954.79528825">
                <text:p>1000954.795288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0972.73370684">
                <text:p>1000972.733706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0990.8490078">
                <text:p>1000990.84900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1009.14290405">
                <text:p>1001009.142904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1027.61712488">
                <text:p>1001027.617124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1046.27341611">
                <text:p>1001046.273416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1065.1135402">
                <text:p>1001065.11354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1084.1392765">
                <text:p>1001084.13927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1103.35242129">
                <text:p>1001103.352421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1122.75478806">
                <text:p>1001122.754788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1142.34820758">
                <text:p>1001142.348207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1162.13452812">
                <text:p>1001162.134528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1182.11561559">
                <text:p>1001182.115615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1202.29335373">
                <text:p>1001202.293353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1222.66964426">
                <text:p>1001222.669644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1243.24640703">
                <text:p>1001243.246407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1264.02558026">
                <text:p>1001264.025580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1285.00912064">
                <text:p>1001285.009120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1306.19900355">
                <text:p>1001306.199003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1327.59722323">
                <text:p>1001327.597223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1349.20579295">
                <text:p>1001349.205792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1371.02674519">
                <text:p>1001371.026745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1393.06213183">
                <text:p>1001393.062131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1415.31402434">
                <text:p>1001415.314024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1437.78451395">
                <text:p>1001437.784513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1460.47571184">
                <text:p>1001460.475711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1483.38974934">
                <text:p>1001483.389749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1506.52877812">
                <text:p>1001506.528778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1529.89497038">
                <text:p>1001529.894970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1553.49051903">
                <text:p>1001553.490519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1577.31763791">
                <text:p>1001577.31763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01601.37856198">
                <text:p>1001601.378561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01625.67554752">
                <text:p>1001625.675547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01650.21087233">
                <text:p>1001650.210872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01674.98683593">
                <text:p>1001674.986835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01700.00575978">
                <text:p>1001700.005759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1725.26998749">
                <text:p>1001725.269987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01750.78188499">
                <text:p>1001750.781884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1776.54384081">
                <text:p>1001776.543840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01802.55826622">
                <text:p>1001802.558266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1828.82759553">
                <text:p>1001828.827595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1855.35428621">
                <text:p>1001855.354286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1882.14081919">
                <text:p>1001882.140819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1909.18969906">
                <text:p>1001909.189699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1936.50345428">
                <text:p>1001936.503454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01964.0846374">
                <text:p>1001964.08463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01991.93582532">
                <text:p>1001991.935825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02020.05961951">
                <text:p>1002020.059619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02048.45864623">
                <text:p>1002048.458646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02077.13555677">
                <text:p>1002077.135556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2106.09302769">
                <text:p>1002106.093027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02135.33376108">
                <text:p>1002135.333761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02164.86048476">
                <text:p>1002164.860484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02194.67595255">
                <text:p>1002194.675952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2224.78294453">
                <text:p>1002224.782944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2255.18426726">
                <text:p>1002255.184267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02285.88275404">
                <text:p>1002285.882754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02316.88126518">
                <text:p>1002316.8812651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2348.18268824">
                <text:p>1002348.182688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02379.78993828">
                <text:p>1002379.789938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02411.70595817">
                <text:p>1002411.705958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02443.93371877">
                <text:p>1002443.933718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02476.47621928">
                <text:p>1002476.476219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02509.33648745">
                <text:p>1002509.336487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02542.51757989">
                <text:p>1002542.517579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02576.02258231">
                <text:p>1002576.0225823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2609.85460983">
                <text:p>1002609.854609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2644.01680722">
                <text:p>1002644.016807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02678.51234923">
                <text:p>1002678.512349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02713.34444082">
                <text:p>1002713.344440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02748.5163175">
                <text:p>1002748.51631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02784.03124558">
                <text:p>1002784.0312455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02819.89252247">
                <text:p>1002819.892522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02856.103477">
                <text:p>1002856.1034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2892.66746968">
                <text:p>1002892.667469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2929.58789303">
                <text:p>1002929.587893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02966.86817188">
                <text:p>1002966.868171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03004.51176366">
                <text:p>1003004.511763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3042.52215871">
                <text:p>1003042.522158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03080.90288063">
                <text:p>1003080.902880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03119.65748654">
                <text:p>1003119.657486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03158.78956743">
                <text:p>1003158.789567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03198.30274849">
                <text:p>1003198.302748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03238.20068941">
                <text:p>1003238.200689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03278.48708471">
                <text:p>1003278.487084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3319.1656641">
                <text:p>1003319.16566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03360.24019278">
                <text:p>1003360.240192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03401.71447177">
                <text:p>1003401.714471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03443.59233831">
                <text:p>1003443.592338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03485.87766611">
                <text:p>1003485.877666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03528.57436581">
                <text:p>1003528.574365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03571.6863852">
                <text:p>1003571.68638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03615.2177097">
                <text:p>1003615.21770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03659.17236261">
                <text:p>1003659.172362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03703.55440556">
                <text:p>1003703.554405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03748.36793879">
                <text:p>1003748.367938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03793.61710159">
                <text:p>1003793.617101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03839.3060726">
                <text:p>1003839.30607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03885.43907026">
                <text:p>1003885.439070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03932.02035312">
                <text:p>1003932.020353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03979.05422026">
                <text:p>1003979.054220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04026.54501165">
                <text:p>1004026.545011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04074.49710856">
                <text:p>1004074.497108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4122.91493394">
                <text:p>1004122.914933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4171.80295281">
                <text:p>1004171.802952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4221.16567267">
                <text:p>1004221.165672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04271.00764391">
                <text:p>1004271.007643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04321.33346019">
                <text:p>1004321.333460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04372.14775886">
                <text:p>1004372.147758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04423.4552214">
                <text:p>1004423.45522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04475.26057381">
                <text:p>1004475.260573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04527.56858703">
                <text:p>1004527.568587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04580.38407738">
                <text:p>1004580.384077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04633.711907">
                <text:p>1004633.7119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04687.55698427">
                <text:p>1004687.556984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04741.92426423">
                <text:p>1004741.924264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04796.81874905">
                <text:p>1004796.818749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04852.24548849">
                <text:p>1004852.245488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4908.2095803">
                <text:p>1004908.20958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4964.71617073">
                <text:p>1004964.716170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05021.77045495">
                <text:p>1005021.770454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05079.37767752">
                <text:p>1005079.377677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05137.54313291">
                <text:p>1005137.543132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5196.27216588">
                <text:p>1005196.272165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5255.57017203">
                <text:p>1005255.570172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5315.44259826">
                <text:p>1005315.442598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05375.89494326">
                <text:p>1005375.894943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05436.93275798">
                <text:p>1005436.932757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05498.56164616">
                <text:p>1005498.561646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5560.7872648">
                <text:p>1005560.78726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05623.61532469">
                <text:p>1005623.615324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05687.0515909">
                <text:p>1005687.05159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05751.10188329">
                <text:p>1005751.101883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05815.77207707">
                <text:p>1005815.772077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05881.06810327">
                <text:p>1005881.068103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05946.99594932">
                <text:p>1005946.995949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06013.56165952">
                <text:p>1006013.561659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06080.77133568">
                <text:p>1006080.771335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6148.63113754">
                <text:p>1006148.631137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06217.14728344">
                <text:p>1006217.147283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06286.32605077">
                <text:p>1006286.326050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06356.17377662">
                <text:p>1006356.173776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06426.69685828">
                <text:p>1006426.696858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06497.90175384">
                <text:p>1006497.901753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06569.79498277">
                <text:p>1006569.7949827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06642.3831265">
                <text:p>1006642.38312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06715.67282897">
                <text:p>1006715.672828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06789.67079728">
                <text:p>1006789.670797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06864.38380227">
                <text:p>1006864.383802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06939.81867908">
                <text:p>1006939.818679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07015.98232784">
                <text:p>1007015.982327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7092.88171421">
                <text:p>1007092.881714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07170.52387006">
                <text:p>1007170.523870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7248.91589403">
                <text:p>1007248.915894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7328.06495226">
                <text:p>1007328.064952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7407.97827892">
                <text:p>1007407.978278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7488.66317694">
                <text:p>1007488.663176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7570.12701862">
                <text:p>1007570.127018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7652.3772463">
                <text:p>1007652.37724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7735.42137304">
                <text:p>1007735.421373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7819.26698322">
                <text:p>1007819.2669832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7903.92173333">
                <text:p>1007903.921733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7989.39335255">
                <text:p>1007989.393352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08075.6896435">
                <text:p>1008075.68964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08162.8184829">
                <text:p>1008162.81848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08250.78782231">
                <text:p>1008250.787822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08339.60568879">
                <text:p>1008339.605688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08429.28018568">
                <text:p>1008429.280185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08519.81949326">
                <text:p>1008519.819493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8611.23186951">
                <text:p>1008611.231869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08703.52565085">
                <text:p>1008703.525650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08796.70925287">
                <text:p>1008796.709252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8890.79117108">
                <text:p>1008890.791171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8985.77998168">
                <text:p>1008985.779981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9081.68434233">
                <text:p>1009081.684342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9178.51299289">
                <text:p>1009178.512992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09276.27475623">
                <text:p>1009276.274756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09374.97853901">
                <text:p>1009374.978539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09474.63333246">
                <text:p>1009474.633332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09575.24821319">
                <text:p>1009575.248213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09676.83234401">
                <text:p>1009676.832344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09779.39497473">
                <text:p>1009779.394974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09882.94544301">
                <text:p>1009882.945443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09987.49317515">
                <text:p>1009987.493175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10093.04768696">
                <text:p>1010093.047686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10199.61858462">
                <text:p>1010199.618584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10307.2155655">
                <text:p>1010307.21556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10415.84841905">
                <text:p>1010415.848419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10525.52702767">
                <text:p>1010525.527027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10636.26136758">
                <text:p>1010636.261367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10748.06150973">
                <text:p>1010748.061509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10860.93762066">
                <text:p>1010860.937620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10974.89996345">
                <text:p>1010974.899963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11089.9588986">
                <text:p>1011089.95889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11206.12488499">
                <text:p>1011206.124884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11323.40848076">
                <text:p>1011323.408480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11441.82034431">
                <text:p>1011441.820344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11561.37123519">
                <text:p>1011561.371235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11682.0720151">
                <text:p>1011682.07201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11803.93364887">
                <text:p>1011803.933648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11926.96720538">
                <text:p>1011926.967205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12051.18385861">
                <text:p>1012051.183858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12176.59488858">
                <text:p>1012176.5948885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12303.21168239">
                <text:p>1012303.211682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12431.04573523">
                <text:p>1012431.045735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12560.1086514">
                <text:p>1012560.10865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12690.41214534">
                <text:p>1012690.412145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12821.96804267">
                <text:p>1012821.968042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12954.78828127">
                <text:p>1012954.788281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13088.88491231">
                <text:p>1013088.884912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13224.27010133">
                <text:p>1013224.270101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13360.95612936">
                <text:p>1013360.956129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13498.95539395">
                <text:p>1013498.9553939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13638.28041033">
                <text:p>1013638.280410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13778.94381251">
                <text:p>1013778.943812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13920.95835439">
                <text:p>1013920.958354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14064.3369109">
                <text:p>1014064.33691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14209.09247917">
                <text:p>1014209.092479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14355.23817966">
                <text:p>1014355.238179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4502.78725734">
                <text:p>1014502.787257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14651.75308287">
                <text:p>1014651.7530828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14802.1491538">
                <text:p>1014802.14915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14953.98909573">
                <text:p>1014953.989095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15107.28666361">
                <text:p>1015107.286663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15262.05574285">
                <text:p>1015262.055742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15418.31035066">
                <text:p>1015418.310350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15576.06463724">
                <text:p>1015576.064637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15735.33288705">
                <text:p>1015735.332887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15896.12952011">
                <text:p>1015896.129520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16058.46909323">
                <text:p>1016058.469093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16222.36630136">
                <text:p>1016222.366301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16387.83597888">
                <text:p>1016387.835978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16554.89310091">
                <text:p>1016554.893100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16723.55278464">
                <text:p>1016723.552784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16893.8302907">
                <text:p>1016893.83029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17065.74102451">
                <text:p>1017065.741024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17239.30053764">
                <text:p>1017239.300537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17414.52452921">
                <text:p>1017414.524529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17591.42884727">
                <text:p>1017591.428847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17770.02949022">
                <text:p>1017770.029490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17950.34260826">
                <text:p>1017950.342608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18132.38450477">
                <text:p>1018132.384504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18316.17163782">
                <text:p>1018316.1716378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18501.7206216">
                <text:p>1018501.72062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18689.04822792">
                <text:p>1018689.048227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18878.17138767">
                <text:p>1018878.171387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19069.10719237">
                <text:p>1019069.107192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19261.87289567">
                <text:p>1019261.872895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19456.48591489">
                <text:p>1019456.485914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19652.96383255">
                <text:p>1019652.963832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19851.32439797">
                <text:p>1019851.324397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20051.58552883">
                <text:p>1020051.585528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20253.76531276">
                <text:p>1020253.765312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20457.88200898">
                <text:p>1020457.882008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20663.95404987">
                <text:p>1020663.954049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20872.00004269">
                <text:p>1020872.000042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21082.03877114">
                <text:p>1021082.038771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21294.08919711">
                <text:p>1021294.089197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21508.17046234">
                <text:p>1021508.170462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21724.30189013">
                <text:p>1021724.301890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21942.50298704">
                <text:p>1021942.502987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22162.79344463">
                <text:p>1022162.793444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22385.19314126">
                <text:p>1022385.193141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22609.72214379">
                <text:p>1022609.722143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22836.4007094">
                <text:p>1022836.40070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23065.24928741">
                <text:p>1023065.249287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23296.28852106">
                <text:p>1023296.288521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23529.53924938">
                <text:p>1023529.539249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23765.02250903">
                <text:p>1023765.022509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24002.75953617">
                <text:p>1024002.759536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24242.77176836">
                <text:p>1024242.771768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24485.08084646">
                <text:p>1024485.080846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24729.70861655">
                <text:p>1024729.708616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24976.6771319">
                <text:p>1024976.67713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25226.0086549">
                <text:p>1025226.00865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25477.72565905">
                <text:p>1025477.725659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25731.85083099">
                <text:p>1025731.850830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25988.40707246">
                <text:p>1025988.407072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26247.4175024">
                <text:p>1026247.41750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26508.90545897">
                <text:p>1026508.9054589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26772.89450164">
                <text:p>1026772.894501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27039.40841325">
                <text:p>1027039.408413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27308.47120221">
                <text:p>1027308.471202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27580.10710455">
                <text:p>1027580.107104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27854.34058611">
                <text:p>1027854.340586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28131.19634474">
                <text:p>1028131.1963447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28410.69931244">
                <text:p>1028410.699312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28692.87465765">
                <text:p>1028692.874657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28977.74778743">
                <text:p>1028977.7477874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29265.34434974">
                <text:p>1029265.3443497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29555.69023575">
                <text:p>1029555.690235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29848.81158208">
                <text:p>1029848.811582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30144.73477319">
                <text:p>1030144.734773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30443.48644369">
                <text:p>1030443.486443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30745.09348074">
                <text:p>1030745.0934807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31049.58302638">
                <text:p>1031049.583026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31356.98248002">
                <text:p>1031356.982480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31667.31950085">
                <text:p>1031667.319500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31980.62201025">
                <text:p>1031980.622010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32296.91819438">
                <text:p>1032296.918194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32616.23650657">
                <text:p>1032616.236506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32938.60566994">
                <text:p>1032938.605669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33264.0546799">
                <text:p>1033264.05467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33592.61280678">
                <text:p>1033592.6128067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33924.30959837">
                <text:p>1033924.309598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34259.1748826">
                <text:p>1034259.17488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34597.23877019">
                <text:p>1034597.238770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34938.53165729">
                <text:p>1034938.531657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35283.08422822">
                <text:p>1035283.084228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35630.92745818">
                <text:p>1035630.927458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35982.09261602">
                <text:p>1035982.0926160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36336.61126702">
                <text:p>1036336.611267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36694.51527567">
                <text:p>1036694.515275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37055.83680855">
                <text:p>1037055.836808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37420.60833714">
                <text:p>1037420.608337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37788.86264076">
                <text:p>1037788.8626407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38160.63280944">
                <text:p>1038160.632809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38535.9522469">
                <text:p>1038535.95224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38914.8546735">
                <text:p>1038914.85467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39297.37412922">
                <text:p>1039297.374129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39683.54497673">
                <text:p>1039683.544976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40073.40190443">
                <text:p>1040073.4019044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40466.97992953">
                <text:p>1040466.979929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40864.31440116">
                <text:p>1040864.314401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41265.4410035">
                <text:p>1041265.441003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41670.39575901">
                <text:p>1041670.395759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42079.21503157">
                <text:p>1042079.2150315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42491.93552975">
                <text:p>1042491.935529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42908.59431005">
                <text:p>1042908.594310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43329.22878024">
                <text:p>1043329.228780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43753.87670263">
                <text:p>1043753.876702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44182.57619746">
                <text:p>1044182.576197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44615.36574628">
                <text:p>1044615.365746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45052.28419539">
                <text:p>1045052.2841953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45493.37075926">
                <text:p>1045493.3707592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45938.66502407">
                <text:p>1045938.665024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46388.20695116">
                <text:p>1046388.206951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46842.03688064">
                <text:p>1046842.0368806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47300.19553496">
                <text:p>1047300.195534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47762.72402253">
                <text:p>1047762.724022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48229.66384136">
                <text:p>1048229.663841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48701.05688277">
                <text:p>1048701.056882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49176.94543513">
                <text:p>1049176.945435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49657.37218757">
                <text:p>1049657.3721875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50142.38023382">
                <text:p>1050142.380233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50632.01307602">
                <text:p>1050632.013076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51126.31462861">
                <text:p>1051126.314628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51625.32922219">
                <text:p>1051625.329222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52129.10160752">
                <text:p>1052129.101607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52637.67695945">
                <text:p>1052637.676959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53151.10088097">
                <text:p>1053151.100880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53669.41940724">
                <text:p>1053669.419407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54192.6790097">
                <text:p>1054192.67900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54720.92660019">
                <text:p>1054720.926600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55254.20953513">
                <text:p>1055254.209535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55792.57561973">
                <text:p>1055792.5756197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56336.07311223">
                <text:p>1056336.073112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56884.75072818">
                <text:p>1056884.750728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57438.65764483">
                <text:p>1057438.657644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57997.84350543">
                <text:p>1057997.843505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58562.35842368">
                <text:p>1058562.358423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59132.25298817">
                <text:p>1059132.252988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59707.5782669">
                <text:p>1059707.578266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60288.3858118">
                <text:p>1060288.38581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60874.72766331">
                <text:p>1060874.727663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61466.65635505">
                <text:p>1061466.656355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62064.2249184">
                <text:p>1062064.224918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62667.48688732">
                <text:p>1062667.486887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63276.49630303">
                <text:p>1063276.496303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63891.30771885">
                <text:p>1063891.307718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64511.97620505">
                <text:p>1064511.976205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65138.55735374">
                <text:p>1065138.557353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65771.10728378">
                <text:p>1065771.1072837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66409.68264584">
                <text:p>1066409.6826458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67054.34062736">
                <text:p>1067054.340627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67705.13895769">
                <text:p>1067705.138957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68362.1359132">
                <text:p>1068362.135913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69025.39032244">
                <text:p>1069025.390322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69694.96157141">
                <text:p>1069694.9615714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70370.90960879">
                <text:p>1070370.9096087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71053.29495134">
                <text:p>1071053.294951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71742.1786892">
                <text:p>1071742.17868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72437.62249137">
                <text:p>1072437.622491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73139.68861117">
                <text:p>1073139.688611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73848.43989179">
                <text:p>1073848.439891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74563.93977186">
                <text:p>1074563.939771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75286.25229111">
                <text:p>1075286.252291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76015.44209602">
                <text:p>1076015.442096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76751.57444562">
                <text:p>1076751.574445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77494.71521726">
                <text:p>1077494.7152172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78244.93091246">
                <text:p>1078244.930912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79002.28866283">
                <text:p>1079002.288662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79766.85623605">
                <text:p>1079766.856236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80538.70204187">
                <text:p>1080538.702041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81317.89513821">
                <text:p>1081317.895138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82104.50523728">
                <text:p>1082104.505237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82898.60271178">
                <text:p>1082898.6027117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83700.25860118">
                <text:p>1083700.258601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84509.544618">
                <text:p>1084509.5446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85326.53315419">
                <text:p>1085326.533154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86151.29728758">
                <text:p>1086151.297287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86983.91078837">
                <text:p>1086983.910788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87824.44812566">
                <text:p>1087824.448125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88672.98447413">
                <text:p>1088672.984474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89529.59572064">
                <text:p>1089529.595720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90394.35847104">
                <text:p>1090394.358471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91267.35005696">
                <text:p>1091267.350056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92148.64854264">
                <text:p>1092148.6485426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93038.33273196">
                <text:p>1093038.332731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93936.48217533">
                <text:p>1093936.482175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94843.17717687">
                <text:p>1094843.177176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95758.49880146">
                <text:p>1095758.4988014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96682.528882">
                <text:p>1096682.52888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97615.35002663">
                <text:p>1097615.350026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98557.04562615">
                <text:p>1098557.045626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99507.69986135">
                <text:p>1099507.6998613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00467.39771052">
                <text:p>1100467.3977105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01436.22495703">
                <text:p>1101436.224957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02414.26819692">
                <text:p>1102414.268196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103401.6148466">
                <text:p>1103401.614846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04398.35315064">
                <text:p>1104398.353150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105404.57218956">
                <text:p>1105404.572189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106420.36188782">
                <text:p>1106420.361887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107445.81302175">
                <text:p>1107445.813021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